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1" style:family="table-row">
      <style:table-row-properties style:row-height="0.529cm" fo:break-before="auto" style:use-optimal-row-height="false"/>
    </style:style>
    <style:style style:name="ro92" style:family="table-row">
      <style:table-row-properties style:row-height="0.552cm" fo:break-before="auto" style:use-optimal-row-height="true"/>
    </style:style>
    <style:style style:name="ro93" style:family="table-row">
      <style:table-row-properties style:row-height="0.436cm" fo:break-before="auto" style:use-optimal-row-height="false"/>
    </style:style>
    <style:style style:name="ro94"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8" style:family="table-row">
      <style:table-row-properties style:row-height="0.947cm" fo:break-before="auto" style:use-optimal-row-height="true"/>
    </style:style>
    <style:style style:name="ro99" style:family="table-row">
      <style:table-row-properties style:row-height="2.605cm" fo:break-before="auto" style:use-optimal-row-height="false"/>
    </style:style>
    <style:style style:name="ro100" style:family="table-row">
      <style:table-row-properties style:row-height="4.001cm" fo:break-before="auto" style:use-optimal-row-height="true"/>
    </style:style>
    <style:style style:name="ro101"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4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5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3" style:family="table-cell" style:parent-style-name="Default">
      <style:table-cell-properties fo:wrap-option="wrap" fo:border="0.06pt solid #000000"/>
      <style:text-properties style:text-underline-style="none" fo:font-weight="normal" style:font-weight-asian="normal" style:font-weight-complex="normal"/>
    </style:style>
    <style:style style:name="ce255" style:family="table-cell" style:parent-style-name="Default">
      <style:table-cell-properties fo:wrap-option="wrap" fo:border="0.06pt solid #000000"/>
    </style:style>
    <style:style style:name="ce256" style:family="table-cell" style:parent-style-name="Default">
      <style:table-cell-properties fo:background-color="transparent" fo:wrap-option="wrap" fo:border="0.06pt solid #000000"/>
    </style:style>
    <style:style style:name="ce257" style:family="table-cell" style:parent-style-name="Default">
      <style:table-cell-properties fo:background-color="#ffffff" fo:wrap-option="wrap" fo:border="0.06pt solid #000000"/>
    </style:style>
    <style:style style:name="ce258" style:family="table-cell" style:parent-style-name="Default">
      <style:table-cell-properties fo:background-color="transparent" fo:border="0.06pt solid #000000"/>
    </style:style>
    <style:style style:name="ce25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60" style:family="table-cell" style:parent-style-name="Default">
      <style:table-cell-properties fo:background-color="#e0efd4" fo:wrap-option="wrap" fo:border="0.06pt solid #000000"/>
    </style:style>
    <style:style style:name="ce26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62" style:family="table-cell" style:parent-style-name="Default">
      <style:table-cell-properties fo:background-color="#c2e0ae" fo:wrap-option="wrap" fo:border="0.06pt solid #000000"/>
    </style:style>
    <style:style style:name="ce265"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66" style:family="table-cell" style:parent-style-name="Default">
      <style:table-cell-properties fo:background-color="#c2e0ae" fo:border="0.06pt solid #000000"/>
    </style:style>
    <style:style style:name="ce267" style:family="table-cell" style:parent-style-name="Default" style:data-style-name="N100">
      <style:table-cell-properties fo:background-color="#ffffff" fo:wrap-option="wrap" fo:border="0.06pt solid #000000"/>
    </style:style>
    <style:style style:name="ce268" style:family="table-cell" style:parent-style-name="Default" style:data-style-name="N100">
      <style:table-cell-properties fo:wrap-option="wrap"/>
    </style:style>
    <style:style style:name="ce27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7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74" style:family="table-cell" style:parent-style-name="Default" style:data-style-name="N100">
      <style:table-cell-properties fo:wrap-option="wrap" fo:border="0.06pt solid #000000"/>
    </style:style>
    <style:style style:name="ce275" style:family="table-cell" style:parent-style-name="Default" style:data-style-name="N100">
      <style:table-cell-properties fo:wrap-option="wrap" fo:border="0.06pt solid #000000"/>
      <style:text-properties fo:color="#000000"/>
    </style:style>
    <style:style style:name="ce27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7" style:family="table-cell" style:parent-style-name="Default" style:data-style-name="N100">
      <style:table-cell-properties fo:background-color="transparent" fo:wrap-option="wrap" fo:border="0.06pt solid #000000"/>
      <style:text-properties fo:color="#000000"/>
    </style:style>
    <style:style style:name="ce278" style:family="table-cell" style:parent-style-name="Default" style:data-style-name="N100">
      <style:table-cell-properties fo:wrap-option="wrap" fo:border="0.06pt solid #000000"/>
      <style:text-properties fo:color="#ce181e"/>
    </style:style>
    <style:style style:name="ce27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8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82" style:family="table-cell" style:parent-style-name="Default" style:data-style-name="N100">
      <style:table-cell-properties fo:background-color="transparent" fo:wrap-option="wrap" fo:border="0.06pt solid #000000"/>
      <style:text-properties fo:color="#ce181e"/>
    </style:style>
    <style:style style:name="ce28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8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86" style:family="table-cell" style:parent-style-name="Default" style:data-style-name="N100">
      <style:table-cell-properties fo:background-color="#ffffff" fo:wrap-option="wrap" fo:border="0.06pt solid #000000"/>
      <style:text-properties fo:color="#ce181e"/>
    </style:style>
    <style:style style:name="ce32"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87" style:family="table-cell" style:parent-style-name="Default" style:data-style-name="N100">
      <style:table-cell-properties fo:background-color="#e0efd4" fo:wrap-option="wrap" fo:border="0.06pt solid #000000"/>
      <style:text-properties fo:color="#ce181e"/>
    </style:style>
    <style:style style:name="ce288"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89" style:family="table-cell" style:parent-style-name="Default" style:data-style-name="N100">
      <style:table-cell-properties fo:background-color="#c2e0ae" fo:wrap-option="wrap" fo:border="0.06pt solid #000000"/>
      <style:text-properties fo:color="#ce181e"/>
    </style:style>
    <style:style style:name="ce29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9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9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97" style:family="table-cell" style:parent-style-name="Default" style:data-style-name="N100">
      <style:table-cell-properties fo:background-color="#c2e0ae" fo:wrap-option="wrap" fo:border="0.06pt solid #000000"/>
    </style:style>
    <style:style style:name="ce300" style:family="table-cell" style:parent-style-name="Default" style:data-style-name="N100">
      <style:table-cell-properties fo:background-color="#c2e0ae" fo:border="0.06pt solid #000000"/>
    </style:style>
    <style:style style:name="ce30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0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0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11"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8"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00" style:family="table-cell" style:parent-style-name="Default">
      <style:table-cell-properties fo:background-color="transparent" fo:wrap-option="wrap" fo:border="0.06pt solid #000000"/>
      <style:text-properties style:text-line-through-style="solid" style:text-line-through-type="single"/>
    </style:style>
    <style:style style:name="ce401" style:family="table-cell" style:parent-style-name="Default">
      <style:table-cell-properties fo:wrap-option="wrap" fo:border="0.06pt solid #000000"/>
      <style:text-properties style:text-line-through-style="solid" style:text-line-through-type="single"/>
    </style:style>
    <style:style style:name="ce40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Default">
      <style:table-cell-properties fo:background-color="transparent" fo:wrap-option="wrap"/>
    </style:style>
    <style:style style:name="ce63" style:family="table-cell" style:parent-style-name="Default">
      <style:table-cell-properties fo:background-color="#fff9ae" fo:wrap-option="wrap" fo:border="0.06pt solid #000000"/>
    </style:style>
    <style:style style:name="ce407" style:family="table-cell" style:parent-style-name="Default">
      <style:table-cell-properties fo:background-color="#c2e0ae" fo:wrap-option="wrap"/>
    </style:style>
    <style:style style:name="ce409" style:family="table-cell" style:parent-style-name="Default">
      <style:table-cell-properties fo:background-color="#c2e0ae"/>
      <style:text-properties style:font-name="Arial" style:font-name-asian="SimSun" style:font-name-complex="Lucida Sans"/>
    </style:style>
    <style:style style:name="ce41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fo:border="0.06pt solid #000000"/>
      <style:text-properties style:font-name="Arial" style:font-name-asian="SimSun" style:font-name-complex="Lucida Sans"/>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data-style-name="N100">
      <style:table-cell-properties fo:background-color="transparent" fo:wrap-option="wrap" fo:border="0.06pt solid #000000"/>
    </style:style>
    <style:style style:name="ce41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style>
    <style:style style:name="ce419"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3" style:family="table-cell" style:parent-style-name="Default">
      <style:table-cell-properties fo:background-color="transparent" fo:border="0.06pt solid #000000"/>
      <style:text-properties style:font-name="Arial" style:font-name-asian="SimSun" style:font-name-complex="Lucida Sans"/>
    </style:style>
    <style:style style:name="ce424" style:family="table-cell" style:parent-style-name="Default">
      <style:table-cell-properties fo:background-color="#c2e0ae" fo:border="0.06pt solid #000000"/>
      <style:text-properties style:font-name="Arial" style:font-name-asian="SimSun" style:font-name-complex="Lucida Sans"/>
    </style:style>
    <style:style style:name="ce426" style:family="table-cell" style:parent-style-name="Default">
      <style:table-cell-properties fo:background-color="transparent"/>
    </style:style>
    <style:style style:name="ce42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28"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2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3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wrap-option="wrap"/>
      <style:text-properties style:text-underline-style="none" fo:font-weight="normal" style:font-weight-asian="normal" style:font-weight-complex="normal"/>
    </style:style>
    <style:style style:name="ce443" style:family="table-cell" style:parent-style-name="Default">
      <style:table-cell-properties fo:background-color="#ffffff" fo:wrap-option="wrap"/>
    </style:style>
    <style:style style:name="ce446"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fff9ae" fo:wrap-option="wrap"/>
      <style:text-properties style:text-underline-style="none" fo:font-weight="normal" style:font-weight-asian="normal" style:font-weight-complex="normal"/>
    </style:style>
    <style:style style:name="ce449" style:family="table-cell" style:parent-style-name="Default">
      <style:table-cell-properties fo:background-color="#e0efd4" fo:wrap-option="wrap"/>
    </style:style>
    <style:style style:name="ce450"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1"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c2e0ae" fo:wrap-option="wrap"/>
      <style:text-properties style:text-underline-style="none" fo:font-weight="normal" style:font-weight-asian="normal" style:font-weight-complex="normal"/>
    </style:style>
    <style:style style:name="ce453"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54" style:family="table-cell" style:parent-style-name="Default" style:data-style-name="N37">
      <style:table-cell-properties fo:background-color="#c2e0ae" fo:border="0.06pt solid #000000"/>
    </style:style>
    <style:style style:name="ce45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56"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5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6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style:text-line-through-style="none" style:text-line-through-type="none"/>
    </style:style>
    <style:style style:name="ce46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69"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75" style:family="table-cell" style:parent-style-name="Default" style:data-style-name="N100">
      <style:table-cell-properties fo:background-color="#c2e0ae" fo:wrap-option="wrap"/>
    </style:style>
    <style:style style:name="ce476" style:family="table-cell" style:parent-style-name="Default">
      <style:table-cell-properties fo:border="0.06pt solid #000000"/>
    </style:style>
    <style:style style:name="ce477" style:family="table-cell" style:parent-style-name="Default" style:data-style-name="N37">
      <style:table-cell-properties fo:background-color="#c2e0ae" fo:wrap-option="wrap" fo:border="0.06pt solid #000000"/>
    </style:style>
    <style:style style:name="ce47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79" style:family="table-cell" style:parent-style-name="Default" style:data-style-name="N100"/>
    <style:style style:name="ce48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2" style:family="table-cell" style:parent-style-name="Default" style:data-style-name="N100">
      <style:table-cell-properties fo:border="0.06pt solid #000000"/>
    </style:style>
    <style:style style:name="ce483" style:family="table-cell" style:parent-style-name="Default" style:data-style-name="N100">
      <style:table-cell-properties fo:background-color="#bce4e5" fo:border="0.06pt solid #000000"/>
    </style:style>
    <style:style style:name="ce484" style:family="table-cell" style:parent-style-name="Default" style:data-style-name="N100">
      <style:table-cell-properties fo:background-color="#cccccc" fo:border="0.06pt solid #000000"/>
    </style:style>
    <style:style style:name="ce485" style:family="table-cell" style:parent-style-name="Default" style:data-style-name="N100">
      <style:table-cell-properties fo:border="0.06pt solid #000000"/>
      <style:text-properties style:text-line-through-style="solid" style:text-line-through-type="single"/>
    </style:style>
    <style:style style:name="ce486" style:family="table-cell" style:parent-style-name="Default" style:data-style-name="N100">
      <style:table-cell-properties fo:background-color="#cccccc" fo:border="0.06pt solid #000000"/>
      <style:text-properties style:text-line-through-style="solid" style:text-line-through-type="single"/>
    </style:style>
    <style:style style:name="ce487" style:family="table-cell" style:parent-style-name="Default" style:data-style-name="N100">
      <style:table-cell-properties fo:background-color="#bce4e5"/>
    </style:style>
    <style:style style:name="ce488" style:family="table-cell" style:parent-style-name="Default" style:data-style-name="N100">
      <style:table-cell-properties fo:background-color="#cccccc"/>
    </style:style>
    <style:style style:name="ce489" style:family="table-cell" style:parent-style-name="Default" style:data-style-name="N100">
      <style:table-cell-properties fo:background-color="#c2e0ae"/>
    </style:style>
    <style:style style:name="ce490" style:family="table-cell" style:parent-style-name="Default">
      <style:text-properties style:text-underline-style="solid" style:text-underline-width="auto" style:text-underline-color="font-color" fo:font-weight="bold" style:font-weight-asian="bold" style:font-weight-complex="bold"/>
    </style:style>
    <style:style style:name="ce491" style:family="table-cell" style:parent-style-name="Default" style:data-style-name="N37"/>
    <style:style style:name="ce492" style:family="table-cell" style:parent-style-name="Default" style:data-style-name="N37">
      <style:table-cell-properties fo:border="0.06pt solid #000000"/>
    </style:style>
    <style:style style:name="ce49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6"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fo:border="0.06pt solid #000000"/>
      <style:paragraph-properties fo:text-align="center"/>
    </style:style>
    <style:style style:name="ce507" style:family="table-cell" style:parent-style-name="Default">
      <style:table-cell-properties fo:background-color="#cccccc" style:text-align-source="fix" style:repeat-content="false" fo:border="0.06pt solid #000000"/>
      <style:paragraph-properties fo:text-align="center"/>
    </style:style>
    <style:style style:name="ce557" style:family="table-cell" style:parent-style-name="Default">
      <style:table-cell-properties fo:background-color="#f68e76" style:text-align-source="fix" style:repeat-content="false" fo:border="0.06pt solid #000000"/>
      <style:paragraph-properties fo:text-align="center"/>
    </style:style>
    <style:style style:name="ce56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49"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3"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5" style:family="table-cell" style:parent-style-name="Default">
      <style:table-cell-properties fo:background-color="#f68e76" style:text-align-source="fix" style:repeat-content="false" fo:wrap-option="wrap" fo:border="0.06pt solid #000000"/>
      <style:paragraph-properties fo:text-align="center"/>
    </style:style>
    <style:style style:name="ce596" style:family="table-cell" style:parent-style-name="Default">
      <style:table-cell-properties fo:background-color="#ffffff" style:text-align-source="fix" style:repeat-content="false" fo:wrap-option="wrap"/>
      <style:paragraph-properties fo:text-align="center"/>
    </style:style>
    <style:style style:name="ce598"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3" style:family="table-cell" style:parent-style-name="Default">
      <style:table-cell-properties style:text-align-source="fix" style:repeat-content="false"/>
      <style:paragraph-properties fo:text-align="center"/>
    </style:style>
    <style:style style:name="ce60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18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paragraph-properties fo:text-align="center"/>
    </style:style>
    <style:style style:name="ce612" style:family="table-cell" style:parent-style-name="Default">
      <style:table-cell-properties fo:background-color="#cccccc" style:text-align-source="fix" style:repeat-content="false"/>
      <style:paragraph-properties fo:text-align="center"/>
    </style:style>
    <style:style style:name="ce613" style:family="table-cell" style:parent-style-name="Default">
      <style:table-cell-properties fo:background-color="#f68e76" style:text-align-source="fix" style:repeat-content="false"/>
      <style:paragraph-properties fo:text-align="center"/>
    </style:style>
    <style:style style:name="ce614" style:family="table-cell" style:parent-style-name="Default">
      <style:text-properties fo:font-weight="bold" style:font-weight-asian="bold" style:font-weight-complex="bold"/>
    </style:style>
    <style:style style:name="ce615" style:family="table-cell" style:parent-style-name="Default">
      <style:text-properties fo:color="#ce181e"/>
    </style:style>
    <style:style style:name="ce624" style:family="table-cell" style:parent-style-name="Default">
      <style:table-cell-properties fo:background-color="#dddddd"/>
    </style:style>
    <style:style style:name="ce196" style:family="table-cell" style:parent-style-name="Default">
      <style:table-cell-properties style:text-align-source="fix" style:repeat-content="false" style:vertical-align="middle"/>
      <style:paragraph-properties fo:text-align="center"/>
    </style:style>
    <style:style style:name="ce626" style:family="table-cell" style:parent-style-name="Default">
      <style:table-cell-properties fo:background-color="#cccccc"/>
    </style:style>
    <style:style style:name="ce198" style:family="table-cell" style:parent-style-name="Default">
      <style:table-cell-properties style:text-align-source="fix" style:repeat-content="false"/>
      <style:paragraph-properties fo:text-align="center" fo:margin-left="0cm"/>
    </style:style>
    <style:style style:name="ce628" style:family="table-cell" style:parent-style-name="Default">
      <style:table-cell-properties fo:background-color="#dddddd" style:text-align-source="fix" style:repeat-content="false"/>
      <style:paragraph-properties fo:text-align="center" fo:margin-left="0cm"/>
    </style:style>
    <style:style style:name="ce629" style:family="table-cell" style:parent-style-name="Default">
      <style:table-cell-properties style:text-align-source="fix" style:repeat-content="false" fo:background-color="transparent"/>
      <style:paragraph-properties fo:text-align="center" fo:margin-left="0cm"/>
    </style:style>
    <style:style style:name="ce201" style:family="table-cell" style:parent-style-name="Default">
      <style:table-cell-properties style:text-align-source="fix" style:repeat-content="false" style:vertical-align="middle"/>
      <style:paragraph-properties fo:text-align="center" fo:margin-left="0cm"/>
    </style:style>
    <style:style style:name="ce631" style:family="table-cell" style:parent-style-name="Default">
      <style:table-cell-properties fo:background-color="#ffffff" style:text-align-source="fix" style:repeat-content="false"/>
      <style:paragraph-properties fo:text-align="center" fo:margin-left="0cm"/>
    </style:style>
    <style:style style:name="ce632" style:family="table-cell" style:parent-style-name="Default">
      <style:table-cell-properties fo:background-color="#cccccc" fo:wrap-option="wrap"/>
    </style:style>
    <style:style style:name="ce633" style:family="table-cell" style:parent-style-name="Default">
      <style:table-cell-properties style:text-align-source="fix" style:repeat-content="false" style:vertical-align="middle"/>
      <style:paragraph-properties fo:text-align="start" fo:margin-left="0cm"/>
    </style:style>
    <style:style style:name="ce634" style:family="table-cell" style:parent-style-name="Default">
      <style:table-cell-properties style:text-align-source="fix" style:repeat-content="false"/>
      <style:paragraph-properties fo:text-align="start" fo:margin-left="0cm"/>
    </style:style>
    <style:style style:name="ce635" style:family="table-cell" style:parent-style-name="Default">
      <style:table-cell-properties style:text-align-source="fix" style:repeat-content="false" fo:background-color="transparent" style:vertical-align="middle"/>
      <style:paragraph-properties fo:text-align="center"/>
    </style:style>
    <style:style style:name="ce636" style:family="table-cell" style:parent-style-name="Default">
      <style:table-cell-properties fo:background-color="#c2e0ae" style:text-align-source="fix" style:repeat-content="false"/>
      <style:paragraph-properties fo:text-align="center" fo:margin-left="0cm"/>
    </style:style>
    <style:style style:name="ce637" style:family="table-cell" style:parent-style-name="Default">
      <style:table-cell-properties fo:background-color="#ffffff"/>
    </style:style>
    <style:style style:name="ce209" style:family="table-cell" style:parent-style-name="Default">
      <style:table-cell-properties fo:background-color="#c2e0ae" style:text-align-source="fix" style:repeat-content="false" style:vertical-align="middle"/>
      <style:paragraph-properties fo:text-align="center"/>
    </style:style>
    <style:style style:name="ce639" style:family="table-cell" style:parent-style-name="Default" style:data-style-name="N113"/>
    <style:style style:name="ce640" style:family="table-cell" style:parent-style-name="Default" style:data-style-name="N113">
      <style:text-properties fo:font-weight="bold" style:font-weight-asian="bold" style:font-weight-complex="bold"/>
    </style:style>
    <style:style style:name="ce641" style:family="table-cell" style:parent-style-name="Default" style:data-style-name="N113">
      <style:table-cell-properties fo:background-color="#cccccc"/>
    </style:style>
    <style:style style:name="ce213" style:family="table-cell" style:parent-style-name="Default" style:data-style-name="N113">
      <style:table-cell-properties style:text-align-source="fix" style:repeat-content="false" style:vertical-align="middle"/>
      <style:paragraph-properties fo:text-align="center"/>
    </style:style>
    <style:style style:name="ce643" style:family="table-cell" style:parent-style-name="Default" style:data-style-name="N113">
      <style:table-cell-properties fo:background-color="#dddddd"/>
    </style:style>
    <style:style style:name="ce644" style:family="table-cell" style:parent-style-name="Default" style:data-style-name="N113">
      <style:table-cell-properties fo:background-color="transparent"/>
    </style:style>
    <style:style style:name="ce645" style:family="table-cell" style:parent-style-name="Default" style:data-style-name="N113">
      <style:table-cell-properties fo:background-color="#ffffff"/>
    </style:style>
    <style:style style:name="ce646" style:family="table-cell" style:parent-style-name="Default" style:data-style-name="N100">
      <style:text-properties fo:font-weight="bold" style:font-weight-asian="bold" style:font-weight-complex="bold"/>
    </style:style>
    <style:style style:name="ce647" style:family="table-cell" style:parent-style-name="Default" style:data-style-name="N0"/>
    <style:style style:name="ce648" style:family="table-cell" style:parent-style-name="Default" style:data-style-name="N100">
      <style:table-cell-properties fo:background-color="#dddddd"/>
    </style:style>
    <style:style style:name="ce649" style:family="table-cell" style:parent-style-name="Default" style:data-style-name="N4"/>
    <style:style style:name="ce221" style:family="table-cell" style:parent-style-name="Default" style:data-style-name="N100">
      <style:table-cell-properties style:text-align-source="fix" style:repeat-content="false" style:vertical-align="middle"/>
      <style:paragraph-properties fo:text-align="center"/>
    </style:style>
    <style:style style:name="ce651" style:family="table-cell" style:parent-style-name="Default" style:data-style-name="N100">
      <style:table-cell-properties fo:background-color="transparent"/>
    </style:style>
    <style:style style:name="ce652" style:family="table-cell" style:parent-style-name="Default" style:data-style-name="N100">
      <style:table-cell-properties style:text-align-source="fix" style:repeat-content="false"/>
      <style:paragraph-properties fo:text-align="center" fo:margin-left="0cm"/>
    </style:style>
    <style:style style:name="ce653" style:family="table-cell" style:parent-style-name="Default" style:data-style-name="N100">
      <style:table-cell-properties fo:background-color="#dddddd" style:text-align-source="fix" style:repeat-content="false"/>
      <style:paragraph-properties fo:text-align="center" fo:margin-left="0cm"/>
    </style:style>
    <style:style style:name="ce654" style:family="table-cell" style:parent-style-name="Default" style:data-style-name="N100">
      <style:table-cell-properties fo:background-color="#ffffff"/>
    </style:style>
    <style:style style:name="ce65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6" style:family="table-cell" style:parent-style-name="Default">
      <style:table-cell-properties fo:background-color="#f37b70"/>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6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268"/>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268"/>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Submission</text:p>
          </table:table-cell>
          <table:table-cell table:style-name="ce271" office:value-type="string" calcext:value-type="string">
            <text:p>Horizon</text:p>
          </table:table-cell>
          <table:table-cell table:style-name="ce252" office:value-type="string" calcext:value-type="string">
            <text:p>Title</text:p>
          </table:table-cell>
          <table:table-cell table:style-name="ce252" office:value-type="string" calcext:value-type="string">
            <text:p>Authors</text:p>
          </table:table-cell>
          <table:table-cell table:style-name="ce252" office:value-type="string" calcext:value-type="string">
            <text:p>Target</text:p>
          </table:table-cell>
          <table:table-cell table:style-name="ce252" office:value-type="string" calcext:value-type="string">
            <text:p>Arxiv</text:p>
          </table:table-cell>
          <table:table-cell table:style-name="ce252" office:value-type="string" calcext:value-type="string">
            <text:p>HAL</text:p>
          </table:table-cell>
          <table:table-cell table:style-name="ce252" office:value-type="string" calcext:value-type="string">
            <text:p>Editor</text:p>
          </table:table-cell>
          <table:table-cell table:style-name="ce252" office:value-type="string" calcext:value-type="string">
            <text:p>DOI</text:p>
          </table:table-cell>
          <table:table-cell table:style-name="ce252" office:value-type="string" calcext:value-type="string">
            <text:p>Type</text:p>
          </table:table-cell>
          <table:table-cell table:style-name="ce271" office:value-type="string" calcext:value-type="string">
            <text:p>Scholar</text:p>
          </table:table-cell>
          <table:table-cell table:style-name="ce252" office:value-type="string" calcext:value-type="string">
            <text:p>Observations</text:p>
          </table:table-cell>
          <table:table-cell table:style-name="ce252" office:value-type="string" calcext:value-type="string">
            <text:p>Reviews</text:p>
          </table:table-cell>
          <table:table-cell table:style-name="ce252" office:value-type="string" calcext:value-type="string">
            <text:p>Latex</text:p>
          </table:table-cell>
          <table:table-cell table:style-name="ce252" office:value-type="string" calcext:value-type="string">
            <text:p>Bibtex record</text:p>
          </table:table-cell>
          <table:table-cell table:style-name="ce431" table:number-columns-repeated="1008"/>
        </table:table-row>
        <table:table-row table:style-name="ro2" table:number-rows-repeated="2">
          <table:table-cell table:style-name="ce253" table:number-columns-repeated="2"/>
          <table:table-cell table:style-name="ce272"/>
          <table:table-cell table:style-name="ce253" table:number-columns-repeated="8"/>
          <table:table-cell table:style-name="ce272"/>
          <table:table-cell table:style-name="ce253" table:number-columns-repeated="2"/>
          <table:table-cell table:style-name="ce252" table:number-columns-repeated="2"/>
          <table:table-cell table:style-name="ce431" table:number-columns-repeated="1008"/>
        </table:table-row>
        <table:table-row table:style-name="ro3">
          <table:table-cell table:style-name="ce253"/>
          <table:table-cell table:style-name="ce253" office:value-type="string" calcext:value-type="string">
            <text:p>Defended 11/06/2018 ; Final version (French) 12/07/2018</text:p>
          </table:table-cell>
          <table:table-cell table:style-name="ce272" office:value-type="string" calcext:value-type="string">
            <text:p>May 2025</text:p>
          </table:table-cell>
          <table:table-cell table:style-name="ce301" office:value-type="string" calcext:value-type="string">
            <text:p>Characterising and modeling the co-evolution of transportation networks and territories</text:p>
          </table:table-cell>
          <table:table-cell table:style-name="ce253" office:value-type="string" calcext:value-type="string">
            <text:p>Raimbault J.</text:p>
          </table:table-cell>
          <table:table-cell table:style-name="ce253" office:value-type="string" calcext:value-type="string">
            <text:p>Sage Open Long Form</text:p>
          </table:table-cell>
          <table:table-cell table:style-name="ce253" office:value-type="string" calcext:value-type="string">
            <text:p>2110.1595</text:p>
          </table:table-cell>
          <table:table-cell table:style-name="ce253" office:value-type="string" calcext:value-type="string">
            <text:p>tel-01857741</text:p>
          </table:table-cell>
          <table:table-cell table:style-name="ce253" table:number-columns-repeated="2"/>
          <table:table-cell table:style-name="ce253" office:value-type="string" calcext:value-type="string">
            <text:p>PhD Thesis</text:p>
          </table:table-cell>
          <table:table-cell table:style-name="ce272" office:value-type="string" calcext:value-type="string">
            <text:p>9118996451297751276</text:p>
          </table:table-cell>
          <table:table-cell table:style-name="ce25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53" table:number-columns-repeated="3"/>
          <table:table-cell table:style-name="ce436" table:number-columns-repeated="1008"/>
        </table:table-row>
        <table:table-row table:style-name="ro4">
          <table:table-cell table:style-name="ce253" table:number-columns-repeated="2"/>
          <table:table-cell table:style-name="ce272" office:value-type="string" calcext:value-type="string">
            <text:p>April 2025</text:p>
          </table:table-cell>
          <table:table-cell table:style-name="ce301" office:value-type="string" calcext:value-type="string">
            <text:p>Hidden Signals of Hollywood: Analyzing Character Interaction Patterns Across 50 Years of Film</text:p>
          </table:table-cell>
          <table:table-cell table:style-name="ce253" office:value-type="string" calcext:value-type="string">
            <text:p>Hamilton W., Jing Y.,, Liu L., Mellor A., Echlin M., Raimbault J., Biro D., Schaub M.T., Sissons C., Smith H.B., Zhang X.</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1">
          <table:table-cell table:style-name="ce253" table:number-columns-repeated="2"/>
          <table:table-cell table:style-name="ce273" office:value-type="string" calcext:value-type="string">
            <text:p>April 2025</text:p>
          </table:table-cell>
          <table:table-cell table:style-name="ce253" office:value-type="string" calcext:value-type="string">
            <text:p>Quantifying socio-spatial patterns of real estate markets in a metropolitan area through inverse data reconstruction</text:p>
          </table:table-cell>
          <table:table-cell table:style-name="ce253" office:value-type="string" calcext:value-type="string">
            <text:p>Le Corre T., Raimbault J.</text:p>
          </table:table-cell>
          <table:table-cell table:style-name="ce253" office:value-type="string" calcext:value-type="string">
            <text:p><text:span text:style-name="T4">Urban Studies</text:span> ; Cybergeo</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
          <table:table-cell table:style-name="ce253" table:number-columns-repeated="2"/>
          <table:table-cell table:style-name="ce272" office:value-type="string" calcext:value-type="string">
            <text:p>March 2025</text:p>
          </table:table-cell>
          <table:table-cell table:style-name="ce253" office:value-type="string" calcext:value-type="string">
            <text:p>Book Review : The New Science of Cities</text:p>
          </table:table-cell>
          <table:table-cell table:style-name="ce253" office:value-type="string" calcext:value-type="string">
            <text:p>Raimbault J.</text:p>
          </table:table-cell>
          <table:table-cell table:style-name="ce253" office:value-type="string" calcext:value-type="string">
            <text:p>Cybergeo</text:p>
          </table:table-cell>
          <table:table-cell table:style-name="ce253" table:number-columns-repeated="4"/>
          <table:table-cell table:style-name="ce253" office:value-type="string" calcext:value-type="string">
            <text:p>Book review</text:p>
          </table:table-cell>
          <table:table-cell table:style-name="ce272"/>
          <table:table-cell table:style-name="ce253" office:value-type="string" calcext:value-type="string">
            <text:p>Idea : coupled review 3 books ?</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March 2025</text:p>
          </table:table-cell>
          <table:table-cell table:style-name="ce255" office:value-type="string" calcext:value-type="string">
            <text:p>An agent-based approach of regional migration dynamics in Pearl River Delta</text:p>
          </table:table-cell>
          <table:table-cell table:style-name="ce255" office:value-type="string" calcext:value-type="string">
            <text:p>Losavio C., Raimbault J.</text:p>
          </table:table-cell>
          <table:table-cell table:style-name="ce255" office:value-type="string" calcext:value-type="string">
            <text:p>EPA</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6">
          <table:table-cell table:style-name="ce255" table:number-columns-repeated="2"/>
          <table:table-cell table:style-name="ce272" office:value-type="string" calcext:value-type="string">
            <text:p>February 2025</text:p>
          </table:table-cell>
          <table:table-cell table:style-name="ce302" office:value-type="string" calcext:value-type="string">
            <text:p>An empirical study of the diffusion of innovation within systems of cities through the lens of patent data</text:p>
          </table:table-cell>
          <table:table-cell table:style-name="ce255" office:value-type="string" calcext:value-type="string">
            <text:p>Raimbault J., Bergeaud A., Pumain D.</text:p>
          </table:table-cell>
          <table:table-cell table:style-name="ce255" office:value-type="string" calcext:value-type="string">
            <text:p>Urban Studie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7">
          <table:table-cell table:style-name="ce253" table:number-columns-repeated="2"/>
          <table:table-cell table:style-name="ce272" office:value-type="string" calcext:value-type="string">
            <text:p>February 2025</text:p>
          </table:table-cell>
          <table:table-cell table:style-name="ce253" office:value-type="string" calcext:value-type="string">
            <text:p>Quantifying the impact of segregative policies on dynamics of territories and networks</text:p>
          </table:table-cell>
          <table:table-cell table:style-name="ce253" office:value-type="string" calcext:value-type="string">
            <text:p>Raimbault J., Baffi S.</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5" table:number-columns-repeated="2"/>
          <table:table-cell table:style-name="ce274" office:value-type="string" calcext:value-type="string">
            <text:p>January 2025</text:p>
          </table:table-cell>
          <table:table-cell table:style-name="ce255" office:value-type="string" calcext:value-type="string">
            <text:p>A Parsimonious Agent-Based Spatial Reconstruction of Variations in Language Usage</text:p>
          </table:table-cell>
          <table:table-cell table:style-name="ce255" office:value-type="string" calcext:value-type="string">
            <text:p>Raimbault J., Morini M., Tafazoli S., Giaffar H., Liuzzi D., Grujic J.</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January 2025</text:p>
          </table:table-cell>
          <table:table-cell table:style-name="ce253" office:value-type="string" calcext:value-type="string">
            <text:p>Benchmarking interaction models of Urban Growth</text:p>
          </table:table-cell>
          <table:table-cell table:style-name="ce253" office:value-type="string" calcext:value-type="string">
            <text:p>Raimbault J., Pumain D.</text:p>
          </table:table-cell>
          <table:table-cell table:style-name="ce255" office:value-type="string" calcext:value-type="string">
            <text:p>Geographical Analysis</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Finish after feedback CCS ; calibrate on shape of correlation curves ; methodological aspects – test niched nsga2 ? (req modified Marius?)</text:p>
          </table:table-cell>
          <table:table-cell table:style-name="ce253" table:number-columns-repeated="3"/>
          <table:table-cell table:style-name="ce436" table:number-columns-repeated="1008"/>
        </table:table-row>
        <table:table-row table:style-name="ro2">
          <table:table-cell table:style-name="ce255" table:number-columns-repeated="2"/>
          <table:table-cell table:style-name="ce275" office:value-type="string" calcext:value-type="string">
            <text:p>December 2024</text:p>
          </table:table-cell>
          <table:table-cell table:style-name="ce255" office:value-type="string" calcext:value-type="string">
            <text:p>Book Review : Peupler la terre</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Book review</text:p>
          </table:table-cell>
          <table:table-cell table:style-name="ce274"/>
          <table:table-cell table:style-name="ce255" table:number-columns-repeated="4"/>
          <table:table-cell table:number-columns-repeated="1008"/>
        </table:table-row>
        <table:table-row table:style-name="ro8">
          <table:table-cell table:style-name="ce253" table:number-columns-repeated="2"/>
          <table:table-cell table:style-name="ce276" office:value-type="string" calcext:value-type="string">
            <text:p>December 2024</text:p>
          </table:table-cell>
          <table:table-cell table:style-name="ce253" office:value-type="string" calcext:value-type="string">
            <text:p>Models of Urban Sprawl calibrated on functional urban areas worldwide</text:p>
          </table:table-cell>
          <table:table-cell table:style-name="ce253" office:value-type="string" calcext:value-type="string">
            <text:p>Raimbault J.</text:p>
          </table:table-cell>
          <table:table-cell table:style-name="ce253" office:value-type="string" calcext:value-type="string">
            <text:p>IJGI</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53"/>
          <table:table-cell table:style-name="ce252" table:number-columns-repeated="2"/>
          <table:table-cell table:style-name="ce431" table:number-columns-repeated="1008"/>
        </table:table-row>
        <table:table-row table:style-name="ro9">
          <table:table-cell table:style-name="ce253" table:number-columns-repeated="2"/>
          <table:table-cell table:style-name="ce272" office:value-type="string" calcext:value-type="string">
            <text:p>November 2024</text:p>
          </table:table-cell>
          <table:table-cell table:style-name="ce253" office:value-type="string" calcext:value-type="string">
            <text:p>A topological database of world road networks</text:p>
          </table:table-cell>
          <table:table-cell table:style-name="ce253" office:value-type="string" calcext:value-type="string">
            <text:p>Raimbault J.</text:p>
          </table:table-cell>
          <table:table-cell table:style-name="ce253" office:value-type="string" calcext:value-type="string">
            <text:p>Scientific Data</text:p>
          </table:table-cell>
          <table:table-cell table:style-name="ce253" table:number-columns-repeated="4"/>
          <table:table-cell table:style-name="ce253" office:value-type="string" calcext:value-type="string">
            <text:p>Data paper</text:p>
          </table:table-cell>
          <table:table-cell table:style-name="ce272"/>
          <table:table-cell table:style-name="ce253" table:number-columns-repeated="4"/>
          <table:table-cell table:style-name="ce436" table:number-columns-repeated="1008"/>
        </table:table-row>
        <table:table-row table:style-name="ro9">
          <table:table-cell table:style-name="ce255" table:number-columns-repeated="2"/>
          <table:table-cell table:style-name="ce274" office:value-type="string" calcext:value-type="string">
            <text:p>November 2024</text:p>
          </table:table-cell>
          <table:table-cell table:style-name="ce255" office:value-type="string" calcext:value-type="string">
            <text:p>Optimizing the Extraction of Information from a Complex System</text:p>
          </table:table-cell>
          <table:table-cell table:style-name="ce255" office:value-type="string" calcext:value-type="string">
            <text:p>Raimbault J., Marandon E.</text:p>
          </table:table-cell>
          <table:table-cell table:style-name="ce255" office:value-type="string" calcext:value-type="string">
            <text:p>EPJ Data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f bib 12/01/2021 : // data-driven wavelets</text:p>
          </table:table-cell>
          <table:table-cell table:style-name="ce255" table:number-columns-repeated="3"/>
          <table:table-cell table:number-columns-repeated="1008"/>
        </table:table-row>
        <table:table-row table:style-name="ro2">
          <table:table-cell table:style-name="ce255" table:number-columns-repeated="2"/>
          <table:table-cell table:style-name="ce272" office:value-type="string" calcext:value-type="string">
            <text:p>October 2024</text:p>
          </table:table-cell>
          <table:table-cell table:style-name="ce302" office:value-type="string" calcext:value-type="string">
            <text:p>A dynamic database of French Highways</text:p>
          </table:table-cell>
          <table:table-cell table:style-name="ce255" office:value-type="string" calcext:value-type="string">
            <text:p>Le Nechet F., Raimbault J.</text:p>
          </table:table-cell>
          <table:table-cell table:style-name="ce255" office:value-type="string" calcext:value-type="string">
            <text:p>Cybergeo Data Papers</text:p>
          </table:table-cell>
          <table:table-cell table:style-name="ce255" table:number-columns-repeated="4"/>
          <table:table-cell table:style-name="ce255" office:value-type="string" calcext:value-type="string">
            <text:p>Data paper</text:p>
          </table:table-cell>
          <table:table-cell table:style-name="ce274"/>
          <table:table-cell table:style-name="ce255" office:value-type="string" calcext:value-type="string">
            <text:p>Application : territorial equity</text:p>
          </table:table-cell>
          <table:table-cell table:style-name="ce255" table:number-columns-repeated="3"/>
          <table:table-cell table:number-columns-repeated="1008"/>
        </table:table-row>
        <table:table-row table:style-name="ro5">
          <table:table-cell table:style-name="ce253" table:number-columns-repeated="2"/>
          <table:table-cell table:style-name="ce272" office:value-type="string" calcext:value-type="string">
            <text:p>October 2024</text:p>
          </table:table-cell>
          <table:table-cell table:style-name="ce253" office:value-type="string" calcext:value-type="string">
            <text:p>A framework for urban morphogenesis models</text:p>
          </table:table-cell>
          <table:table-cell table:style-name="ce253" office:value-type="string" calcext:value-type="string">
            <text:p>Raimbault J.</text:p>
          </table:table-cell>
          <table:table-cell table:style-name="ce253" office:value-type="string" calcext:value-type="string">
            <text:p>Cybergeo Model Papers</text:p>
          </table:table-cell>
          <table:table-cell table:style-name="ce253" table:number-columns-repeated="4"/>
          <table:table-cell table:style-name="ce253" office:value-type="string" calcext:value-type="string">
            <text:p>Model paper</text:p>
          </table:table-cell>
          <table:table-cell table:style-name="ce272"/>
          <table:table-cell table:style-name="ce253" office:value-type="string" calcext:value-type="string">
            <text:p>GeoOpenMod RDB : Papier synthese modeles morphogenese : formulation generique ? (ouvrir debat sur processus et form urbaine)</text:p>
          </table:table-cell>
          <table:table-cell table:style-name="ce253" table:number-columns-repeated="3"/>
          <table:table-cell table:style-name="ce436" table:number-columns-repeated="1008"/>
        </table:table-row>
        <table:table-row table:style-name="ro6">
          <table:table-cell table:style-name="ce255" table:number-columns-repeated="2"/>
          <table:table-cell table:style-name="ce274" office:value-type="string" calcext:value-type="string">
            <text:p>September 2024</text:p>
          </table:table-cell>
          <table:table-cell table:style-name="ce255" office:value-type="string" calcext:value-type="string">
            <text:p>A generative urban network model to forecast urban system trajectories</text:p>
          </table:table-cell>
          <table:table-cell table:style-name="ce255" office:value-type="string" calcext:value-type="string">
            <text:p>Raimbault J., Zdanowska N., Arcaute E.</text:p>
          </table:table-cell>
          <table:table-cell table:style-name="ce255" office:value-type="string" calcext:value-type="string">
            <text:p>Journal of Economic Geograph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September 2024</text:p>
          </table:table-cell>
          <table:table-cell table:style-name="ce253" office:value-type="string" calcext:value-type="string">
            <text:p>Urban scaling and dynamic models</text:p>
          </table:table-cell>
          <table:table-cell table:style-name="ce253" office:value-type="string" calcext:value-type="string">
            <text:p>Raimbault J., Gang X., Arcaute E., Pumain D.</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2">
          <table:table-cell table:style-name="ce253" table:number-columns-repeated="2"/>
          <table:table-cell table:style-name="ce272" office:value-type="string" calcext:value-type="string">
            <text:p>August 2024</text:p>
          </table:table-cell>
          <table:table-cell table:style-name="ce253" office:value-type="string" calcext:value-type="string">
            <text:p>A survey of scientific workflow systems</text:p>
          </table:table-cell>
          <table:table-cell table:style-name="ce253" office:value-type="string" calcext:value-type="string">
            <text:p>Raimbault J., Reuillon R.</text:p>
          </table:table-cell>
          <table:table-cell table:style-name="ce255"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coding camp</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August 2024</text:p>
          </table:table-cell>
          <table:table-cell table:style-name="ce255" office:value-type="string" calcext:value-type="string">
            <text:p>A new method for inverse problems in simulation models</text:p>
          </table:table-cell>
          <table:table-cell table:style-name="ce255" office:value-type="string" calcext:value-type="string">
            <text:p><text:span text:style-name="T3">Cherel G., Lavallee F., Raimbault J., </text:span>Reuillon R.</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text:p>
          </table:table-cell>
          <table:table-cell table:style-name="ce255" table:number-columns-repeated="3"/>
          <table:table-cell table:number-columns-repeated="1008"/>
        </table:table-row>
        <table:table-row table:style-name="ro10">
          <table:table-cell table:style-name="ce255" table:number-columns-repeated="2"/>
          <table:table-cell table:style-name="ce272" office:value-type="string" calcext:value-type="string">
            <text:p>July 2024</text:p>
          </table:table-cell>
          <table:table-cell table:style-name="ce302" office:value-type="string" calcext:value-type="string">
            <text:p>Validation of land-use transport interaction models</text:p>
          </table:table-cell>
          <table:table-cell table:style-name="ce255" office:value-type="string" calcext:value-type="string">
            <text:p>Raimbault J., Reuillon R., Cherel G.</text:p>
          </table:table-cell>
          <table:table-cell table:style-name="ce255" office:value-type="string" calcext:value-type="string">
            <text:p>Transportation Research Part B</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or special issue TRC ? ; coding camp ?</text:p>
          </table:table-cell>
          <table:table-cell table:style-name="ce255" table:number-columns-repeated="3"/>
          <table:table-cell table:number-columns-repeated="1008"/>
        </table:table-row>
        <table:table-row table:style-name="ro1">
          <table:table-cell table:style-name="ce256"/>
          <table:table-cell table:style-name="ce256" office:value-type="string" calcext:value-type="string">
            <text:p>Submitted 10/09/2019 ; refused 16/11/2019</text:p>
          </table:table-cell>
          <table:table-cell table:style-name="ce277" office:value-type="string" calcext:value-type="string">
            <text:p>July 2024</text:p>
          </table:table-cell>
          <table:table-cell table:style-name="ce305" office:value-type="string" calcext:value-type="string">
            <text:p>Gamma loss functions: enabling instant testing, debugging and monitoring of AutoML methods</text:p>
          </table:table-cell>
          <table:table-cell table:style-name="ce256" office:value-type="string" calcext:value-type="string">
            <text:p>Matache C., Passerat-Palmbat J., Raimbault J., Reuillon R.</text:p>
          </table:table-cell>
          <table:table-cell table:style-name="ce400" office:value-type="string" calcext:value-type="string">
            <text:p>SystemML<text:span text:style-name="T5"> ; ?</text:span></text:p>
          </table:table-cell>
          <table:table-cell table:style-name="ce256" table:number-columns-repeated="4"/>
          <table:table-cell table:style-name="ce256" office:value-type="string" calcext:value-type="string">
            <text:p>Proceedings</text:p>
          </table:table-cell>
          <table:table-cell table:style-name="ce414"/>
          <table:table-cell table:style-name="ce256" office:value-type="string" calcext:value-type="string">
            <text:p>coding camp?</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4" office:value-type="string" calcext:value-type="string">
            <text:p>June 2024</text:p>
          </table:table-cell>
          <table:table-cell table:style-name="ce255" office:value-type="string" calcext:value-type="string">
            <text:p>A simple embedding method for the evaluation of fitness in a noisy environment</text:p>
          </table:table-cell>
          <table:table-cell table:style-name="ce255" office:value-type="string" calcext:value-type="string">
            <text:p>Raimbault J., Reuillon R.</text:p>
          </table:table-cell>
          <table:table-cell table:style-name="ce255" office:value-type="string" calcext:value-type="string">
            <text:p>IEEE Transactions on Evolutionary Computation</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 ; special issue deadline 31/05/2021 </text:p>
          </table:table-cell>
          <table:table-cell table:style-name="ce255" table:number-columns-repeated="3"/>
          <table:table-cell table:number-columns-repeated="1008"/>
        </table:table-row>
        <table:table-row table:style-name="ro11">
          <table:table-cell table:style-name="ce255"/>
          <table:table-cell table:style-name="ce255" office:value-type="string" calcext:value-type="string">
            <text:p>Submitted 25/05/2018 ; rejected 27/06/2018</text:p>
          </table:table-cell>
          <table:table-cell table:style-name="ce272" office:value-type="string" calcext:value-type="string">
            <text:p>June 2024</text:p>
          </table:table-cell>
          <table:table-cell table:style-name="ce302" office:value-type="string" calcext:value-type="string">
            <text:p>Reconciling complexities: for a stronger integration of approaches to socio-technical systems</text:p>
          </table:table-cell>
          <table:table-cell table:style-name="ce255" office:value-type="string" calcext:value-type="string">
            <text:p>Raimbault J.</text:p>
          </table:table-cell>
          <table:table-cell table:style-name="ce255" office:value-type="string" calcext:value-type="string">
            <text:p><text:span text:style-name="T4">CSDM 2018</text:span> ; Systems Engineering</text:p>
          </table:table-cell>
          <table:table-cell table:style-name="ce255" office:value-type="string" calcext:value-type="string">
            <text:p>1805.10195</text:p>
          </table:table-cell>
          <table:table-cell table:style-name="ce255" table:number-columns-repeated="3"/>
          <table:table-cell table:style-name="ce255" office:value-type="string" calcext:value-type="string">
            <text:p>Journal paper</text:p>
          </table:table-cell>
          <table:table-cell table:style-name="ce274" office:value-type="string" calcext:value-type="string">
            <text:p>6448156594633512760</text:p>
          </table:table-cell>
          <table:table-cell table:style-name="ce255" office:value-type="string" calcext:value-type="string">
            <text:p>Make bibliographical analysis more robust</text:p>
          </table:table-cell>
          <table:table-cell table:style-name="ce255" table:number-columns-repeated="3"/>
          <table:table-cell table:number-columns-repeated="1008"/>
        </table:table-row>
        <table:table-row table:style-name="ro12">
          <table:table-cell table:style-name="ce253"/>
          <table:table-cell table:style-name="ce253" office:value-type="string" calcext:value-type="string">
            <text:p>Submitted 30/03/2018 ; rejected 07/05/2018</text:p>
          </table:table-cell>
          <table:table-cell table:style-name="ce272" office:value-type="string" calcext:value-type="string">
            <text:p>May 2024</text:p>
          </table:table-cell>
          <table:table-cell table:style-name="ce253" office:value-type="string" calcext:value-type="string">
            <text:p>Co-evolution and morphogenetic systems</text:p>
          </table:table-cell>
          <table:table-cell table:style-name="ce253" office:value-type="string" calcext:value-type="string">
            <text:p>Raimbault J.</text:p>
          </table:table-cell>
          <table:table-cell table:style-name="ce401" office:value-type="string" calcext:value-type="string">
            <text:p>Artificial Life 2018 Conference<text:span text:style-name="T5"> ; Artificial Life</text:span></text:p>
          </table:table-cell>
          <table:table-cell table:style-name="ce253" office:value-type="string" calcext:value-type="string">
            <text:p>1803.11457</text:p>
          </table:table-cell>
          <table:table-cell table:style-name="ce253" table:number-columns-repeated="3"/>
          <table:table-cell table:style-name="ce253" office:value-type="string" calcext:value-type="string">
            <text:p>Journal paper</text:p>
          </table:table-cell>
          <table:table-cell table:style-name="ce272" office:value-type="string" calcext:value-type="string">
            <text:p>12776136926509282890</text:p>
          </table:table-cell>
          <table:table-cell table:style-name="ce253" office:value-type="string" calcext:value-type="string">
            <text:p>add multilevel/niche rbd → joined with Rochebrune’s simulations</text:p>
          </table:table-cell>
          <table:table-cell table:style-name="ce253" table:number-columns-repeated="3"/>
          <table:table-cell table:style-name="ce436" table:number-columns-repeated="1008"/>
        </table:table-row>
        <table:table-row table:style-name="ro9">
          <table:table-cell table:style-name="ce255" table:number-columns-repeated="2"/>
          <table:table-cell table:style-name="ce274" office:value-type="string" calcext:value-type="string">
            <text:p>May 2024</text:p>
          </table:table-cell>
          <table:table-cell table:style-name="ce255" office:value-type="string" calcext:value-type="string">
            <text:p>An Interdisciplinary Approach to Morphogenesis</text:p>
          </table:table-cell>
          <table:table-cell table:style-name="ce255" office:value-type="string" calcext:value-type="string">
            <text:p>Antelope C.X., Hubatsch L., Raimbault J., Serna J.M.</text:p>
          </table:table-cell>
          <table:table-cell table:style-name="ce255" office:value-type="string" calcext:value-type="string">
            <text:p>Complexit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3" table:number-columns-repeated="2"/>
          <table:table-cell table:style-name="ce272" office:value-type="string" calcext:value-type="string">
            <text:p>April 2024</text:p>
          </table:table-cell>
          <table:table-cell table:style-name="ce253" office:value-type="string" calcext:value-type="string">
            <text:p>Validation of simulation models as a transformative process</text:p>
          </table:table-cell>
          <table:table-cell table:style-name="ce253" office:value-type="string" calcext:value-type="string">
            <text:p>Raimbault J., Chapron P., Delay E.</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4">
          <table:table-cell table:style-name="ce253"/>
          <table:table-cell table:style-name="ce253" office:value-type="string" calcext:value-type="string">
            <text:p>Accepted 06/11/2017 ; Withdrawn 25/11/2017 ; abstract 13/03/2020 </text:p>
          </table:table-cell>
          <table:table-cell table:style-name="ce276" office:value-type="string" calcext:value-type="string">
            <text:p>April 2024</text:p>
          </table:table-cell>
          <table:table-cell table:style-name="ce253" office:value-type="string" calcext:value-type="string">
            <text:p>An agent-based model of interdisciplinary interactions in science</text:p>
          </table:table-cell>
          <table:table-cell table:style-name="ce253" office:value-type="string" calcext:value-type="string">
            <text:p>Raimbault J.</text:p>
          </table:table-cell>
          <table:table-cell table:style-name="ce253" office:value-type="string" calcext:value-type="string">
            <text:p><text:span text:style-name="T4">Rochebrune 2018</text:span> ; <text:span text:style-name="T4">JASSS </text:span>; Frontiers Physics</text:p>
          </table:table-cell>
          <table:table-cell table:style-name="ce253" office:value-type="string" calcext:value-type="string">
            <text:p>2006.1639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53"/>
          <table:table-cell table:style-name="ce252" table:number-columns-repeated="2"/>
          <table:table-cell table:style-name="ce431" table:number-columns-repeated="1008"/>
        </table:table-row>
        <table:table-row table:style-name="ro15">
          <table:table-cell table:style-name="ce255" table:number-columns-repeated="2"/>
          <table:table-cell table:style-name="ce274" office:value-type="string" calcext:value-type="string">
            <text:p>March 2024</text:p>
          </table:table-cell>
          <table:table-cell table:style-name="ce255" office:value-type="string" calcext:value-type="string">
            <text:p>An integrated geographical approach to interactions between networks and territories</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7"/>
          <table:table-cell table:style-name="ce257" office:value-type="string" calcext:value-type="string">
            <text:p>Submitted 30/09/2018 ; accepted 26/10/2018 ; v1 20/01/2019 ; no publi 01/02/2019</text:p>
          </table:table-cell>
          <table:table-cell table:style-name="ce267" office:value-type="string" calcext:value-type="string">
            <text:p>March 2024</text:p>
          </table:table-cell>
          <table:table-cell table:style-name="ce257" office:value-type="string" calcext:value-type="string">
            <text:p>Space and complexities of territorial systems</text:p>
          </table:table-cell>
          <table:table-cell table:style-name="ce257" office:value-type="string" calcext:value-type="string">
            <text:p>Raimbault J.</text:p>
          </table:table-cell>
          <table:table-cell table:style-name="ce405" office:value-type="string" calcext:value-type="string">
            <text:p><text:span text:style-name="T4">Rochebrune 2019</text:span> ; <text:span text:style-name="T4">Interface</text:span> ; SciRep</text:p>
          </table:table-cell>
          <table:table-cell table:style-name="ce257" office:value-type="string" calcext:value-type="string">
            <text:p>1901.09869</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7" table:number-columns-repeated="3"/>
          <table:table-cell table:style-name="ce443" table:number-columns-repeated="1008"/>
        </table:table-row>
        <table:table-row table:style-name="ro16">
          <table:table-cell table:style-name="ce255" table:number-columns-repeated="2"/>
          <table:table-cell table:style-name="ce278" office:value-type="string" calcext:value-type="string">
            <text:p>February 2024</text:p>
          </table:table-cell>
          <table:table-cell table:style-name="ce255" office:value-type="string" calcext:value-type="string">
            <text:p>Microsimulation models and land-use transport interaction models : a systematic review</text:p>
          </table:table-cell>
          <table:table-cell table:style-name="ce255" office:value-type="string" calcext:value-type="string">
            <text:p>Raimbault J., Vanhoof M., Batty M.</text:p>
          </table:table-cell>
          <table:table-cell table:style-name="ce255" office:value-type="string" calcext:value-type="string">
            <text:p>Applied Network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Special issue Applied Network Science</text:p>
          </table:table-cell>
          <table:table-cell table:style-name="ce255" table:number-columns-repeated="3"/>
          <table:table-cell table:number-columns-repeated="1008"/>
        </table:table-row>
        <table:table-row table:style-name="ro17">
          <table:table-cell table:style-name="ce258"/>
          <table:table-cell table:style-name="ce256" office:value-type="string" calcext:value-type="string">
            <text:p>Submitted 31/01/2021 ; extended abstract accepted 11/03/2021 ; abstract withdrawn 20/05/2021</text:p>
          </table:table-cell>
          <table:table-cell table:style-name="ce279" office:value-type="string" calcext:value-type="string">
            <text:p>February 2024</text:p>
          </table:table-cell>
          <table:table-cell table:style-name="ce256" office:value-type="string" calcext:value-type="string">
            <text:p>Scientific workflow systems as platforms to integrate modular urban transportation models</text:p>
          </table:table-cell>
          <table:table-cell table:style-name="ce258" office:value-type="string" calcext:value-type="string">
            <text:p>Raimbault J., Batty M.</text:p>
          </table:table-cell>
          <table:table-cell table:style-name="ce256" office:value-type="string" calcext:value-type="string">
            <text:p><text:span text:style-name="T4">Transportation Research Procedia</text:span> ; ?</text:p>
          </table:table-cell>
          <table:table-cell table:style-name="ce258" table:number-columns-repeated="4"/>
          <table:table-cell table:style-name="ce258" office:value-type="string" calcext:value-type="string">
            <text:p>Proceedings</text:p>
          </table:table-cell>
          <table:table-cell table:style-name="ce258"/>
          <table:table-cell table:style-name="ce423"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26" table:number-columns-repeated="1011"/>
        </table:table-row>
        <table:table-row table:style-name="ro18">
          <table:table-cell table:style-name="ce258"/>
          <table:table-cell table:style-name="ce256"/>
          <table:table-cell table:style-name="ce279" office:value-type="string" calcext:value-type="string">
            <text:p>January 2024</text:p>
          </table:table-cell>
          <table:table-cell table:style-name="ce256" office:value-type="string" calcext:value-type="string">
            <text:p>Simulating urban dynamics and international governance of infrastructure projects</text:p>
          </table:table-cell>
          <table:table-cell table:style-name="ce256" office:value-type="string" calcext:value-type="string">
            <text:p>Raimbault J.</text:p>
          </table:table-cell>
          <table:table-cell table:style-name="ce258" office:value-type="string" calcext:value-type="string">
            <text:p>Journal of Physics Complexity</text:p>
          </table:table-cell>
          <table:table-cell table:style-name="ce258" office:value-type="string" calcext:value-type="string">
            <text:p>2108.13915</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8">
          <table:table-cell table:style-name="ce258"/>
          <table:table-cell table:style-name="ce256"/>
          <table:table-cell table:style-name="ce272" office:value-type="string" calcext:value-type="string">
            <text:p>January 2024</text:p>
          </table:table-cell>
          <table:table-cell table:style-name="ce256" office:value-type="string" calcext:value-type="string">
            <text:p>A multiscale model of urban morphogenesis</text:p>
          </table:table-cell>
          <table:table-cell table:style-name="ce256" office:value-type="string" calcext:value-type="string">
            <text:p>Raimbault J.</text:p>
          </table:table-cell>
          <table:table-cell table:style-name="ce258" office:value-type="string" calcext:value-type="string">
            <text:p>CEUS</text:p>
          </table:table-cell>
          <table:table-cell table:style-name="ce258" office:value-type="string" calcext:value-type="string">
            <text:p>2103.17241</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9">
          <table:table-cell table:style-name="ce257"/>
          <table:table-cell table:style-name="ce267" office:value-type="string" calcext:value-type="string">
            <text:p>Submitted 25/07/2018 ; abstract accepted 10/09/2018 ; revised 05/11/2018 ; cancelled 28/05/2019</text:p>
          </table:table-cell>
          <table:table-cell table:style-name="ce267" office:value-type="string" calcext:value-type="string">
            <text:p>December 2023</text:p>
          </table:table-cell>
          <table:table-cell table:style-name="ce307" office:value-type="string" calcext:value-type="string">
            <text:p>Modeling interactions between transportation networks and territories: a co-evolution approach</text:p>
          </table:table-cell>
          <table:table-cell table:style-name="ce267" office:value-type="string" calcext:value-type="string">
            <text:p>Raimbault J.</text:p>
          </table:table-cell>
          <table:table-cell table:style-name="ce267" office:value-type="string" calcext:value-type="string">
            <text:p><text:span text:style-name="T4">Actes des JJC Pacte-Citeres</text:span> ;Cybergeo</text:p>
          </table:table-cell>
          <table:table-cell table:style-name="ce257" office:value-type="string" calcext:value-type="string">
            <text:p>1902.04802</text:p>
          </table:table-cell>
          <table:table-cell table:style-name="ce257" office:value-type="string" calcext:value-type="string">
            <text:p>halshs-01933916</text:p>
          </table:table-cell>
          <table:table-cell table:style-name="ce257" table:number-columns-repeated="2"/>
          <table:table-cell table:style-name="ce257" office:value-type="string" calcext:value-type="string">
            <text:p>Journal paper</text:p>
          </table:table-cell>
          <table:table-cell table:style-name="ce267"/>
          <table:table-cell table:style-name="ce257" office:value-type="string" calcext:value-type="string">
            <text:p>special issue JJC proceedings cancelled</text:p>
          </table:table-cell>
          <table:table-cell table:style-name="ce257" table:number-columns-repeated="3"/>
          <table:table-cell table:style-name="ce443" table:number-columns-repeated="1008"/>
        </table:table-row>
        <table:table-row table:style-name="ro13">
          <table:table-cell table:style-name="ce253" table:number-columns-repeated="2"/>
          <table:table-cell table:style-name="ce272" office:value-type="string" calcext:value-type="string">
            <text:p>December 2023</text:p>
          </table:table-cell>
          <table:table-cell table:style-name="ce253" office:value-type="string" calcext:value-type="string">
            <text:p>A systematic review and meta-analysis of models coupling transportation networks with territories</text:p>
          </table:table-cell>
          <table:table-cell table:style-name="ce253" office:value-type="string" calcext:value-type="string">
            <text:p>Raimbault J.</text:p>
          </table:table-cell>
          <table:table-cell table:style-name="ce253" office:value-type="string" calcext:value-type="string">
            <text:p>Networks and Spatial Economics</text:p>
          </table:table-cell>
          <table:table-cell table:style-name="ce253" office:value-type="string" calcext:value-type="string">
            <text:p>2012.13367</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9" table:number-columns-repeated="2"/>
          <table:table-cell table:style-name="ce281" office:value-type="string" calcext:value-type="string">
            <text:p>December 2023</text:p>
          </table:table-cell>
          <table:table-cell table:style-name="ce259" office:value-type="string" calcext:value-type="string">
            <text:p>Estimating Bibliometric Links using Google Scholar: A Semi-Systematic Literature Mapping of Migration and Housing</text:p>
          </table:table-cell>
          <table:table-cell table:style-name="ce259" office:value-type="string" calcext:value-type="string">
            <text:p>Buyuklieva B., Raimbault J.</text:p>
          </table:table-cell>
          <table:table-cell table:style-name="ce259" office:value-type="string" calcext:value-type="string">
            <text:p>?</text:p>
          </table:table-cell>
          <table:table-cell table:style-name="ce259" office:value-type="string" calcext:value-type="string">
            <text:p>2302.10791</text:p>
          </table:table-cell>
          <table:table-cell table:style-name="ce259" table:number-columns-repeated="3"/>
          <table:table-cell table:style-name="ce259" office:value-type="string" calcext:value-type="string">
            <text:p>Journal paper</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20">
          <table:table-cell table:style-name="ce256"/>
          <table:table-cell table:style-name="ce256" office:value-type="string" calcext:value-type="string">
            <text:p>Submitted 30/04/2020 ; rejected 01/06/2020</text:p>
          </table:table-cell>
          <table:table-cell table:style-name="ce282" office:value-type="string" calcext:value-type="string">
            <text:p>November 2023</text:p>
          </table:table-cell>
          <table:table-cell table:style-name="ce309" office:value-type="string" calcext:value-type="string">
            <text:p>Cities as they could be: Artificial Life and Urban Systems</text:p>
          </table:table-cell>
          <table:table-cell table:style-name="ce256" office:value-type="string" calcext:value-type="string">
            <text:p>Raimbault J.</text:p>
          </table:table-cell>
          <table:table-cell table:style-name="ce406" office:value-type="string" calcext:value-type="string">
            <text:p><text:span text:style-name="T4">Artificial Life 2020 Conference</text:span> ; Urban Science</text:p>
          </table:table-cell>
          <table:table-cell table:style-name="ce256" office:value-type="string" calcext:value-type="string">
            <text:p>2002.12926</text:p>
          </table:table-cell>
          <table:table-cell table:style-name="ce256" table:number-columns-repeated="3"/>
          <table:table-cell table:style-name="ce256" office:value-type="string" calcext:value-type="string">
            <text:p>Journal Paper</text:p>
          </table:table-cell>
          <table:table-cell table:style-name="ce414"/>
          <table:table-cell table:style-name="ce256" table:number-columns-repeated="4"/>
          <table:table-cell table:style-name="ce40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n interdisciplinary bibliometric analysis of models for land-use and transport interactions</text:p>
          </table:table-cell>
          <table:table-cell table:style-name="ce253" office:value-type="string" calcext:value-type="string">
            <text:p>Raimbault J.</text:p>
          </table:table-cell>
          <table:table-cell table:style-name="ce255" office:value-type="string" calcext:value-type="string">
            <text:p>JTLU</text:p>
          </table:table-cell>
          <table:table-cell table:style-name="ce253" office:value-type="string" calcext:value-type="string">
            <text:p>2102.13501</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October 2023</text:p>
          </table:table-cell>
          <table:table-cell table:style-name="ce253" office:value-type="string" calcext:value-type="string">
            <text:p>Complementarity of generative models for road networks</text:p>
          </table:table-cell>
          <table:table-cell table:style-name="ce253" office:value-type="string" calcext:value-type="string">
            <text:p>Raimbault J.</text:p>
          </table:table-cell>
          <table:table-cell table:style-name="ce255" office:value-type="string" calcext:value-type="string">
            <text:p><text:span text:style-name="T4">EPB</text:span> ; Computational Urban Science</text:p>
          </table:table-cell>
          <table:table-cell table:style-name="ce253" office:value-type="string" calcext:value-type="string">
            <text:p>2109.15206</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8">
          <table:table-cell table:style-name="ce253" table:number-columns-repeated="2"/>
          <table:table-cell table:style-name="ce276" office:value-type="string" calcext:value-type="string">
            <text:p>October 2023</text:p>
          </table:table-cell>
          <table:table-cell table:style-name="ce253" office:value-type="string" calcext:value-type="string">
            <text:p>Urban sprawl and evolution of accessibility profiles in Chinese cities</text:p>
          </table:table-cell>
          <table:table-cell table:style-name="ce253" office:value-type="string" calcext:value-type="string">
            <text:p>Raimbault J.</text:p>
          </table:table-cell>
          <table:table-cell table:style-name="ce253" office:value-type="string" calcext:value-type="string">
            <text:p>Land Use Policy</text:p>
          </table:table-cell>
          <table:table-cell table:style-name="ce253" office:value-type="string" calcext:value-type="string">
            <text:p>2112.1431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53"/>
          <table:table-cell table:style-name="ce252" table:number-columns-repeated="2"/>
          <table:table-cell table:style-name="ce431" table:number-columns-repeated="1008"/>
        </table:table-row>
        <table:table-row table:style-name="ro5">
          <table:table-cell table:style-name="ce259" table:number-columns-repeated="2"/>
          <table:table-cell table:style-name="ce284" office:value-type="string" calcext:value-type="string">
            <text:p>September 2023</text:p>
          </table:table-cell>
          <table:table-cell table:style-name="ce259" office:value-type="string" calcext:value-type="string">
            <text:p>Vers des Géocommuns pour une gestion durable des territoires</text:p>
          </table:table-cell>
          <table:table-cell table:style-name="ce259" office:value-type="string" calcext:value-type="string">
            <text:p>Raimbault J.</text:p>
          </table:table-cell>
          <table:table-cell table:style-name="ce259" office:value-type="string" calcext:value-type="string">
            <text:p>Journées Scientifiques de Rochebrune 2023</text:p>
          </table:table-cell>
          <table:table-cell table:style-name="ce259" table:number-columns-repeated="4"/>
          <table:table-cell table:style-name="ce259" office:value-type="string" calcext:value-type="string">
            <text:p>Proceedings</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9">
          <table:table-cell table:style-name="ce253" table:number-columns-repeated="2"/>
          <table:table-cell table:style-name="ce276" office:value-type="string" calcext:value-type="string">
            <text:p>September 2023</text:p>
          </table:table-cell>
          <table:table-cell table:style-name="ce253" office:value-type="string" calcext:value-type="string">
            <text:p>City growth regularities</text:p>
          </table:table-cell>
          <table:table-cell table:style-name="ce253" office:value-type="string" calcext:value-type="string">
            <text:p>Raimbault J., Fragklias M.</text:p>
          </table:table-cell>
          <table:table-cell table:style-name="ce253" office:value-type="string" calcext:value-type="string">
            <text:p>Urban Complexity Compendium</text:p>
          </table:table-cell>
          <table:table-cell table:style-name="ce253" table:number-columns-repeated="4"/>
          <table:table-cell table:style-name="ce253" office:value-type="string" calcext:value-type="string">
            <text:p>Book chapter</text:p>
          </table:table-cell>
          <table:table-cell table:style-name="ce272"/>
          <table:table-cell table:style-name="ce253" table:number-columns-repeated="4"/>
          <table:table-cell table:style-name="ce436" table:number-columns-repeated="1008"/>
        </table:table-row>
        <table:table-row table:style-name="ro14">
          <table:table-cell table:style-name="ce259"/>
          <table:table-cell table:style-name="ce259" office:value-type="string" calcext:value-type="string">
            <text:p>Submitted 04/09/2020 ; revision 23/10/2020 ; auto withdrawn 07/08/2021</text:p>
          </table:table-cell>
          <table:table-cell table:style-name="ce285" office:value-type="string" calcext:value-type="string">
            <text:p>August 2023</text:p>
          </table:table-cell>
          <table:table-cell table:style-name="ce259" office:value-type="string" calcext:value-type="string">
            <text:p>A comparison of simple models for urban morphogenesis</text:p>
          </table:table-cell>
          <table:table-cell table:style-name="ce259" office:value-type="string" calcext:value-type="string">
            <text:p>Raimbault J.</text:p>
          </table:table-cell>
          <table:table-cell table:style-name="ce259" office:value-type="string" calcext:value-type="string">
            <text:p><text:span text:style-name="T4">PLOS ONE</text:span> ; CEUS</text:p>
          </table:table-cell>
          <table:table-cell table:style-name="ce259" office:value-type="string" calcext:value-type="string">
            <text:p>2008.13277</text:p>
          </table:table-cell>
          <table:table-cell table:style-name="ce259" table:number-columns-repeated="3"/>
          <table:table-cell table:style-name="ce259" office:value-type="string" calcext:value-type="string">
            <text:p>Journal paper</text:p>
          </table:table-cell>
          <table:table-cell table:style-name="ce415"/>
          <table:table-cell table:style-name="ce259" office:value-type="string" calcext:value-type="string">
            <text:p>Special issue urban complexity DEADLINE 04/09/2020</text:p>
          </table:table-cell>
          <table:table-cell table:style-name="ce259"/>
          <table:table-cell table:style-name="ce427" table:number-columns-repeated="2"/>
          <table:table-cell table:style-name="ce446" table:number-columns-repeated="1008"/>
        </table:table-row>
        <table:table-row table:style-name="ro22">
          <table:table-cell table:style-name="ce256"/>
          <table:table-cell table:style-name="ce256" office:value-type="string" calcext:value-type="string">
            <text:p>Submitted 06/03/2020 ; cancelled 20/04/2020 ; submitted 11/09/2020 ; revision 17/11/2020 ; auto withdrawn 07/08/2021 ; submitted 23/05/2022 ; rejected 13/07/2022 (notif 13/10/2022)</text:p>
          </table:table-cell>
          <table:table-cell table:style-name="ce282" office:value-type="string" calcext:value-type="string">
            <text:p>August 2023</text:p>
          </table:table-cell>
          <table:table-cell table:style-name="ce311" office:value-type="string" calcext:value-type="string">
            <text:p>Modelling growth of urban firm networks</text:p>
          </table:table-cell>
          <table:table-cell table:style-name="ce256" office:value-type="string" calcext:value-type="string">
            <text:p>Raimbault J., Zdanowska N., Arcaute E.</text:p>
          </table:table-cell>
          <table:table-cell table:style-name="ce406" office:value-type="string" calcext:value-type="string">
            <text:p><text:span text:style-name="T4">NetSci 2020 Conference</text:span> ; <text:span text:style-name="T4">PLOS ONE</text:span> ; Urban Studies</text:p>
          </table:table-cell>
          <table:table-cell table:style-name="ce256" office:value-type="string" calcext:value-type="string">
            <text:p>2009.05528</text:p>
          </table:table-cell>
          <table:table-cell table:style-name="ce256" table:number-columns-repeated="3"/>
          <table:table-cell table:style-name="ce256" office:value-type="string" calcext:value-type="string">
            <text:p>Journal Paper</text:p>
          </table:table-cell>
          <table:table-cell table:style-name="ce414"/>
          <table:table-cell table:style-name="ce256" office:value-type="string" calcext:value-type="string">
            <text:p>NetSci CS track cancelled</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8" office:value-type="string" calcext:value-type="string">
            <text:p>July 2023</text:p>
          </table:table-cell>
          <table:table-cell table:style-name="ce255" office:value-type="string" calcext:value-type="string">
            <text:p>Co-evolution dans les interactions reseaux-territoires</text:p>
          </table:table-cell>
          <table:table-cell table:style-name="ce255" office:value-type="string" calcext:value-type="string">
            <text:p>Raimbault J., Le Nechet F.</text:p>
          </table:table-cell>
          <table:table-cell table:style-name="ce255" office:value-type="string" calcext:value-type="string">
            <text:p>ISTE Encyclopedie Geographie</text:p>
          </table:table-cell>
          <table:table-cell table:style-name="ce255" table:number-columns-repeated="4"/>
          <table:table-cell table:style-name="ce255" office:value-type="string" calcext:value-type="string">
            <text:p>Book chapter</text:p>
          </table:table-cell>
          <table:table-cell table:style-name="ce274"/>
          <table:table-cell table:style-name="ce255" table:number-columns-repeated="4"/>
          <table:table-cell table:number-columns-repeated="1008"/>
        </table:table-row>
        <table:table-row table:style-name="ro6">
          <table:table-cell table:style-name="ce257"/>
          <table:table-cell table:style-name="ce257" office:value-type="string" calcext:value-type="string">
            <text:p>Submitted 31/01/2021 ; minor revision 03/032021 ; withdrawn automatically 01/11/2021</text:p>
          </table:table-cell>
          <table:table-cell table:style-name="ce286" office:value-type="string" calcext:value-type="string">
            <text:p>July 2023</text:p>
          </table:table-cell>
          <table:table-cell table:style-name="ce257" office:value-type="string" calcext:value-type="string">
            <text:p>Strong coupling between scales in a multi-scalar model of urban dynamics</text:p>
          </table:table-cell>
          <table:table-cell table:style-name="ce257" office:value-type="string" calcext:value-type="string">
            <text:p>Raimbault J.</text:p>
          </table:table-cell>
          <table:table-cell table:style-name="ce257" office:value-type="string" calcext:value-type="string">
            <text:p><text:span text:style-name="T4">CEUS </text:span>; <text:span text:style-name="T4">IJGI</text:span> ; <text:span text:style-name="T4">Artificial Life</text:span> ; Urban Informatics</text:p>
          </table:table-cell>
          <table:table-cell table:style-name="ce257" office:value-type="string" calcext:value-type="string">
            <text:p>2101.12725</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7" table:number-columns-repeated="3"/>
          <table:table-cell table:style-name="ce443" table:number-columns-repeated="1008"/>
        </table:table-row>
        <table:table-row table:style-name="ro21">
          <table:table-cell table:style-name="ce10" office:value-type="string" calcext:value-type="string">
            <text:p>under review</text:p>
          </table:table-cell>
          <table:table-cell table:style-name="ce10" office:value-type="string" calcext:value-type="string">
            <text:p>Submitted 22/12/2023</text:p>
          </table:table-cell>
          <table:table-cell table:style-name="ce32" office:value-type="string" calcext:value-type="string">
            <text:p>January 2024</text:p>
          </table:table-cell>
          <table:table-cell table:style-name="ce10" office:value-type="string" calcext:value-type="string">
            <text:p>Conceptualising a co-operative densification dashboard</text:p>
          </table:table-cell>
          <table:table-cell table:style-name="ce10" office:value-type="string" calcext:value-type="string">
            <text:p>Bucher B., Ndim M., Olteanu-Raimond A.-M., Raimbault J., Perret J., Demski S., Jehling M.</text:p>
          </table:table-cell>
          <table:table-cell table:style-name="ce63" office:value-type="string" calcext:value-type="string">
            <text:p>AGILE 2024</text:p>
          </table:table-cell>
          <table:table-cell table:style-name="ce10" table:number-columns-repeated="4"/>
          <table:table-cell table:style-name="ce10" office:value-type="string" calcext:value-type="string">
            <text:p>Proceedings</text:p>
          </table:table-cell>
          <table:table-cell table:style-name="ce72"/>
          <table:table-cell table:style-name="ce10" table:number-columns-repeated="4"/>
          <table:table-cell table:style-name="ce87" table:number-columns-repeated="1008"/>
        </table:table-row>
        <table:table-row table:style-name="ro20">
          <table:table-cell table:style-name="ce260" office:value-type="string" calcext:value-type="string">
            <text:p>in production</text:p>
          </table:table-cell>
          <table:table-cell table:style-name="ce260" office:value-type="string" calcext:value-type="string">
            <text:p>Submitted 31/01/2020 ; minor revision 05/01/2022 ; submitted 05/10/2022 ; in production 10/07/2023 ; proof 13/07/2023</text:p>
          </table:table-cell>
          <table:table-cell table:style-name="ce287" office:value-type="string" calcext:value-type="string">
            <text:p>January 2020</text:p>
          </table:table-cell>
          <table:table-cell table:style-name="ce260" office:value-type="string" calcext:value-type="string">
            <text:p>Hierarchy and co-evolution processes in urban systems</text:p>
          </table:table-cell>
          <table:table-cell table:style-name="ce260" office:value-type="string" calcext:value-type="string">
            <text:p>Raimbault J.</text:p>
          </table:table-cell>
          <table:table-cell table:style-name="ce260" office:value-type="string" calcext:value-type="string">
            <text:p>ISTE Encyclopedie Geographie</text:p>
          </table:table-cell>
          <table:table-cell table:style-name="ce260" office:value-type="string" calcext:value-type="string">
            <text:p>2001.11989</text:p>
          </table:table-cell>
          <table:table-cell table:style-name="ce260" table:number-columns-repeated="3"/>
          <table:table-cell table:style-name="ce260" office:value-type="string" calcext:value-type="string">
            <text:p>Book chapter</text:p>
          </table:table-cell>
          <table:table-cell table:style-name="ce417"/>
          <table:table-cell table:style-name="ce260" office:value-type="string" calcext:value-type="string">
            <text:p>(translated EN → FR)</text:p>
          </table:table-cell>
          <table:table-cell table:style-name="ce260" table:number-columns-repeated="3"/>
          <table:table-cell table:style-name="ce449" table:number-columns-repeated="1008"/>
        </table:table-row>
        <table:table-row table:style-name="ro23">
          <table:table-cell table:style-name="ce261" office:value-type="string" calcext:value-type="string">
            <text:p>in production</text:p>
          </table:table-cell>
          <table:table-cell table:style-name="ce261" office:value-type="string" calcext:value-type="string">
            <text:p>Submitted 13/04/2021 ; minor revision 21/04/2021 ; camera ready 27/05/2021</text:p>
          </table:table-cell>
          <table:table-cell table:style-name="ce288" office:value-type="string" calcext:value-type="string">
            <text:p>April 2021</text:p>
          </table:table-cell>
          <table:table-cell table:style-name="ce312" office:value-type="string" calcext:value-type="string">
            <text:p>Integrating and validating urban simulation models</text:p>
          </table:table-cell>
          <table:table-cell table:style-name="ce261" office:value-type="string" calcext:value-type="string">
            <text:p>Raimbault J.</text:p>
          </table:table-cell>
          <table:table-cell table:style-name="ce261" office:value-type="string" calcext:value-type="string">
            <text:p>FRCCS 2021</text:p>
          </table:table-cell>
          <table:table-cell table:style-name="ce261" office:value-type="string" calcext:value-type="string">
            <text:p>2105.1349</text:p>
          </table:table-cell>
          <table:table-cell table:style-name="ce261"/>
          <table:table-cell table:style-name="ce261" office:value-type="string" calcext:value-type="string">
            <text:p><text:a xlink:href="https://easychair.org/publications/preprint/msVZ" xlink:type="simple">https://easychair.org/publications/preprint/msVZ</text:a></text:p>
          </table:table-cell>
          <table:table-cell table:style-name="ce261"/>
          <table:table-cell table:style-name="ce261" office:value-type="string" calcext:value-type="string">
            <text:p>Proceedings</text:p>
          </table:table-cell>
          <table:table-cell table:style-name="ce419"/>
          <table:table-cell table:style-name="ce261" table:number-columns-repeated="2"/>
          <table:table-cell table:style-name="ce428" table:number-columns-repeated="2"/>
          <table:table-cell table:style-name="ce450"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13/03/2023 ; accepted 01/05/2023 ; camera ready 18/05/2023 ; published 24/07/2023</text:p>
          </table:table-cell>
          <table:table-cell table:style-name="ce289" office:value-type="string" calcext:value-type="string">
            <text:p>March 2023</text:p>
          </table:table-cell>
          <table:table-cell table:style-name="ce313" office:value-type="string" calcext:value-type="string">
            <text:p>Innovation dynamics in multi-scalar systems of cities</text:p>
          </table:table-cell>
          <table:table-cell table:style-name="ce262" office:value-type="string" calcext:value-type="string">
            <text:p>Raimbault J., Pumain D.</text:p>
          </table:table-cell>
          <table:table-cell table:style-name="ce407" office:value-type="string" calcext:value-type="string">
            <text:p>Artificial Life 2023 Conference</text:p>
          </table:table-cell>
          <table:table-cell table:style-name="ce262" table:number-columns-repeated="2"/>
          <table:table-cell table:style-name="ce262" office:value-type="string" calcext:value-type="string">
            <text:p><text:a xlink:href="https://direct.mit.edu/isal/proceedings/isal/35/143/116946" xlink:type="simple">https://direct.mit.edu/isal/proceedings/isal/35/143/116946</text:a></text:p>
          </table:table-cell>
          <table:table-cell table:style-name="ce262" office:value-type="string" calcext:value-type="string">
            <text:p>10.1162/isal_a_00702</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06/03/2023 ; accepted 21/03/2023 ; camera ready 06/04/2023 ; publishjed 31/05/2023</text:p>
          </table:table-cell>
          <table:table-cell table:style-name="ce289" office:value-type="string" calcext:value-type="string">
            <text:p>March 2023</text:p>
          </table:table-cell>
          <table:table-cell table:style-name="ce313" office:value-type="string" calcext:value-type="string">
            <text:p>Exploring and optimising infectious disease policies with a stylised agent-based model</text:p>
          </table:table-cell>
          <table:table-cell table:style-name="ce262" office:value-type="string" calcext:value-type="string">
            <text:p>Kang J., Raimbault J.</text:p>
          </table:table-cell>
          <table:table-cell table:style-name="ce407" office:value-type="string" calcext:value-type="string">
            <text:p>FRCCS 2023</text:p>
          </table:table-cell>
          <table:table-cell table:style-name="ce262" table:number-columns-repeated="2"/>
          <table:table-cell table:style-name="ce262" office:value-type="string" calcext:value-type="string">
            <text:p><text:a xlink:href="https://zenodo.org/record/7957531" xlink:type="simple">https://zenodo.org/record/7957531</text:a></text:p>
          </table:table-cell>
          <table:table-cell table:style-name="ce262" office:value-type="string" calcext:value-type="string">
            <text:p>10.5281/zenodo.7957531</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4">
          <table:table-cell table:style-name="ce265" office:value-type="string" calcext:value-type="string">
            <text:p>published</text:p>
          </table:table-cell>
          <table:table-cell table:style-name="ce265" office:value-type="string" calcext:value-type="string">
            <text:p>Abstract submitted 14/03/2022 ; presented 06/04/2022 ; submitted 11/07/2022 ; published 26/03/2023</text:p>
          </table:table-cell>
          <table:table-cell table:style-name="ce290" office:value-type="string" calcext:value-type="string">
            <text:p>March 2022</text:p>
          </table:table-cell>
          <table:table-cell table:style-name="ce265" office:value-type="string" calcext:value-type="string">
            <text:p>Complex systems science and urban science: towards applications to sustainability trade-offs in territorial systems</text:p>
          </table:table-cell>
          <table:table-cell table:style-name="ce265" office:value-type="string" calcext:value-type="string">
            <text:p>Raimbault J., Pumain D.</text:p>
          </table:table-cell>
          <table:table-cell table:style-name="ce265" office:value-type="string" calcext:value-type="string">
            <text:p>Journées Scientifiques de Rochebrune 2022</text:p>
          </table:table-cell>
          <table:table-cell table:style-name="ce265" office:value-type="string" calcext:value-type="string">
            <text:p>2209.07373</text:p>
          </table:table-cell>
          <table:table-cell table:style-name="ce265"/>
          <table:table-cell table:style-name="ce265"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411"/>
          <table:table-cell table:style-name="ce265" office:value-type="string" calcext:value-type="string">
            <text:p>Proceedings</text:p>
          </table:table-cell>
          <table:table-cell table:style-name="ce296"/>
          <table:table-cell table:style-name="ce265" office:value-type="string" calcext:value-type="string">
            <text:p>ISBN:979-10-359-9815-8 ; EAN:9791035998158</text:p>
          </table:table-cell>
          <table:table-cell table:style-name="ce265"/>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0/02/2023 ; published 24/02/2023</text:p>
          </table:table-cell>
          <table:table-cell table:style-name="ce295" office:value-type="string" calcext:value-type="string">
            <text:p>February 2023</text:p>
          </table:table-cell>
          <table:table-cell table:style-name="ce316" office:value-type="string" calcext:value-type="string">
            <text:p>Denise Pumain, visions and innovations pushing forward Open Science</text:p>
          </table:table-cell>
          <table:table-cell table:style-name="ce265" office:value-type="string" calcext:value-type="string">
            <text:p>Raimbault J.</text:p>
          </table:table-cell>
          <table:table-cell table:style-name="ce265" office:value-type="string" calcext:value-type="string">
            <text:p>Cybergeo</text:p>
          </table:table-cell>
          <table:table-cell table:style-name="ce265" table:number-columns-repeated="2"/>
          <table:table-cell table:style-name="ce265" office:value-type="string" calcext:value-type="string">
            <text:p><text:a xlink:href="https://journals.openedition.org/cybergeo/40196" xlink:type="simple">https://journals.openedition.org/cybergeo/40196</text:a></text:p>
          </table:table-cell>
          <table:table-cell table:style-name="ce265"/>
          <table:table-cell table:style-name="ce265" office:value-type="string" calcext:value-type="string">
            <text:p>Invited</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5">
          <table:table-cell table:style-name="ce265" office:value-type="string" calcext:value-type="string">
            <text:p>published</text:p>
          </table:table-cell>
          <table:table-cell table:style-name="ce265" office:value-type="string" calcext:value-type="string">
            <text:p>Submitted 14/03/2022 ; accepted 28/04/2022 ; camera ready 20/05/2022 ; published 18/07/2022</text:p>
          </table:table-cell>
          <table:table-cell table:style-name="ce290" office:value-type="string" calcext:value-type="string">
            <text:p>March 2022</text:p>
          </table:table-cell>
          <table:table-cell table:style-name="ce265" office:value-type="string" calcext:value-type="string">
            <text:p>Innovation and informal knowledge exchanges between firms</text:p>
          </table:table-cell>
          <table:table-cell table:style-name="ce265" office:value-type="string" calcext:value-type="string">
            <text:p>Raimbault J.</text:p>
          </table:table-cell>
          <table:table-cell table:style-name="ce265" office:value-type="string" calcext:value-type="string">
            <text:p>Artificial Life 2022 Conference</text:p>
          </table:table-cell>
          <table:table-cell table:style-name="ce265" office:value-type="string" calcext:value-type="string">
            <text:p>2208.14719</text:p>
          </table:table-cell>
          <table:table-cell table:style-name="ce265"/>
          <table:table-cell table:style-name="ce265" office:value-type="string" calcext:value-type="string">
            <text:p><text:a xlink:href="https://direct.mit.edu/isal/proceedings/isal/34/79/112242" xlink:type="simple">https://direct.mit.edu/isal/proceedings/isal/34/79/112242</text:a></text:p>
          </table:table-cell>
          <table:table-cell table:style-name="ce265" office:value-type="string" calcext:value-type="string">
            <text:p>10.1162/isal_a_005567</text:p>
          </table:table-cell>
          <table:table-cell table:style-name="ce265" office:value-type="string" calcext:value-type="string">
            <text:p>Proceedings</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4/12/2021 ; revision 03/03/2022 ; submitted 10/05/2022 ; accepted 11/05/2022</text:p>
          </table:table-cell>
          <table:table-cell table:style-name="ce290" office:value-type="string" calcext:value-type="string">
            <text:p>December 2021</text:p>
          </table:table-cell>
          <table:table-cell table:style-name="ce265" office:value-type="string" calcext:value-type="string">
            <text:p>Trade-offs between sustainable development goals in systems of cities</text:p>
          </table:table-cell>
          <table:table-cell table:style-name="ce265" office:value-type="string" calcext:value-type="string">
            <text:p>Raimbault J., Pumain D.</text:p>
          </table:table-cell>
          <table:table-cell table:style-name="ce265" office:value-type="string" calcext:value-type="string">
            <text:p>Journal of Urban Management</text:p>
          </table:table-cell>
          <table:table-cell table:style-name="ce265" office:value-type="string" calcext:value-type="string">
            <text:p>2111.1554</text:p>
          </table:table-cell>
          <table:table-cell table:style-name="ce265" office:value-type="string" calcext:value-type="string">
            <text:p>hal-03764841</text:p>
          </table:table-cell>
          <table:table-cell table:style-name="ce265" office:value-type="string" calcext:value-type="string">
            <text:p><text:a xlink:href="https://www.sciencedirect.com/science/article/pii/S2226585622000346" xlink:type="simple">https://www.sciencedirect.com/science/article/pii/S2226585622000346</text:a></text:p>
          </table:table-cell>
          <table:table-cell table:style-name="ce265" office:value-type="string" calcext:value-type="string">
            <text:p>10.1016/j.jum.2022.05.008</text:p>
          </table:table-cell>
          <table:table-cell table:style-name="ce265" office:value-type="string" calcext:value-type="string">
            <text:p>Journal paper</text:p>
          </table:table-cell>
          <table:table-cell table:style-name="ce296"/>
          <table:table-cell table:style-name="ce265" office:value-type="string" calcext:value-type="string">
            <text:p>Special issue <text:a xlink:href="https://www.journals.elsevier.com/sustainable-cities-and-society/" xlink:type="simple">https://www.journals.elsevier.com/sustainable-cities-and-society/</text:a></text:p>
          </table:table-cell>
          <table:table-cell table:style-name="ce265"/>
          <table:table-cell table:style-name="ce429" table:number-columns-repeated="2"/>
          <table:table-cell table:style-name="ce451" table:number-columns-repeated="1008"/>
        </table:table-row>
        <table:table-row table:style-name="ro26">
          <table:table-cell table:style-name="ce266" office:value-type="string" calcext:value-type="string">
            <text:p>published</text:p>
          </table:table-cell>
          <table:table-cell table:style-name="ce262" office:value-type="string" calcext:value-type="string">
            <text:p>Submitted 31/01/2021 ; extended abstract accepted 11/03/2021 ; submitted 20/05/2021 ; minor revision 30/06/2021 ; submitted 23/07/2021 ; published 11/03/2022</text:p>
          </table:table-cell>
          <table:table-cell table:style-name="ce290" office:value-type="string" calcext:value-type="string">
            <text:p>May 2021</text:p>
          </table:table-cell>
          <table:table-cell table:style-name="ce262" office:value-type="string" calcext:value-type="string">
            <text:p>An agent-based model for modal shift in public transport</text:p>
          </table:table-cell>
          <table:table-cell table:style-name="ce262" office:value-type="string" calcext:value-type="string">
            <text:p><text:span text:style-name="T3">Barbet T., </text:span>Nacer-Weill A., Yang C.,  Raimbault J.</text:p>
          </table:table-cell>
          <table:table-cell table:style-name="ce266" office:value-type="string" calcext:value-type="string">
            <text:p>Transportation Research Procedia</text:p>
          </table:table-cell>
          <table:table-cell table:style-name="ce266" office:value-type="string" calcext:value-type="string">
            <text:p>2107.11399</text:p>
          </table:table-cell>
          <table:table-cell table:style-name="ce266" office:value-type="string" calcext:value-type="string">
            <text:p>hal-03764833</text:p>
          </table:table-cell>
          <table:table-cell table:style-name="ce266" office:value-type="string" calcext:value-type="string">
            <text:p><text:a xlink:href="https://www.sciencedirect.com/science/article/pii/S2352146522002150" xlink:type="simple">https://www.sciencedirect.com/science/article/pii/S2352146522002150</text:a></text:p>
          </table:table-cell>
          <table:table-cell table:style-name="ce266" office:value-type="string" calcext:value-type="string">
            <text:p>10.1016/j.trpro.2022.02.088</text:p>
          </table:table-cell>
          <table:table-cell table:style-name="ce266" office:value-type="string" calcext:value-type="string">
            <text:p>Proceedings</text:p>
          </table:table-cell>
          <table:table-cell table:style-name="ce266"/>
          <table:table-cell table:style-name="ce424" office:value-type="string" calcext:value-type="string">
            <text:p>Extended abstract then paper at EWGT 2021</text:p>
          </table:table-cell>
          <table:table-cell table:style-name="ce411" table:number-columns-repeated="1011"/>
        </table:table-row>
        <table:table-row table:style-name="ro27">
          <table:table-cell table:style-name="ce262" office:value-type="string" calcext:value-type="string">
            <text:p>published</text:p>
          </table:table-cell>
          <table:table-cell table:style-name="ce262" office:value-type="string" calcext:value-type="string">
            <text:p>Submitted 24/10/2020 ; minor revision 30/11/2020 ; submitted 14/12/2020 ; production 24/03/2021 ; published 14/12/2021</text:p>
          </table:table-cell>
          <table:table-cell table:style-name="ce289" office:value-type="string" calcext:value-type="string">
            <text:p>October 2020</text:p>
          </table:table-cell>
          <table:table-cell table:style-name="ce262" office:value-type="string" calcext:value-type="string">
            <text:p>Spatial dynamics of complex urban systems within an evolutionary theory frame</text:p>
          </table:table-cell>
          <table:table-cell table:style-name="ce262" office:value-type="string" calcext:value-type="string">
            <text:p>Raimbault J., Pumain D.</text:p>
          </table:table-cell>
          <table:table-cell table:style-name="ce262" office:value-type="string" calcext:value-type="string">
            <text:p>Handbook on Entropy, Complexity, Spatial Dynamics: The rebirth of theory?</text:p>
          </table:table-cell>
          <table:table-cell table:style-name="ce262" office:value-type="string" calcext:value-type="string">
            <text:p>2010.1489</text:p>
          </table:table-cell>
          <table:table-cell table:style-name="ce262"/>
          <table:table-cell table:style-name="ce262" office:value-type="string" calcext:value-type="string">
            <text:p><text:a xlink:href="https://www.elgaronline.com/view/edcoll/9781839100581/9781839100581.00019.xml" xlink:type="simple">https://www.elgaronline.com/view/edcoll/9781839100581/9781839100581.00019.xml</text:a></text:p>
          </table:table-cell>
          <table:table-cell table:style-name="ce262" office:value-type="string" calcext:value-type="string">
            <text:p>10.4337/9781839100598.00019</text:p>
          </table:table-cell>
          <table:table-cell table:style-name="ce412" office:value-type="string" calcext:value-type="string">
            <text:p>Book chapter</text:p>
          </table:table-cell>
          <table:table-cell table:style-name="ce297"/>
          <table:table-cell table:style-name="ce26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62" table:number-columns-repeated="3"/>
          <table:table-cell table:style-name="ce407" table:number-columns-repeated="1008"/>
        </table:table-row>
        <table:table-row table:style-name="ro28">
          <table:table-cell table:style-name="ce265" office:value-type="string" calcext:value-type="string">
            <text:p>published</text:p>
          </table:table-cell>
          <table:table-cell table:style-name="ce265" office:value-type="string" calcext:value-type="string">
            <text:p>Submitted 09/04/2018 ; minor revision 14/06/2018 ; revised 05/09/2018 ; minor revision 28/03/2019 ; revised 11/06/2019 ; production 9/11/2020 ; proof 07/05/2021 ; published 20/07/2021</text:p>
          </table:table-cell>
          <table:table-cell table:style-name="ce296" office:value-type="string" calcext:value-type="string">
            <text:p>April 2018</text:p>
          </table:table-cell>
          <table:table-cell table:style-name="ce265" office:value-type="string" calcext:value-type="string">
            <text:p>Modeling the co-evolution of cities and networks</text:p>
          </table:table-cell>
          <table:table-cell table:style-name="ce265" office:value-type="string" calcext:value-type="string">
            <text:p>Raimbault J.</text:p>
          </table:table-cell>
          <table:table-cell table:style-name="ce265" office:value-type="string" calcext:value-type="string">
            <text:p>Handbook of Cities and Networks</text:p>
          </table:table-cell>
          <table:table-cell table:style-name="ce265" office:value-type="string" calcext:value-type="string">
            <text:p>1804.0943</text:p>
          </table:table-cell>
          <table:table-cell table:style-name="ce265"/>
          <table:table-cell table:style-name="ce265" office:value-type="string" calcext:value-type="string">
            <text:p><text:a xlink:href="https://www.elgaronline.com/view/edcoll/9781788114707/9781788114707.00015.xml" xlink:type="simple">https://www.elgaronline.com/view/edcoll/9781788114707/9781788114707.00015.xml</text:a></text:p>
          </table:table-cell>
          <table:table-cell table:style-name="ce265" office:value-type="string" calcext:value-type="string">
            <text:p>10.4337/9781788114714.00015</text:p>
          </table:table-cell>
          <table:table-cell table:style-name="ce265" office:value-type="string" calcext:value-type="string">
            <text:p>Book chapter</text:p>
          </table:table-cell>
          <table:table-cell table:style-name="ce296" office:value-type="string" calcext:value-type="string">
            <text:p>9373770629042102363</text:p>
          </table:table-cell>
          <table:table-cell table:style-name="ce265" table:number-columns-repeated="4"/>
          <table:table-cell table:style-name="ce452" table:number-columns-repeated="1008"/>
        </table:table-row>
        <table:table-row table:style-name="ro29">
          <table:table-cell table:style-name="ce262" office:value-type="string" calcext:value-type="string">
            <text:p>published</text:p>
          </table:table-cell>
          <table:table-cell table:style-name="ce262" office:value-type="string" calcext:value-type="string">
            <text:p>Submitted 05/10/2018 ; major revision 18/11/2020 ; submitted 23/02/2021 ; minor revision 19/04/2021 ; submitted 02/06/2021 ; accepted 04/06/2021 ; published 17/06/2021</text:p>
          </table:table-cell>
          <table:table-cell table:style-name="ce297" office:value-type="string" calcext:value-type="string">
            <text:p>October 2018</text:p>
          </table:table-cell>
          <table:table-cell table:style-name="ce317" office:value-type="string" calcext:value-type="string">
            <text:p>Introducing endogenous transport provision in a LUTI model to explore polycentric governance systems</text:p>
          </table:table-cell>
          <table:table-cell table:style-name="ce262" office:value-type="string" calcext:value-type="string">
            <text:p>Raimbault J., Le Nechet F.</text:p>
          </table:table-cell>
          <table:table-cell table:style-name="ce262" office:value-type="string" calcext:value-type="string">
            <text:p>Journal of Transport Geography</text:p>
          </table:table-cell>
          <table:table-cell table:style-name="ce262" office:value-type="string" calcext:value-type="string">
            <text:p>2106.11996</text:p>
          </table:table-cell>
          <table:table-cell table:style-name="ce262" office:value-type="string" calcext:value-type="string">
            <text:p>Halshs-03407821 : TODO claim ?</text:p>
          </table:table-cell>
          <table:table-cell table:style-name="ce262" office:value-type="string" calcext:value-type="string">
            <text:p><text:a xlink:href="https://www.sciencedirect.com/science/article/abs/pii/S096669232100168X" xlink:type="simple">https://www.sciencedirect.com/science/article/abs/pii/S096669232100168X</text:a></text:p>
          </table:table-cell>
          <table:table-cell table:style-name="ce262" office:value-type="string" calcext:value-type="string">
            <text:p>10.1016/j.jtrangeo.2021.103115</text:p>
          </table:table-cell>
          <table:table-cell table:style-name="ce262" office:value-type="string" calcext:value-type="string">
            <text:p>Journal paper</text:p>
          </table:table-cell>
          <table:table-cell table:style-name="ce297"/>
          <table:table-cell table:style-name="ce262" table:number-columns-repeated="4"/>
          <table:table-cell table:style-name="ce407" table:number-columns-repeated="1008"/>
        </table:table-row>
        <table:table-row table:style-name="ro30">
          <table:table-cell table:style-name="ce265" office:value-type="string" calcext:value-type="string">
            <text:p>published</text:p>
          </table:table-cell>
          <table:table-cell table:style-name="ce262" office:value-type="string" calcext:value-type="string">
            <text:p>Submitted 15/02/2021 ; accepted 13/03/2021 ; presented 14/04/2021</text:p>
          </table:table-cell>
          <table:table-cell table:style-name="ce296" office:value-type="string" calcext:value-type="string">
            <text:p>February 2021</text:p>
          </table:table-cell>
          <table:table-cell table:style-name="ce265" office:value-type="string" calcext:value-type="string">
            <text:p>Estimating public transport congestion in UK urban areas with open transport models</text:p>
          </table:table-cell>
          <table:table-cell table:style-name="ce262" office:value-type="string" calcext:value-type="string">
            <text:p>Raimbault J., Batty M.</text:p>
          </table:table-cell>
          <table:table-cell table:style-name="ce265" office:value-type="string" calcext:value-type="string">
            <text:p>GISRUK 2021</text:p>
          </table:table-cell>
          <table:table-cell table:style-name="ce265" office:value-type="string" calcext:value-type="string">
            <text:p>2104.14359</text:p>
          </table:table-cell>
          <table:table-cell table:style-name="ce265"/>
          <table:table-cell table:style-name="ce265" office:value-type="string" calcext:value-type="string">
            <text:p><text:a xlink:href="https://zenodo.org/record/4670012#.YIq88ZNKi3I" xlink:type="simple">https://zenodo.org/record/4670012#.YIq88ZNKi3I</text:a></text:p>
          </table:table-cell>
          <table:table-cell table:style-name="ce265" office:value-type="string" calcext:value-type="string">
            <text:p>10.5281/zenodo.4670012</text:p>
            <text:p/>
          </table:table-cell>
          <table:table-cell table:style-name="ce265" office:value-type="string" calcext:value-type="string">
            <text:p>Proceedings</text:p>
          </table:table-cell>
          <table:table-cell table:style-name="ce296"/>
          <table:table-cell table:style-name="ce265" office:value-type="string" calcext:value-type="string">
            <text:p><text:a xlink:href="http://cardiff.gisruk.org/Proceedings.htm" xlink:type="simple">http://cardiff.gisruk.org/Proceedings.htm</text:a> ; Extended abstract → as short paper</text:p>
          </table:table-cell>
          <table:table-cell table:style-name="ce265" table:number-columns-repeated="3"/>
          <table:table-cell table:style-name="ce452"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20/05/2020 ; revision 09/06/2020 ; submitted 01/07/2020 ; accepted 16/07/2020 ; published 23/07/2020</text:p>
          </table:table-cell>
          <table:table-cell table:style-name="ce297" office:value-type="string" calcext:value-type="string">
            <text:p>May 2020</text:p>
          </table:table-cell>
          <table:table-cell table:style-name="ce319" office:value-type="string" calcext:value-type="string">
            <text:p>Empowering urban governance through urban science: <text:s/>multi-scale dynamics of urban systems worldwide</text:p>
          </table:table-cell>
          <table:table-cell table:style-name="ce262" office:value-type="string" calcext:value-type="string">
            <text:p>Raimbault J., Denis E., Pumain D.</text:p>
          </table:table-cell>
          <table:table-cell table:style-name="ce266" office:value-type="string" calcext:value-type="string">
            <text:p><text:span text:style-name="T4">City2.0</text:span> ; Sustainability</text:p>
          </table:table-cell>
          <table:table-cell table:style-name="ce262" office:value-type="string" calcext:value-type="string">
            <text:p>2005.10007</text:p>
          </table:table-cell>
          <table:table-cell table:style-name="ce262" office:value-type="string" calcext:value-type="string">
            <text:p>halshs-02908594</text:p>
          </table:table-cell>
          <table:table-cell table:style-name="ce262" office:value-type="string" calcext:value-type="string">
            <text:p><text:a xlink:href="https://www.mdpi.com/2071-1050/12/15/5954" xlink:type="simple">https://www.mdpi.com/2071-1050/12/15/5954</text:a></text:p>
          </table:table-cell>
          <table:table-cell table:style-name="ce412" office:value-type="string" calcext:value-type="string">
            <text:p>10.3390/su12155954</text:p>
          </table:table-cell>
          <table:table-cell table:style-name="ce262" office:value-type="string" calcext:value-type="string">
            <text:p>Journal paper</text:p>
          </table:table-cell>
          <table:table-cell table:style-name="ce297" office:value-type="string" calcext:value-type="string">
            <text:p>14984114116196901616</text:p>
          </table:table-cell>
          <table:table-cell table:style-name="ce26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62" table:number-columns-repeated="3"/>
          <table:table-cell table:style-name="ce407"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30/04/2020 ; accepted 01/06/2020 ; camera ready 20/06/2020</text:p>
          </table:table-cell>
          <table:table-cell table:style-name="ce297" office:value-type="string" calcext:value-type="string">
            <text:p>April 2020</text:p>
          </table:table-cell>
          <table:table-cell table:style-name="ce319" office:value-type="string" calcext:value-type="string">
            <text:p>A model of urban evolution based on innovation diffusion</text:p>
          </table:table-cell>
          <table:table-cell table:style-name="ce262" office:value-type="string" calcext:value-type="string">
            <text:p>Raimbault J.</text:p>
          </table:table-cell>
          <table:table-cell table:style-name="ce409" office:value-type="string" calcext:value-type="string">
            <text:p>Artificial Life 2020 Conference</text:p>
          </table:table-cell>
          <table:table-cell table:style-name="ce262" office:value-type="string" calcext:value-type="string">
            <text:p>2004.15023</text:p>
          </table:table-cell>
          <table:table-cell table:style-name="ce262" office:value-type="string" calcext:value-type="string">
            <text:p>hal-03198827</text:p>
          </table:table-cell>
          <table:table-cell table:style-name="ce262" office:value-type="string" calcext:value-type="string">
            <text:p><text:a xlink:href="https://www.mitpressjournals.org/doi/pdf/10.1162/isal_a_00283" xlink:type="simple">https://www.mitpressjournals.org/doi/pdf/10.1162/isal_a_00283</text:a></text:p>
          </table:table-cell>
          <table:table-cell table:style-name="ce262" office:value-type="string" calcext:value-type="string">
            <text:p>10.1162/isal_a_00283</text:p>
          </table:table-cell>
          <table:table-cell table:style-name="ce262" office:value-type="string" calcext:value-type="string">
            <text:p>Proceedings</text:p>
          </table:table-cell>
          <table:table-cell table:style-name="ce297" office:value-type="string" calcext:value-type="string">
            <text:p>9806590537964641047</text:p>
          </table:table-cell>
          <table:table-cell table:style-name="ce262" table:number-columns-repeated="4"/>
          <table:table-cell table:style-name="ce407" table:number-columns-repeated="1008"/>
        </table:table-row>
        <table:table-row table:style-name="ro12">
          <table:table-cell table:style-name="ce266" office:value-type="string" calcext:value-type="string">
            <text:p>published</text:p>
          </table:table-cell>
          <table:table-cell table:style-name="ce266" office:value-type="string" calcext:value-type="string">
            <text:p>Submitted 10/01/2020 ; published 07/2020</text:p>
          </table:table-cell>
          <table:table-cell table:style-name="ce300" office:value-type="string" calcext:value-type="string">
            <text:p>January 2020</text:p>
          </table:table-cell>
          <table:table-cell table:style-name="ce380" office:value-type="string" calcext:value-type="string">
            <text:p>A scala library for spatial sensitivity analysis</text:p>
          </table:table-cell>
          <table:table-cell table:style-name="ce266" office:value-type="string" calcext:value-type="string">
            <text:p>Raimbault J., Perret J., Reuillon R.</text:p>
          </table:table-cell>
          <table:table-cell table:style-name="ce266" office:value-type="string" calcext:value-type="string">
            <text:p>GISRUK 2020</text:p>
          </table:table-cell>
          <table:table-cell table:style-name="ce265" office:value-type="string" calcext:value-type="string">
            <text:p>2007.10667</text:p>
          </table:table-cell>
          <table:table-cell table:style-name="ce265"/>
          <table:table-cell table:style-name="ce265" office:value-type="string" calcext:value-type="string">
            <text:p><text:a xlink:href="http://london.gisruk.org/gisruk2020_proceedings/GISRUK2020_paper_32.pdf" xlink:type="simple">http://london.gisruk.org/gisruk2020_proceedings/GISRUK2020_paper_32.pdf</text:a></text:p>
          </table:table-cell>
          <table:table-cell table:style-name="ce265"/>
          <table:table-cell table:style-name="ce265" office:value-type="string" calcext:value-type="string">
            <text:p>Proceedings</text:p>
          </table:table-cell>
          <table:table-cell table:style-name="ce296" office:value-type="string" calcext:value-type="string">
            <text:p>2854144428710521623</text:p>
          </table:table-cell>
          <table:table-cell table:style-name="ce265" office:value-type="string" calcext:value-type="string">
            <text:p>Short paper</text:p>
          </table:table-cell>
          <table:table-cell table:style-name="ce265" table:number-columns-repeated="3"/>
          <table:table-cell table:style-name="ce452"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97" office:value-type="string" calcext:value-type="string">
            <text:p>September 2018</text:p>
          </table:table-cell>
          <table:table-cell table:style-name="ce262" office:value-type="string" calcext:value-type="string">
            <text:p>A spatial agent based model for simulating and optimizing networked eco-industrial systems</text:p>
          </table:table-cell>
          <table:table-cell table:style-name="ce262" office:value-type="string" calcext:value-type="string">
            <text:p>Raimbault J, Broere J., Somveille M., Serna J.M, Strombom E., Moore C., Zhu B., Sugar L.</text:p>
          </table:table-cell>
          <table:table-cell table:style-name="ce262" office:value-type="string" calcext:value-type="string">
            <text:p><text:span text:style-name="T4">Scientific Reports</text:span> ; Resources, Conservation &amp; Recycling</text:p>
          </table:table-cell>
          <table:table-cell table:style-name="ce262" office:value-type="string" calcext:value-type="string">
            <text:p>2003.14133</text:p>
          </table:table-cell>
          <table:table-cell table:style-name="ce262" office:value-type="string" calcext:value-type="string">
            <text:p>halshs-02526201</text:p>
          </table:table-cell>
          <table:table-cell table:style-name="ce262" office:value-type="string" calcext:value-type="string">
            <text:p><text:a xlink:href="https://www.sciencedirect.com/science/article/pii/S0921344919304446" xlink:type="simple">https://www.sciencedirect.com/science/article/pii/S0921344919304446</text:a></text:p>
          </table:table-cell>
          <table:table-cell table:style-name="ce262" office:value-type="string" calcext:value-type="string">
            <text:p>10.1016/j.resconrec.2019.104538</text:p>
          </table:table-cell>
          <table:table-cell table:style-name="ce262" office:value-type="string" calcext:value-type="string">
            <text:p>Journal paper</text:p>
          </table:table-cell>
          <table:table-cell table:style-name="ce297" office:value-type="string" calcext:value-type="string">
            <text:p>18328166108071645739</text:p>
          </table:table-cell>
          <table:table-cell table:style-name="ce262" office:value-type="string" calcext:value-type="string">
            <text:p>Special issue RCR</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09/08/2019 ; v2 14/08/2019</text:p>
          </table:table-cell>
          <table:table-cell table:style-name="ce290" office:value-type="string" calcext:value-type="string">
            <text:p>August 2019</text:p>
          </table:table-cell>
          <table:table-cell table:style-name="ce381" office:value-type="string" calcext:value-type="string">
            <text:p>Perspectives on urban theories</text:p>
          </table:table-cell>
          <table:table-cell table:style-name="ce262" office:value-type="string" calcext:value-type="string">
            <text:p>Pumain D., 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911.02854</text:p>
          </table:table-cell>
          <table:table-cell table:style-name="ce262" office:value-type="string" calcext:value-type="string">
            <text:p>halshs-02430512</text:p>
          </table:table-cell>
          <table:table-cell table:style-name="ce262" office:value-type="string" calcext:value-type="string">
            <text:p><text:a xlink:href="https://link.springer.com/chapter/10.1007/978-3-030-36656-8_16" xlink:type="simple">https://link.springer.com/chapter/10.1007/978-3-030-36656-8_16</text:a></text:p>
          </table:table-cell>
          <table:table-cell table:style-name="ce262" office:value-type="string" calcext:value-type="string">
            <text:p>10.1007/978-3-030-36656-8_16</text:p>
          </table:table-cell>
          <table:table-cell table:style-name="ce262" office:value-type="string" calcext:value-type="string">
            <text:p>Book chapter</text:p>
          </table:table-cell>
          <table:table-cell table:style-name="ce297" office:value-type="string" calcext:value-type="string">
            <text:p>15223750974973233377</text:p>
          </table:table-cell>
          <table:table-cell table:style-name="ce262" table:number-columns-repeated="2"/>
          <table:table-cell table:style-name="ce262" office:value-type="string" calcext:value-type="string">
            <text:p>Pumain D., Raimbault J. (2020) Conclusion: Perspectives on Urban Theories. In: Pumain D. (eds) Theories and Models of Urbanization, pp 303-330. Lecture Notes in Morphogenesis. Springer, Cham</text:p>
          </table:table-cell>
          <table:table-cell table:style-name="ce262"/>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0/11/2018 ; minor revision 08/06/2019 ; v2 08/06/2019</text:p>
          </table:table-cell>
          <table:table-cell table:style-name="ce297" office:value-type="string" calcext:value-type="string">
            <text:p>November 2018</text:p>
          </table:table-cell>
          <table:table-cell table:style-name="ce262" office:value-type="string" calcext:value-type="string">
            <text:p>Relating complexities for the reflexive study of complex systems</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11.0427</text:p>
          </table:table-cell>
          <table:table-cell table:style-name="ce262" office:value-type="string" calcext:value-type="string">
            <text:p>halshs-02430521</text:p>
          </table:table-cell>
          <table:table-cell table:style-name="ce262" office:value-type="string" calcext:value-type="string">
            <text:p><text:a xlink:href="https://link.springer.com/chapter/10.1007/978-3-030-36656-8" xlink:type="simple">https://link.springer.com/chapter/10.1007/978-3-030-36656-8</text:a>_3</text:p>
          </table:table-cell>
          <table:table-cell table:style-name="ce412" office:value-type="string" calcext:value-type="string">
            <text:p>10.1007/978-3-030-36656-8_3</text:p>
          </table:table-cell>
          <table:table-cell table:style-name="ce262" office:value-type="string" calcext:value-type="string">
            <text:p>Book chapter</text:p>
          </table:table-cell>
          <table:table-cell table:style-name="ce297" office:value-type="string" calcext:value-type="string">
            <text:p>9617054771264318675</text:p>
          </table:table-cell>
          <table:table-cell table:style-name="ce262" table:number-columns-repeated="2"/>
          <table:table-cell table:style-name="ce26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62"/>
          <table:table-cell table:style-name="ce407" table:number-columns-repeated="1008"/>
        </table:table-row>
        <table:table-row table:style-name="ro33">
          <table:table-cell table:style-name="ce262" office:value-type="string" calcext:value-type="string">
            <text:p>published</text:p>
          </table:table-cell>
          <table:table-cell table:style-name="ce262" office:value-type="string" calcext:value-type="string">
            <text:p>Submitted 04/09/2018 ; v2 21/06/2019</text:p>
          </table:table-cell>
          <table:table-cell table:style-name="ce297" office:value-type="string" calcext:value-type="string">
            <text:p>August 2018</text:p>
          </table:table-cell>
          <table:table-cell table:style-name="ce381" office:value-type="string" calcext:value-type="string">
            <text:p>Unveiling co-evolutionary patterns in systems of cities : systematic exploration of the SimpopNet model</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09.00861</text:p>
          </table:table-cell>
          <table:table-cell table:style-name="ce262" office:value-type="string" calcext:value-type="string">
            <text:p>halshs-02442699</text:p>
          </table:table-cell>
          <table:table-cell table:style-name="ce262" office:value-type="string" calcext:value-type="string">
            <text:p><text:a xlink:href="https://link.springer.com/chapter/10.1007/978-3-030-36656-8_14" xlink:type="simple">https://link.springer.com/chapter/10.1007/978-3-030-36656-8_14</text:a></text:p>
          </table:table-cell>
          <table:table-cell table:style-name="ce262" office:value-type="string" calcext:value-type="string">
            <text:p>10.1007/978-3-030-36656-8_14</text:p>
          </table:table-cell>
          <table:table-cell table:style-name="ce262" office:value-type="string" calcext:value-type="string">
            <text:p>Book chapter</text:p>
          </table:table-cell>
          <table:table-cell table:style-name="ce297" office:value-type="string" calcext:value-type="string">
            <text:p>7454429458419916981</text:p>
          </table:table-cell>
          <table:table-cell table:style-name="ce262" table:number-columns-repeated="2"/>
          <table:table-cell table:style-name="ce412"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62"/>
          <table:table-cell table:style-name="ce407" table:number-columns-repeated="1008"/>
        </table:table-row>
        <table:table-row table:style-name="ro34">
          <table:table-cell table:style-name="ce265" office:value-type="string" calcext:value-type="string">
            <text:p>published</text:p>
          </table:table-cell>
          <table:table-cell table:style-name="ce265" office:value-type="string" calcext:value-type="string">
            <text:p>Submitted 27/03/2019 ; minor revision 03/05/2019</text:p>
          </table:table-cell>
          <table:table-cell table:style-name="ce290" office:value-type="string" calcext:value-type="string">
            <text:p>March 2019</text:p>
          </table:table-cell>
          <table:table-cell table:style-name="ce265" office:value-type="string" calcext:value-type="string">
            <text:p>Methods for Exploring Simulation Models</text:p>
          </table:table-cell>
          <table:table-cell table:style-name="ce265" office:value-type="string" calcext:value-type="string">
            <text:p>Raimbault J., Pumain D.</text:p>
          </table:table-cell>
          <table:table-cell table:style-name="ce265" office:value-type="string" calcext:value-type="string">
            <text:p>Geographical Modelling: Cities and Territories</text:p>
          </table:table-cell>
          <table:table-cell table:style-name="ce265" office:value-type="string" calcext:value-type="string">
            <text:p>1905.0716</text:p>
          </table:table-cell>
          <table:table-cell table:style-name="ce265" office:value-type="string" calcext:value-type="string">
            <text:p>halshs-02435197</text:p>
          </table:table-cell>
          <table:table-cell table:style-name="ce265" office:value-type="string" calcext:value-type="string">
            <text:p><text:a xlink:href="https://onlinelibrary.wiley.com/doi/abs/10.1002/9781119687290.ch5" xlink:type="simple">https://onlinelibrary.wiley.com/doi/abs/10.1002/9781119687290.ch5</text:a></text:p>
          </table:table-cell>
          <table:table-cell table:style-name="ce265" office:value-type="string" calcext:value-type="string">
            <text:p>10.1002/9781119687290.ch5</text:p>
          </table:table-cell>
          <table:table-cell table:style-name="ce265" office:value-type="string" calcext:value-type="string">
            <text:p>Book chapter</text:p>
          </table:table-cell>
          <table:table-cell table:style-name="ce296" office:value-type="string" calcext:value-type="string">
            <text:p>449546012447472251</text:p>
          </table:table-cell>
          <table:table-cell table:style-name="ce265" office:value-type="string" calcext:value-type="string">
            <text:p>Translated from French : « Méthodes d’exploration de la dynamique des algorithmes » in La modelisation des Villes et des Territoires; ISBN : 978-1-786-30490-2</text:p>
          </table:table-cell>
          <table:table-cell table:style-name="ce265"/>
          <table:table-cell table:style-name="ce430"/>
          <table:table-cell table:style-name="ce265"/>
          <table:table-cell table:style-name="ce452" table:number-columns-repeated="1008"/>
        </table:table-row>
        <table:table-row table:style-name="ro35">
          <table:table-cell table:style-name="ce265" office:value-type="string" calcext:value-type="string">
            <text:p>published</text:p>
          </table:table-cell>
          <table:table-cell table:style-name="ce265" office:value-type="string" calcext:value-type="string">
            <text:p>Submitted 06/08/2019 ; major revision 30/09/2019 ; submitted 05/11/2019 ; accepted 06/11/2019 ; published 20/11/2019</text:p>
          </table:table-cell>
          <table:table-cell table:style-name="ce296" office:value-type="string" calcext:value-type="string">
            <text:p>August 2019</text:p>
          </table:table-cell>
          <table:table-cell table:style-name="ce265" office:value-type="string" calcext:value-type="string">
            <text:p>Second-order Control of Complex Systems with Correlated Synthetic Data</text:p>
          </table:table-cell>
          <table:table-cell table:style-name="ce265" office:value-type="string" calcext:value-type="string">
            <text:p>Raimbault J.</text:p>
          </table:table-cell>
          <table:table-cell table:style-name="ce265" office:value-type="string" calcext:value-type="string">
            <text:p><text:span text:style-name="T4">Rochebrune 2016</text:span> ; <text:span text:style-name="T4">PNAS</text:span> ; <text:span text:style-name="T4">EPJDS</text:span> ; CASModeling</text:p>
          </table:table-cell>
          <table:table-cell table:style-name="ce265" office:value-type="string" calcext:value-type="string">
            <text:p>1908.02034</text:p>
          </table:table-cell>
          <table:table-cell table:style-name="ce265" office:value-type="string" calcext:value-type="string">
            <text:p>halshs-02376968</text:p>
          </table:table-cell>
          <table:table-cell table:style-name="ce265" office:value-type="string" calcext:value-type="string">
            <text:p><text:a xlink:href="https://casmodeling.springeropen.com/articles/10.1186/s40294-019-0065-y" xlink:type="simple">https://casmodeling.springeropen.com/articles/10.1186/s40294-019-0065-y</text:a></text:p>
          </table:table-cell>
          <table:table-cell table:style-name="ce265" office:value-type="string" calcext:value-type="string">
            <text:p>10.1186/s40294-019-0065-y</text:p>
          </table:table-cell>
          <table:table-cell table:style-name="ce265" office:value-type="string" calcext:value-type="string">
            <text:p>Journal paper</text:p>
          </table:table-cell>
          <table:table-cell table:style-name="ce296" office:value-type="string" calcext:value-type="string">
            <text:p>16669288847969938112</text:p>
          </table:table-cell>
          <table:table-cell table:style-name="ce265" office:value-type="string" calcext:value-type="string">
            <text:p>Check rochebrune 2016 proceedings : stalled → journal paper</text:p>
          </table:table-cell>
          <table:table-cell table:style-name="ce265" table:number-columns-repeated="3"/>
          <table:table-cell table:style-name="ce452"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17/03/2019 ; minor revision 25/05/2019 ; submitted 11/09/2019 ; accepted 22/10/2019 ; published 19/11/2019</text:p>
          </table:table-cell>
          <table:table-cell table:style-name="ce289" office:value-type="string" calcext:value-type="string">
            <text:p>March 2019</text:p>
          </table:table-cell>
          <table:table-cell table:style-name="ce262" office:value-type="string" calcext:value-type="string">
            <text:p>Multi-dimensional Urban Network Percolation</text:p>
          </table:table-cell>
          <table:table-cell table:style-name="ce262" office:value-type="string" calcext:value-type="string">
            <text:p>Raimbault J.</text:p>
          </table:table-cell>
          <table:table-cell table:style-name="ce262" office:value-type="string" calcext:value-type="string">
            <text:p>JIMIS</text:p>
          </table:table-cell>
          <table:table-cell table:style-name="ce262" office:value-type="string" calcext:value-type="string">
            <text:p>1903.07141</text:p>
          </table:table-cell>
          <table:table-cell table:style-name="ce262" office:value-type="string" calcext:value-type="string">
            <text:p>halshs-02361292</text:p>
          </table:table-cell>
          <table:table-cell table:style-name="ce262" office:value-type="string" calcext:value-type="string">
            <text:p><text:a xlink:href="https://jimis.episciences.org/5913" xlink:type="simple">https://jimis.episciences.org/5913</text:a></text:p>
          </table:table-cell>
          <table:table-cell table:style-name="ce262" office:value-type="string" calcext:value-type="string">
            <text:p>10.18713/JIMIS-180719-5-5</text:p>
          </table:table-cell>
          <table:table-cell table:style-name="ce262" office:value-type="string" calcext:value-type="string">
            <text:p>Journal paper</text:p>
          </table:table-cell>
          <table:table-cell table:style-name="ce297" office:value-type="string" calcext:value-type="string">
            <text:p>17015721283376298278</text:p>
          </table:table-cell>
          <table:table-cell table:style-name="ce262" office:value-type="string" calcext:value-type="string">
            <text:p>Special issue JIMIS (proposition Marami)</text:p>
          </table:table-cell>
          <table:table-cell table:style-name="ce262" table:number-columns-repeated="3"/>
          <table:table-cell table:style-name="ce407" table:number-columns-repeated="1008"/>
        </table:table-row>
        <table:table-row table:style-name="ro36">
          <table:table-cell table:style-name="ce262" office:value-type="string" calcext:value-type="string">
            <text:p>published</text:p>
          </table:table-cell>
          <table:table-cell table:style-name="ce262" office:value-type="string" calcext:value-type="string">
            <text:p>Submitted 21/08/2018 ; major revision 09/05/2019 ; revised 09/07/2019 ; minor revision 24/09/2019 ; submitted 21/10/2019 ; accepted 29/10/1989 ; published 18/11/2019</text:p>
          </table:table-cell>
          <table:table-cell table:style-name="ce296" office:value-type="string" calcext:value-type="string">
            <text:p>August 2018</text:p>
          </table:table-cell>
          <table:table-cell table:style-name="ce385" office:value-type="string" calcext:value-type="string">
            <text:p>An Empirical Analysis of the Spatial Variability of Fuel Prices in the United States</text:p>
          </table:table-cell>
          <table:table-cell table:style-name="ce262" office:value-type="string" calcext:value-type="string">
            <text:p>Raimbault J., Bergeaud A.</text:p>
          </table:table-cell>
          <table:table-cell table:style-name="ce262" office:value-type="string" calcext:value-type="string">
            <text:p>Transportation Research Part A</text:p>
          </table:table-cell>
          <table:table-cell table:style-name="ce262" office:value-type="string" calcext:value-type="string">
            <text:p>1706.07467</text:p>
          </table:table-cell>
          <table:table-cell table:style-name="ce262" office:value-type="string" calcext:value-type="string">
            <text:p>hal-02370106</text:p>
          </table:table-cell>
          <table:table-cell table:style-name="ce262" office:value-type="string" calcext:value-type="string">
            <text:p><text:a xlink:href="https://www.sciencedirect.com/science/article/pii/S0965856418310784" xlink:type="simple">https://www.sciencedirect.com/science/article/pii/S0965856418310784</text:a></text:p>
          </table:table-cell>
          <table:table-cell table:style-name="ce262" office:value-type="string" calcext:value-type="string">
            <text:p>10.1016/j.tra.2019.10.016</text:p>
          </table:table-cell>
          <table:table-cell table:style-name="ce262" office:value-type="string" calcext:value-type="string">
            <text:p>Journal paper</text:p>
          </table:table-cell>
          <table:table-cell table:style-name="ce297" office:value-type="string" calcext:value-type="string">
            <text:p>3554908076727784787</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7">
          <table:table-cell table:style-name="ce262" office:value-type="string" calcext:value-type="string">
            <text:p>published</text:p>
          </table:table-cell>
          <table:table-cell table:style-name="ce26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97" office:value-type="string" calcext:value-type="string">
            <text:p>June 2018</text:p>
          </table:table-cell>
          <table:table-cell table:style-name="ce387" office:value-type="string" calcext:value-type="string">
            <text:p>Space Matters: extending sensitivity analysis to initial spatial conditions in geosimulation models</text:p>
          </table:table-cell>
          <table:table-cell table:style-name="ce262" office:value-type="string" calcext:value-type="string">
            <text:p>Raimbault J., Cottineau C., Le Texier M., Le Nechet F., Reuillon R.</text:p>
          </table:table-cell>
          <table:table-cell table:style-name="ce262" office:value-type="string" calcext:value-type="string">
            <text:p><text:span text:style-name="T4">EPB </text:span>; <text:span text:style-name="T4">Computer, Environment and Urban Systems</text:span> ; JASSS</text:p>
          </table:table-cell>
          <table:table-cell table:style-name="ce262" office:value-type="string" calcext:value-type="string">
            <text:p>1812.06008</text:p>
          </table:table-cell>
          <table:table-cell table:style-name="ce262" office:value-type="string" calcext:value-type="string">
            <text:p>halshs-02353359</text:p>
          </table:table-cell>
          <table:table-cell table:style-name="ce262" office:value-type="string" calcext:value-type="string">
            <text:p><text:a xlink:href="http://jasss.soc.surrey.ac.uk/22/4/10.html" xlink:type="simple">http://jasss.soc.surrey.ac.uk/22/4/10.html</text:a></text:p>
          </table:table-cell>
          <table:table-cell table:style-name="ce262" office:value-type="string" calcext:value-type="string">
            <text:p>10.18564/jasss.4136</text:p>
          </table:table-cell>
          <table:table-cell table:style-name="ce262" office:value-type="string" calcext:value-type="string">
            <text:p>Journal paper</text:p>
          </table:table-cell>
          <table:table-cell table:style-name="ce297" office:value-type="string" calcext:value-type="string">
            <text:p>3322999375626868111</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8">
          <table:table-cell table:style-name="ce262" office:value-type="string" calcext:value-type="string">
            <text:p>published</text:p>
          </table:table-cell>
          <table:table-cell table:style-name="ce26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97" office:value-type="string" calcext:value-type="string">
            <text:p>September 2018</text:p>
          </table:table-cell>
          <table:table-cell table:style-name="ce395" office:value-type="string" calcext:value-type="string">
            <text:p>Empowering open science with reflexive and spatialised indicators</text:p>
          </table:table-cell>
          <table:table-cell table:style-name="ce262" office:value-type="string" calcext:value-type="string">
            <text:p>Raimbault, J., Chasset P.O, Cottineau C., Commenges H., Pumain D., Kosmopoulos C., Banos A.</text:p>
          </table:table-cell>
          <table:table-cell table:style-name="ce262"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62" office:value-type="string" calcext:value-type="string">
            <text:p>1808.07282</text:p>
          </table:table-cell>
          <table:table-cell table:style-name="ce262" office:value-type="string" calcext:value-type="string">
            <text:p>hal-01976025</text:p>
          </table:table-cell>
          <table:table-cell table:style-name="ce262" office:value-type="string" calcext:value-type="string">
            <text:p><text:a xlink:href="https://journals.sagepub.com/doi/10.1177/2399808319870816" xlink:type="simple">https://journals.sagepub.com/doi/10.1177/2399808319870816</text:a></text:p>
          </table:table-cell>
          <table:table-cell table:style-name="ce262" office:value-type="string" calcext:value-type="string">
            <text:p>10.1177/2399808319870816</text:p>
          </table:table-cell>
          <table:table-cell table:style-name="ce262" office:value-type="string" calcext:value-type="string">
            <text:p>Journal paper</text:p>
          </table:table-cell>
          <table:table-cell table:style-name="ce297" office:value-type="string" calcext:value-type="string">
            <text:p>15505474021881395328</text:p>
          </table:table-cell>
          <table:table-cell table:style-name="ce262" table:number-columns-repeated="2"/>
          <table:table-cell table:style-name="ce26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62"/>
          <table:table-cell table:style-name="ce407" table:number-columns-repeated="1008"/>
        </table:table-row>
        <table:table-row table:style-name="ro39">
          <table:table-cell table:style-name="ce262" office:value-type="string" calcext:value-type="string">
            <text:p>published</text:p>
          </table:table-cell>
          <table:table-cell table:style-name="ce262" office:value-type="string" calcext:value-type="string">
            <text:p>Submitted 04/12/2018 ; minor revision 06/12/2018 ; revised 30/01/2019 ; production 07/03/2019</text:p>
          </table:table-cell>
          <table:table-cell table:style-name="ce297" office:value-type="string" calcext:value-type="string">
            <text:p>December 2018</text:p>
          </table:table-cell>
          <table:table-cell table:style-name="ce262" office:value-type="string" calcext:value-type="string">
            <text:p>Evolving accessibility landscapes: mutations of transportation networks in China</text:p>
          </table:table-cell>
          <table:table-cell table:style-name="ce262" office:value-type="string" calcext:value-type="string">
            <text:p>Raimbault J.</text:p>
          </table:table-cell>
          <table:table-cell table:style-name="ce262" office:value-type="string" calcext:value-type="string">
            <text:p>Medium e-book</text:p>
          </table:table-cell>
          <table:table-cell table:style-name="ce262" office:value-type="string" calcext:value-type="string">
            <text:p>1812.01473</text:p>
          </table:table-cell>
          <table:table-cell table:style-name="ce262" office:value-type="string" calcext:value-type="string">
            <text:p>halshs-02265423</text:p>
          </table:table-cell>
          <table:table-cell table:style-name="ce262" office:value-type="string" calcext:value-type="string">
            <text:p><text:a xlink:href="http://mediumcities-china.org/download/2279/" xlink:type="simple">http://mediumcities-china.org/download/2279/</text:a></text:p>
          </table:table-cell>
          <table:table-cell table:style-name="ce262" office:value-type="string" calcext:value-type="string">
            <text:p>TODO DOI ISBN ? <text:a xlink:href="https://www.doi.org/factsheets/ISBN-A.html" xlink:type="simple">https://www.doi.org/factsheets/ISBN-A.html</text:a></text:p>
          </table:table-cell>
          <table:table-cell table:style-name="ce262" office:value-type="string" calcext:value-type="string">
            <text:p>Book chapter</text:p>
          </table:table-cell>
          <table:table-cell table:style-name="ce297" office:value-type="string" calcext:value-type="string">
            <text:p>9175927119370543724</text:p>
          </table:table-cell>
          <table:table-cell table:style-name="ce262" office:value-type="string" calcext:value-type="string">
            <text:p>TODO : production version HAL ; arxiv revised version</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5/03/2019 ; minor revision 30/04/2019 ; revised 24/05/2019 ; published 15/06/2019</text:p>
          </table:table-cell>
          <table:table-cell table:style-name="ce290" office:value-type="string" calcext:value-type="string">
            <text:p>March 2019</text:p>
          </table:table-cell>
          <table:table-cell table:style-name="ce381" office:value-type="string" calcext:value-type="string">
            <text:p>Generating urban morphologies at large scales</text:p>
          </table:table-cell>
          <table:table-cell table:style-name="ce262" office:value-type="string" calcext:value-type="string">
            <text:p>Raimbault J., Perret J.</text:p>
          </table:table-cell>
          <table:table-cell table:style-name="ce381" office:value-type="string" calcext:value-type="string">
            <text:p>Alife 2019 Proceedings</text:p>
          </table:table-cell>
          <table:table-cell table:style-name="ce262" office:value-type="string" calcext:value-type="string">
            <text:p>1903.06807</text:p>
          </table:table-cell>
          <table:table-cell table:style-name="ce262" office:value-type="string" calcext:value-type="string">
            <text:p>halshs-02265415</text:p>
          </table:table-cell>
          <table:table-cell table:style-name="ce262" office:value-type="string" calcext:value-type="string">
            <text:p><text:a xlink:href="https://www.mitpressjournals.org/doi/abs/10.1162/isal_a_00159" xlink:type="simple">https://www.mitpressjournals.org/doi/abs/10.1162/isal_a_00159</text:a></text:p>
          </table:table-cell>
          <table:table-cell table:style-name="ce262" office:value-type="string" calcext:value-type="string">
            <text:p>10.1162/isal_a_00159</text:p>
          </table:table-cell>
          <table:table-cell table:style-name="ce262" office:value-type="string" calcext:value-type="string">
            <text:p>Proceedings</text:p>
          </table:table-cell>
          <table:table-cell table:style-name="ce297" office:value-type="string" calcext:value-type="string">
            <text:p>5540661084182804231</text:p>
          </table:table-cell>
          <table:table-cell table:style-name="ce262" table:number-columns-repeated="4"/>
          <table:table-cell table:style-name="ce407" table:number-columns-repeated="1008"/>
        </table:table-row>
        <table:table-row table:style-name="ro40">
          <table:table-cell table:style-name="ce262" office:value-type="string" calcext:value-type="string">
            <text:p>published</text:p>
          </table:table-cell>
          <table:table-cell table:style-name="ce262" office:value-type="string" calcext:value-type="string">
            <text:p>Submitted 03/12/2017 ; major revision 18/05/2018 ; revised 13/07/2018 ; accepted – minor revisions 18/12/2018 ; revised 10/01/2019 ; accepted 14/03/2019 ; published 25/03/2018</text:p>
          </table:table-cell>
          <table:table-cell table:style-name="ce297" office:value-type="string" calcext:value-type="string">
            <text:p>December 2017</text:p>
          </table:table-cell>
          <table:table-cell table:style-name="ce262" office:value-type="string" calcext:value-type="string">
            <text:p>Exploration of an Interdisciplinary Scientific Landscape</text:p>
          </table:table-cell>
          <table:table-cell table:style-name="ce262" office:value-type="string" calcext:value-type="string">
            <text:p>Raimbault J.</text:p>
          </table:table-cell>
          <table:table-cell table:style-name="ce262" office:value-type="string" calcext:value-type="string">
            <text:p>Scientometrics</text:p>
          </table:table-cell>
          <table:table-cell table:style-name="ce262" office:value-type="string" calcext:value-type="string">
            <text:p>1712.00805</text:p>
          </table:table-cell>
          <table:table-cell table:style-name="ce262" office:value-type="string" calcext:value-type="string">
            <text:p>halshs-02080535</text:p>
          </table:table-cell>
          <table:table-cell table:style-name="ce262" office:value-type="string" calcext:value-type="string">
            <text:p><text:a xlink:href="https://link.springer.com/article/10.1007%2Fs11192-019-03090-3" xlink:type="simple">https://link.springer.com/article/10.1007%2Fs11192-019-03090-3</text:a></text:p>
          </table:table-cell>
          <table:table-cell table:style-name="ce262" office:value-type="string" calcext:value-type="string">
            <text:p>10.1007/s11192-019-03090-3</text:p>
          </table:table-cell>
          <table:table-cell table:style-name="ce262" office:value-type="string" calcext:value-type="string">
            <text:p>Journal paper</text:p>
          </table:table-cell>
          <table:table-cell table:style-name="ce297" office:value-type="string" calcext:value-type="string">
            <text:p>9496023570500567367</text:p>
          </table:table-cell>
          <table:table-cell table:style-name="ce262" office:value-type="string" calcext:value-type="string">
            <text:p>TODO : final arxiv with doi ; texte hal</text:p>
          </table:table-cell>
          <table:table-cell table:style-name="ce262" table:number-columns-repeated="3"/>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bmitted 10/05/2018 ; minor revision 13/06/2018 ; revised 29/07/2018 ; published 24/03/2018</text:p>
          </table:table-cell>
          <table:table-cell table:style-name="ce296" office:value-type="string" calcext:value-type="string">
            <text:p>May 2018</text:p>
          </table:table-cell>
          <table:table-cell table:style-name="ce385" office:value-type="string" calcext:value-type="string">
            <text:p>An Urban Morphogenesis Model Capturing Interactions between Networks and Territories</text:p>
          </table:table-cell>
          <table:table-cell table:style-name="ce262" office:value-type="string" calcext:value-type="string">
            <text:p>Raimbault J.</text:p>
          </table:table-cell>
          <table:table-cell table:style-name="ce262" office:value-type="string" calcext:value-type="string">
            <text:p>Mathematics of Urban Morphogenesis, Springer</text:p>
          </table:table-cell>
          <table:table-cell table:style-name="ce262" office:value-type="string" calcext:value-type="string">
            <text:p>1805.05195</text:p>
          </table:table-cell>
          <table:table-cell table:style-name="ce266" office:value-type="string" calcext:value-type="string">
            <text:p>halshs-02080541</text:p>
          </table:table-cell>
          <table:table-cell table:style-name="ce266" office:value-type="string" calcext:value-type="string">
            <text:p><text:a xlink:href="https://link.springer.com/chapter/10.1007/978-3-030-12381-9_17" xlink:type="simple">https://link.springer.com/chapter/10.1007/978-3-030-12381-9_17</text:a></text:p>
          </table:table-cell>
          <table:table-cell table:style-name="ce411" office:value-type="string" calcext:value-type="string">
            <text:p>10.1007/978-3-030-12381-9_17</text:p>
          </table:table-cell>
          <table:table-cell table:style-name="ce266" office:value-type="string" calcext:value-type="string">
            <text:p>Book chapter</text:p>
          </table:table-cell>
          <table:table-cell table:style-name="ce300" office:value-type="string" calcext:value-type="string">
            <text:p>1733317322551838105</text:p>
          </table:table-cell>
          <table:table-cell table:style-name="ce262" office:value-type="string" calcext:value-type="string">
            <text:p>TODO : final arxiv with doi ; hal</text:p>
          </table:table-cell>
          <table:table-cell table:style-name="ce262"/>
          <table:table-cell table:style-name="ce26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62"/>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22/07/2017 ; minor revision 24/01/2018 ; revised 02/07/2018 ; published 06/09/2018</text:p>
          </table:table-cell>
          <table:table-cell table:style-name="ce297" office:value-type="string" calcext:value-type="string">
            <text:p>July 2017</text:p>
          </table:table-cell>
          <table:table-cell table:style-name="ce262" office:value-type="string" calcext:value-type="string">
            <text:p>Calibration of a Density-based Model of Urban Morphogenesis</text:p>
          </table:table-cell>
          <table:table-cell table:style-name="ce262" office:value-type="string" calcext:value-type="string">
            <text:p>Raimbault J.</text:p>
          </table:table-cell>
          <table:table-cell table:style-name="ce262" office:value-type="string" calcext:value-type="string">
            <text:p>Plos ONE</text:p>
          </table:table-cell>
          <table:table-cell table:style-name="ce262" office:value-type="string" calcext:value-type="string">
            <text:p>1708.06743</text:p>
          </table:table-cell>
          <table:table-cell table:style-name="ce410" office:value-type="string" calcext:value-type="string">
            <text:p>hal-01871639</text:p>
          </table:table-cell>
          <table:table-cell table:style-name="ce262" office:value-type="string" calcext:value-type="string">
            <text:p>https://journals.plos.org/plosone/article?id=10.1371/journal.pone.0203516</text:p>
          </table:table-cell>
          <table:table-cell table:style-name="ce413" office:value-type="string" calcext:value-type="string">
            <text:p>10.1371/journal.pone.0203516</text:p>
          </table:table-cell>
          <table:table-cell table:style-name="ce262" office:value-type="string" calcext:value-type="string">
            <text:p>Journal paper</text:p>
          </table:table-cell>
          <table:table-cell table:style-name="ce297" office:value-type="string" calcext:value-type="string">
            <text:p>15848250065112202064</text:p>
          </table:table-cell>
          <table:table-cell table:style-name="ce262" table:number-columns-repeated="2"/>
          <table:table-cell table:style-name="ce262" office:value-type="string" calcext:value-type="string">
            <text:p>Raimbault, J. (2018). Calibration of a density-based model of urban morphogenesis. \textit{PloS one}, 13(9), e0203516.</text:p>
          </table:table-cell>
          <table:table-cell table:style-name="ce26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07"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28/07/2017 ; revised 28/02/1018 ; accepted 05/04/2018 ; published 05/2018</text:p>
          </table:table-cell>
          <table:table-cell table:style-name="ce297" office:value-type="string" calcext:value-type="string">
            <text:p>July 2017</text:p>
          </table:table-cell>
          <table:table-cell table:style-name="ce262" office:value-type="string" calcext:value-type="string">
            <text:p>Indirect Evidence of Network Effects in a System of Cities</text:p>
          </table:table-cell>
          <table:table-cell table:style-name="ce262" office:value-type="string" calcext:value-type="string">
            <text:p>Raimbault J.</text:p>
          </table:table-cell>
          <table:table-cell table:style-name="ce262" office:value-type="string" calcext:value-type="string">
            <text:p>EPB</text:p>
          </table:table-cell>
          <table:table-cell table:style-name="ce262" office:value-type="string" calcext:value-type="string">
            <text:p>1804.09416</text:p>
          </table:table-cell>
          <table:table-cell table:style-name="ce262" office:value-type="string" calcext:value-type="string">
            <text:p>halshs-01788559</text:p>
          </table:table-cell>
          <table:table-cell table:style-name="ce262" office:value-type="string" calcext:value-type="string">
            <text:p>http://journals.sagepub.com/doi/abs/10.1177/2399808318774335</text:p>
          </table:table-cell>
          <table:table-cell table:style-name="ce262" office:value-type="string" calcext:value-type="string">
            <text:p>10.1177/2399808318774335</text:p>
          </table:table-cell>
          <table:table-cell table:style-name="ce262" office:value-type="string" calcext:value-type="string">
            <text:p>Journal paper</text:p>
          </table:table-cell>
          <table:table-cell table:style-name="ce297" office:value-type="string" calcext:value-type="string">
            <text:p>11667984635425546006</text:p>
          </table:table-cell>
          <table:table-cell table:style-name="ce262" table:number-columns-repeated="2"/>
          <table:table-cell table:style-name="ce262" office:value-type="string" calcext:value-type="string">
            <text:p>Raimbault, J. (2018). Indirect evidence of network effects in a system of cities. \textit{Environment and Planning B: Urban Analytics and City Science}, 2399808318774335.</text:p>
          </table:table-cell>
          <table:table-cell table:style-name="ce26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mitted 06/2016 ; published 2017</text:p>
          </table:table-cell>
          <table:table-cell table:style-name="ce296" office:value-type="string" calcext:value-type="string">
            <text:p>June 2016</text:p>
          </table:table-cell>
          <table:table-cell table:style-name="ce385" office:value-type="string" calcext:value-type="string">
            <text:p>CybergeoNetworks, une application interactive pour l'analyse géographique et sémantique des publications scientifiques</text:p>
          </table:table-cell>
          <table:table-cell table:style-name="ce262" office:value-type="string" calcext:value-type="string">
            <text:p>Cottineau C., Raimbault J., Chasset P.-O., Commenges H., Banos A., Pumain D.</text:p>
          </table:table-cell>
          <table:table-cell table:style-name="ce262" office:value-type="string" calcext:value-type="string">
            <text:p>Les Big Data a Decouvert</text:p>
          </table:table-cell>
          <table:table-cell table:style-name="ce262" office:value-type="string" calcext:value-type="string">
            <text:p>2011.13883</text:p>
          </table:table-cell>
          <table:table-cell table:style-name="ce266" office:value-type="string" calcext:value-type="string">
            <text:p>halshs-02008933</text:p>
          </table:table-cell>
          <table:table-cell table:style-name="ce266"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66" office:value-type="string" calcext:value-type="string">
            <text:p>EAN:9782271114648</text:p>
          </table:table-cell>
          <table:table-cell table:style-name="ce266" office:value-type="string" calcext:value-type="string">
            <text:p>Book chapter</text:p>
          </table:table-cell>
          <table:table-cell table:style-name="ce300" office:value-type="string" calcext:value-type="string">
            <text:p>4956180389820252842</text:p>
          </table:table-cell>
          <table:table-cell table:style-name="ce262" office:value-type="string" calcext:value-type="string">
            <text:p>Short chapter (4p) TODO : metadonnees / trad arxiv ?</text:p>
          </table:table-cell>
          <table:table-cell table:style-name="ce262"/>
          <table:table-cell table:style-name="ce26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6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07" table:number-columns-repeated="1008"/>
        </table:table-row>
        <table:table-row table:style-name="ro42">
          <table:table-cell table:style-name="ce262" office:value-type="string" calcext:value-type="string">
            <text:p>published</text:p>
          </table:table-cell>
          <table:table-cell table:style-name="ce262" office:value-type="string" calcext:value-type="string">
            <text:p>Submitted 04/2017 ; published 12/2017</text:p>
          </table:table-cell>
          <table:table-cell table:style-name="ce297" office:value-type="string" calcext:value-type="string">
            <text:p>April 2017</text:p>
          </table:table-cell>
          <table:table-cell table:style-name="ce262" office:value-type="string" calcext:value-type="string">
            <text:p>An applied knowledge framework to study complex systems</text:p>
          </table:table-cell>
          <table:table-cell table:style-name="ce262" office:value-type="string" calcext:value-type="string">
            <text:p>Raimbault J.</text:p>
          </table:table-cell>
          <table:table-cell table:style-name="ce262" office:value-type="string" calcext:value-type="string">
            <text:p>Complex Systems Design and Management 2017</text:p>
          </table:table-cell>
          <table:table-cell table:style-name="ce262" office:value-type="string" calcext:value-type="string">
            <text:p>1706.09244</text:p>
          </table:table-cell>
          <table:table-cell table:style-name="ce262" office:value-type="string" calcext:value-type="string">
            <text:p>halshs-01662219</text:p>
          </table:table-cell>
          <table:table-cell table:style-name="ce262" table:number-columns-repeated="2"/>
          <table:table-cell table:style-name="ce262" office:value-type="string" calcext:value-type="string">
            <text:p>Proceedings</text:p>
          </table:table-cell>
          <table:table-cell table:style-name="ce297" office:value-type="string" calcext:value-type="string">
            <text:p>7409264294851661954</text:p>
          </table:table-cell>
          <table:table-cell table:style-name="ce262" table:number-columns-repeated="2"/>
          <table:table-cell table:style-name="ce262" office:value-type="string" calcext:value-type="string">
            <text:p>Raimbault, J. (2017). An applied knowledge framework to study complex systems, \textit{Complex Systems Design \&amp; Management} (pp.31-45). \href{https://arxiv.org/abs/1706.09244}{arXiv:1706.09244}</text:p>
          </table:table-cell>
          <table:table-cell table:style-name="ce26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4/2017 ; published 11/2017</text:p>
          </table:table-cell>
          <table:table-cell table:style-name="ce297" office:value-type="string" calcext:value-type="string">
            <text:p>April 2017</text:p>
          </table:table-cell>
          <table:table-cell table:style-name="ce262" office:value-type="string" calcext:value-type="string">
            <text:p>Identification de causalités dans des données spatio-temporelles</text:p>
          </table:table-cell>
          <table:table-cell table:style-name="ce262" office:value-type="string" calcext:value-type="string">
            <text:p>Raimbault J.</text:p>
          </table:table-cell>
          <table:table-cell table:style-name="ce262" office:value-type="string" calcext:value-type="string">
            <text:p>Sageo 2017</text:p>
          </table:table-cell>
          <table:table-cell table:style-name="ce262" office:value-type="string" calcext:value-type="string">
            <text:p>1709.08684</text:p>
          </table:table-cell>
          <table:table-cell table:style-name="ce262" office:value-type="string" calcext:value-type="string">
            <text:p>hal-01650531</text:p>
          </table:table-cell>
          <table:table-cell table:style-name="ce262"/>
          <table:table-cell table:style-name="ce410" office:value-type="string" calcext:value-type="string">
            <text:p>10.5281/zenodo.1006677</text:p>
          </table:table-cell>
          <table:table-cell table:style-name="ce262" office:value-type="string" calcext:value-type="string">
            <text:p>Proceedings</text:p>
          </table:table-cell>
          <table:table-cell table:style-name="ce297" office:value-type="string" calcext:value-type="string">
            <text:p>11103404614960143975 ;7600160264293043119</text:p>
          </table:table-cell>
          <table:table-cell table:style-name="ce262" office:value-type="string" calcext:value-type="string">
            <text:p>arxiv : translated EN ; DOI : full proceedings</text:p>
          </table:table-cell>
          <table:table-cell table:style-name="ce262"/>
          <table:table-cell table:style-name="ce26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62"/>
          <table:table-cell table:style-name="ce407" table:number-columns-repeated="1008"/>
        </table:table-row>
        <table:table-row table:style-name="ro44">
          <table:table-cell table:style-name="ce262" office:value-type="string" calcext:value-type="string">
            <text:p>published</text:p>
          </table:table-cell>
          <table:table-cell table:style-name="ce262" office:value-type="string" calcext:value-type="string">
            <text:p>Submitted 12/2016 ; published 04/2017</text:p>
          </table:table-cell>
          <table:table-cell table:style-name="ce297" office:value-type="string" calcext:value-type="string">
            <text:p>December 2016</text:p>
          </table:table-cell>
          <table:table-cell table:style-name="ce262" office:value-type="string" calcext:value-type="string">
            <text:p>Classifying patents based on their semantic content</text:p>
          </table:table-cell>
          <table:table-cell table:style-name="ce262" office:value-type="string" calcext:value-type="string">
            <text:p>Bergeaud A., Potiron Y., Raimbault J.</text:p>
          </table:table-cell>
          <table:table-cell table:style-name="ce262" office:value-type="string" calcext:value-type="string">
            <text:p>Plos ONE</text:p>
          </table:table-cell>
          <table:table-cell table:style-name="ce262" office:value-type="string" calcext:value-type="string">
            <text:p>1612.08504</text:p>
          </table:table-cell>
          <table:table-cell table:style-name="ce387" office:value-type="string" calcext:value-type="string">
            <text:p>halshs-01788574</text:p>
          </table:table-cell>
          <table:table-cell table:style-name="ce387" office:value-type="string" calcext:value-type="string">
            <text:p>https://journals.plos.org/plosone/article?id=10.1371/journal.pone.0176310</text:p>
          </table:table-cell>
          <table:table-cell table:style-name="ce387" office:value-type="string" calcext:value-type="string">
            <text:p>10.1371/journal.pone.0176310</text:p>
          </table:table-cell>
          <table:table-cell table:style-name="ce387" office:value-type="string" calcext:value-type="string">
            <text:p>Journal paper</text:p>
          </table:table-cell>
          <table:table-cell table:style-name="ce421" office:value-type="string" calcext:value-type="string">
            <text:p>12506469774605600350</text:p>
          </table:table-cell>
          <table:table-cell table:style-name="ce262" table:number-columns-repeated="2"/>
          <table:table-cell table:style-name="ce262" office:value-type="string" calcext:value-type="string">
            <text:p>Bergeaud, A., Potiron, Y., \&amp; Raimbault, J. (2017). Classifying patents based on their semantic content. \textit{PloS one}, 12(4), e0176310.</text:p>
          </table:table-cell>
          <table:table-cell table:style-name="ce26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04/2016 ; published 12/2016</text:p>
          </table:table-cell>
          <table:table-cell table:style-name="ce297" office:value-type="string" calcext:value-type="string">
            <text:p>April 2016</text:p>
          </table:table-cell>
          <table:table-cell table:style-name="ce262" office:value-type="string" calcext:value-type="string">
            <text:p>A discrepancy-based framework to compare robustness between multi-attribute evaluations</text:p>
          </table:table-cell>
          <table:table-cell table:style-name="ce262" office:value-type="string" calcext:value-type="string">
            <text:p>Raimbault J.</text:p>
          </table:table-cell>
          <table:table-cell table:style-name="ce262" office:value-type="string" calcext:value-type="string">
            <text:p>Complex Systems Design and Management 2016</text:p>
          </table:table-cell>
          <table:table-cell table:style-name="ce262" office:value-type="string" calcext:value-type="string">
            <text:p>1608.0084</text:p>
          </table:table-cell>
          <table:table-cell table:style-name="ce262" office:value-type="string" calcext:value-type="string">
            <text:p>halshs-01424253</text:p>
          </table:table-cell>
          <table:table-cell table:style-name="ce262" office:value-type="string" calcext:value-type="string">
            <text:p>https://link.springer.com/chapter/10.1007/978-3-319-49103-5_11</text:p>
          </table:table-cell>
          <table:table-cell table:style-name="ce262" office:value-type="string" calcext:value-type="string">
            <text:p>10.1007/978-3-319-49103-5_11</text:p>
          </table:table-cell>
          <table:table-cell table:style-name="ce262" office:value-type="string" calcext:value-type="string">
            <text:p>Proceedings</text:p>
          </table:table-cell>
          <table:table-cell table:style-name="ce297" office:value-type="string" calcext:value-type="string">
            <text:p>653579094781671635</text:p>
          </table:table-cell>
          <table:table-cell table:style-name="ce262" table:number-columns-repeated="2"/>
          <table:table-cell table:style-name="ce262" office:value-type="string" calcext:value-type="string">
            <text:p>Raimbault, J. (2017). A Discrepancy-Based Framework to Compare Robustness Between Multi-attribute Evaluations. In \textit{Complex Systems Design \&amp; Management} (pp. 141-154), Springer.</text:p>
          </table:table-cell>
          <table:table-cell table:style-name="ce26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3/2016 ; published 02/2017</text:p>
          </table:table-cell>
          <table:table-cell table:style-name="ce297" office:value-type="string" calcext:value-type="string">
            <text:p>March 2016</text:p>
          </table:table-cell>
          <table:table-cell table:style-name="ce262" office:value-type="string" calcext:value-type="string">
            <text:p>Investigating the empirical existence of static user equilibrium</text:p>
          </table:table-cell>
          <table:table-cell table:style-name="ce266" office:value-type="string" calcext:value-type="string">
            <text:p>Raimbault J.</text:p>
          </table:table-cell>
          <table:table-cell table:style-name="ce262" office:value-type="string" calcext:value-type="string">
            <text:p>Transportation Research Procedia</text:p>
          </table:table-cell>
          <table:table-cell table:style-name="ce262" office:value-type="string" calcext:value-type="string">
            <text:p>1608.05266</text:p>
          </table:table-cell>
          <table:table-cell table:style-name="ce262" office:value-type="string" calcext:value-type="string">
            <text:p>halshs-01360243</text:p>
          </table:table-cell>
          <table:table-cell table:style-name="ce262" office:value-type="string" calcext:value-type="string">
            <text:p>https://www.sciencedirect.com/science/article/pii/S2352146517301898</text:p>
          </table:table-cell>
          <table:table-cell table:style-name="ce262" office:value-type="string" calcext:value-type="string">
            <text:p>10.1016/j.trpro.2017.03.053</text:p>
          </table:table-cell>
          <table:table-cell table:style-name="ce262" office:value-type="string" calcext:value-type="string">
            <text:p>Proceedings</text:p>
          </table:table-cell>
          <table:table-cell table:style-name="ce297" office:value-type="string" calcext:value-type="string">
            <text:p>7749106266184037692</text:p>
          </table:table-cell>
          <table:table-cell table:style-name="ce262" table:number-columns-repeated="2"/>
          <table:table-cell table:style-name="ce262" office:value-type="string" calcext:value-type="string">
            <text:p>Raimbault, J. (2017). Investigating the empirical existence of static user equilibrium. \textit{Transportation Research Procedia}, 22, 450-458.</text:p>
          </table:table-cell>
          <table:table-cell table:style-name="ce26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07" table:number-columns-repeated="1008"/>
        </table:table-row>
        <table:table-row table:style-name="ro45">
          <table:table-cell table:style-name="ce262" office:value-type="string" calcext:value-type="string">
            <text:p>published</text:p>
          </table:table-cell>
          <table:table-cell table:style-name="ce262" office:value-type="string" calcext:value-type="string">
            <text:p>Submitted 04/2015 ; published 09/2017</text:p>
          </table:table-cell>
          <table:table-cell table:style-name="ce297" office:value-type="string" calcext:value-type="string">
            <text:p>April 2015</text:p>
          </table:table-cell>
          <table:table-cell table:style-name="ce398" office:value-type="string" calcext:value-type="string">
            <text:p>Models Coupling Urban Growth and Transportation Network Growth: An Algorithmic Systematic Review Approach</text:p>
          </table:table-cell>
          <table:table-cell table:style-name="ce266" office:value-type="string" calcext:value-type="string">
            <text:p>Raimbault J.</text:p>
          </table:table-cell>
          <table:table-cell table:style-name="ce262" office:value-type="string" calcext:value-type="string">
            <text:p>Plurimondi</text:p>
          </table:table-cell>
          <table:table-cell table:style-name="ce262" office:value-type="string" calcext:value-type="string">
            <text:p>1605.08888</text:p>
          </table:table-cell>
          <table:table-cell table:style-name="ce262" office:value-type="string" calcext:value-type="string">
            <text:p>halshs-01857256</text:p>
          </table:table-cell>
          <table:table-cell table:style-name="ce262" office:value-type="string" calcext:value-type="string">
            <text:p>http://plurimondi.poliba.it/index.php/Plurimondi/article/view/30</text:p>
          </table:table-cell>
          <table:table-cell table:style-name="ce262"/>
          <table:table-cell table:style-name="ce262" office:value-type="string" calcext:value-type="string">
            <text:p>Proceedings</text:p>
          </table:table-cell>
          <table:table-cell table:style-name="ce297" office:value-type="string" calcext:value-type="string">
            <text:p>1319708987327506320</text:p>
          </table:table-cell>
          <table:table-cell table:style-name="ce262" table:number-columns-repeated="2"/>
          <table:table-cell table:style-name="ce26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6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12/2014</text:p>
          </table:table-cell>
          <table:table-cell table:style-name="ce297" office:value-type="string" calcext:value-type="string">
            <text:p>December 2014</text:p>
          </table:table-cell>
          <table:table-cell table:style-name="ce399" office:value-type="string" calcext:value-type="string">
            <text:p>User-Based Solutions for Increasing Level of Service in Bike-Sharing Transportation Systems</text:p>
          </table:table-cell>
          <table:table-cell table:style-name="ce262" office:value-type="string" calcext:value-type="string">
            <text:p>Raimbault J.</text:p>
          </table:table-cell>
          <table:table-cell table:style-name="ce262" office:value-type="string" calcext:value-type="string">
            <text:p>Complex Systems Design and Management 2014</text:p>
          </table:table-cell>
          <table:table-cell table:style-name="ce262" office:value-type="string" calcext:value-type="string">
            <text:p>1605.08883</text:p>
          </table:table-cell>
          <table:table-cell table:style-name="ce262" office:value-type="string" calcext:value-type="string">
            <text:p>halshs-01322844</text:p>
          </table:table-cell>
          <table:table-cell table:style-name="ce262" office:value-type="string" calcext:value-type="string">
            <text:p>https://link.springer.com/chapter/10.1007/978-3-319-11617-4_3</text:p>
          </table:table-cell>
          <table:table-cell table:style-name="ce262" office:value-type="string" calcext:value-type="string">
            <text:p>10.1007/978-3-319-11617-4_3</text:p>
          </table:table-cell>
          <table:table-cell table:style-name="ce262" office:value-type="string" calcext:value-type="string">
            <text:p>Proceedings</text:p>
          </table:table-cell>
          <table:table-cell table:style-name="ce297" office:value-type="string" calcext:value-type="string">
            <text:p>9086923287729553248</text:p>
          </table:table-cell>
          <table:table-cell table:style-name="ce262" table:number-columns-repeated="2"/>
          <table:table-cell table:style-name="ce26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6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06/2014</text:p>
          </table:table-cell>
          <table:table-cell table:style-name="ce297" office:value-type="string" calcext:value-type="string">
            <text:p>June 2014</text:p>
          </table:table-cell>
          <table:table-cell table:style-name="ce398" office:value-type="string" calcext:value-type="string">
            <text:p>A Hybrid Network/Grid Model of Urban Morphogenesis and Optimization</text:p>
          </table:table-cell>
          <table:table-cell table:style-name="ce398" office:value-type="string" calcext:value-type="string">
            <text:p>Raimbault, J., Banos, A., Doursat, R.</text:p>
          </table:table-cell>
          <table:table-cell table:style-name="ce398" office:value-type="string" calcext:value-type="string">
            <text:p>4th International Conference on Complex Systems and Applications (ICCSA 2014)</text:p>
          </table:table-cell>
          <table:table-cell table:style-name="ce262" office:value-type="string" calcext:value-type="string">
            <text:p>1612.08552</text:p>
          </table:table-cell>
          <table:table-cell table:style-name="ce262" office:value-type="string" calcext:value-type="string">
            <text:p>halshs-01388885</text:p>
          </table:table-cell>
          <table:table-cell table:style-name="ce262" office:value-type="string" calcext:value-type="string">
            <text:p>http://iccsa2014.univ-lehavre.fr/iccsa2014proceedings.pdf</text:p>
          </table:table-cell>
          <table:table-cell table:style-name="ce262"/>
          <table:table-cell table:style-name="ce262" office:value-type="string" calcext:value-type="string">
            <text:p>Proceedings</text:p>
          </table:table-cell>
          <table:table-cell table:style-name="ce297" office:value-type="string" calcext:value-type="string">
            <text:p>3559635412259202692</text:p>
          </table:table-cell>
          <table:table-cell table:style-name="ce262" table:number-columns-repeated="2"/>
          <table:table-cell table:style-name="ce26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6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07"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68"/>
        <table:table-column table:style-name="co18" table:default-cell-style-name="ce268"/>
        <table:table-column table:style-name="co19" table:default-cell-style-name="ce268"/>
        <table:table-column table:style-name="co20" table:default-cell-style-name="ce268"/>
        <table:table-column table:style-name="co21" table:default-cell-style-name="ce268"/>
        <table:table-column table:style-name="co22" table:default-cell-style-name="ce268"/>
        <table:table-column table:style-name="co23" table:default-cell-style-name="ce268"/>
        <table:table-column table:style-name="co24" table:number-columns-repeated="2" table:default-cell-style-name="ce268"/>
        <table:table-column table:style-name="co25" table:default-cell-style-name="ce268"/>
        <table:table-column table:style-name="co23" table:default-cell-style-name="ce268"/>
        <table:table-column table:style-name="co26" table:default-cell-style-name="ce268"/>
        <table:table-column table:style-name="co27" table:default-cell-style-name="ce268"/>
        <table:table-column table:style-name="co23" table:number-columns-repeated="1011" table:default-cell-style-name="ce268"/>
        <table:table-row table:style-name="ro17">
          <table:table-cell table:style-name="ce453"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71" office:value-type="string" calcext:value-type="string">
            <text:p>Status</text:p>
          </table:table-cell>
          <table:table-cell table:style-name="ce271" office:value-type="string" calcext:value-type="string">
            <text:p>Submission</text:p>
          </table:table-cell>
          <table:table-cell table:style-name="ce271" office:value-type="string" calcext:value-type="string">
            <text:p>Horizon</text:p>
          </table:table-cell>
          <table:table-cell table:style-name="ce271" office:value-type="string" calcext:value-type="string">
            <text:p>Title</text:p>
          </table:table-cell>
          <table:table-cell table:style-name="ce271" office:value-type="string" calcext:value-type="string">
            <text:p>Authors</text:p>
          </table:table-cell>
          <table:table-cell table:style-name="ce271" office:value-type="string" calcext:value-type="string">
            <text:p>Target</text:p>
          </table:table-cell>
          <table:table-cell table:style-name="ce271" office:value-type="string" calcext:value-type="string">
            <text:p>HAL</text:p>
          </table:table-cell>
          <table:table-cell table:style-name="ce271" office:value-type="string" calcext:value-type="string">
            <text:p>Scholar</text:p>
          </table:table-cell>
          <table:table-cell table:style-name="ce474" office:value-type="string" calcext:value-type="string">
            <text:p>Type</text:p>
          </table:table-cell>
          <table:table-cell table:style-name="ce271" office:value-type="string" calcext:value-type="string">
            <text:p>Observations</text:p>
          </table:table-cell>
          <table:table-cell table:style-name="ce271" office:value-type="string" calcext:value-type="string">
            <text:p>Reviews</text:p>
          </table:table-cell>
          <table:table-cell table:style-name="ce271" office:value-type="string" calcext:value-type="string">
            <text:p>Latex</text:p>
          </table:table-cell>
          <table:table-cell table:style-name="ce271" office:value-type="string" calcext:value-type="string">
            <text:p>Bibtex entry</text:p>
          </table:table-cell>
          <table:table-cell table:number-columns-repeated="1011"/>
        </table:table-row>
        <table:table-row table:style-name="ro18">
          <table:table-cell table:style-name="ce274" table:number-columns-repeated="13"/>
          <table:table-cell table:number-columns-repeated="1011"/>
        </table:table-row>
        <table:table-row table:style-name="ro18">
          <table:table-cell table:style-name="ce255" table:number-columns-repeated="2"/>
          <table:table-cell table:style-name="ce274"/>
          <table:table-cell table:style-name="ce255" table:number-columns-repeated="10"/>
          <table:table-cell table:style-name="ce245"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10/07/2023 ; accepted 21/07/2023</text:p>
          </table:table-cell>
          <table:table-cell table:style-name="ce297"/>
          <table:table-cell table:style-name="ce262" office:value-type="string" calcext:value-type="string">
            <text:p>Spatial sensitivity analysis of social simulation models</text:p>
          </table:table-cell>
          <table:table-cell table:style-name="ce262" office:value-type="string" calcext:value-type="string">
            <text:p>Raimbault J., Perret J.</text:p>
          </table:table-cell>
          <table:table-cell table:style-name="ce262" office:value-type="string" calcext:value-type="string">
            <text:p>CCS 2023</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62" table:number-columns-repeated="3"/>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62"/>
          <table:table-cell table:style-name="ce262" office:value-type="string" calcext:value-type="string">
            <text:p>A collaborative dashboard to study periurban densification</text:p>
          </table:table-cell>
          <table:table-cell table:style-name="ce262" office:value-type="string" calcext:value-type="string">
            <text:p>Ndim M., Raimbault J., Bucher B., Raimond A.-M., Perret J.</text:p>
          </table:table-cell>
          <table:table-cell table:style-name="ce262" office:value-type="string" calcext:value-type="string">
            <text:p>ECTQG 2023</text:p>
          </table:table-cell>
          <table:table-cell table:style-name="ce262" office:value-type="string" calcext:value-type="string">
            <text:p>hal-04257790</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Validation of geosimulation models: a systematic review</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14</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Multiscalar models for systems of cities</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33</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48">
          <table:table-cell table:style-name="ce262" office:value-type="string" calcext:value-type="string">
            <text:p>presented</text:p>
          </table:table-cell>
          <table:table-cell table:style-name="ce262" office:value-type="string" calcext:value-type="string">
            <text:p>Submitted 11/05/2023</text:p>
          </table:table-cell>
          <table:table-cell table:style-name="ce297"/>
          <table:table-cell table:style-name="ce262" office:value-type="string" calcext:value-type="string">
            <text:p>Le projet ODDNotebook</text:p>
          </table:table-cell>
          <table:table-cell table:style-name="ce262" office:value-type="string" calcext:value-type="string">
            <text:p>Bucher B., Raimbault J., Coindet V., Molle A.</text:p>
          </table:table-cell>
          <table:table-cell table:style-name="ce262" office:value-type="string" calcext:value-type="string">
            <text:p>ETES 2023</text:p>
          </table:table-cell>
          <table:table-cell table:style-name="ce262" office:value-type="string" calcext:value-type="string">
            <text:p>hal-04177023</text:p>
          </table:table-cell>
          <table:table-cell table:style-name="ce262"/>
          <table:table-cell table:style-name="ce262" office:value-type="string" calcext:value-type="string">
            <text:p>Poster</text:p>
          </table:table-cell>
          <table:table-cell table:style-name="ce262"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62" table:number-columns-repeated="3"/>
          <table:table-cell table:style-name="ce407" table:number-columns-repeated="1011"/>
        </table:table-row>
        <table:table-row table:style-name="ro48">
          <table:table-cell table:style-name="ce262" table:number-columns-repeated="2"/>
          <table:table-cell table:style-name="ce297"/>
          <table:table-cell table:style-name="ce262" office:value-type="string" calcext:value-type="string">
            <text:p>JR IGN 2023 : digital twins</text:p>
          </table:table-cell>
          <table:table-cell table:style-name="ce262" table:number-columns-repeated="9"/>
          <table:table-cell table:style-name="ce407" table:number-columns-repeated="1011"/>
        </table:table-row>
        <table:table-row table:style-name="ro48">
          <table:table-cell table:style-name="ce262" table:number-columns-repeated="2"/>
          <table:table-cell table:style-name="ce297"/>
          <table:table-cell table:style-name="ce262" office:value-type="string" calcext:value-type="string">
            <text:p>JR IGN 2023 : poster subdense</text:p>
          </table:table-cell>
          <table:table-cell table:style-name="ce262" table:number-columns-repeated="9"/>
          <table:table-cell table:style-name="ce407" table:number-columns-repeated="1011"/>
        </table:table-row>
        <table:table-row table:style-name="ro49">
          <table:table-cell table:style-name="ce262" office:value-type="string" calcext:value-type="string">
            <text:p>presented</text:p>
          </table:table-cell>
          <table:table-cell table:style-name="ce262" office:value-type="string" calcext:value-type="string">
            <text:p>Submitted 31/05/2022 ; accepted 11/07/2022 ; presented 17/10/2022</text:p>
          </table:table-cell>
          <table:table-cell table:style-name="ce297"/>
          <table:table-cell table:style-name="ce262" office:value-type="string" calcext:value-type="string">
            <text:p>Quantifying the co-evolution of economic activities locations with geo-historical data: Paris, 19th century</text:p>
          </table:table-cell>
          <table:table-cell table:style-name="ce262" office:value-type="string" calcext:value-type="string">
            <text:p>Raimbault J., Perret J.</text:p>
          </table:table-cell>
          <table:table-cell table:style-name="ce262" office:value-type="string" calcext:value-type="string">
            <text:p>CCS 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50">
          <table:table-cell table:style-name="ce262" office:value-type="string" calcext:value-type="string">
            <text:p>presented</text:p>
          </table:table-cell>
          <table:table-cell table:style-name="ce262" office:value-type="string" calcext:value-type="string">
            <text:p>Submitted 27/06/2022 ; accepted 12/07/2022 ; presented 10/10/2022</text:p>
          </table:table-cell>
          <table:table-cell table:style-name="ce297"/>
          <table:table-cell table:style-name="ce262" office:value-type="string" calcext:value-type="string">
            <text:p>Nouvelle Action de Recherche HPC géomatique</text:p>
            <text:p>dans le cadre du GDR Magis</text:p>
          </table:table-cell>
          <table:table-cell table:style-name="ce262" office:value-type="string" calcext:value-type="string">
            <text:p>Rey-Coyrehourcq S., Raimbault J., Chapron P., Ferret J., Delay E.</text:p>
          </table:table-cell>
          <table:table-cell table:style-name="ce262" office:value-type="string" calcext:value-type="string">
            <text:p>JCAD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411" office:value-type="string" calcext:value-type="string">
            <text:p>presented</text:p>
          </table:table-cell>
          <table:table-cell table:style-name="ce411" office:value-type="string" calcext:value-type="string">
            <text:p>Submitted 03/06/2022 ; accepted 22/06/2022</text:p>
          </table:table-cell>
          <table:table-cell table:style-name="ce411"/>
          <table:table-cell table:style-name="ce411" office:value-type="string" calcext:value-type="string">
            <text:p>Coupling heterogeneous urban models</text:p>
          </table:table-cell>
          <table:table-cell table:style-name="ce411" office:value-type="string" calcext:value-type="string">
            <text:p>Raimbault J., Batty M.</text:p>
          </table:table-cell>
          <table:table-cell table:style-name="ce411" office:value-type="string" calcext:value-type="string">
            <text:p>AUM 2022</text:p>
          </table:table-cell>
          <table:table-cell table:style-name="ce411" table:number-columns-repeated="2"/>
          <table:table-cell table:style-name="ce411" office:value-type="string" calcext:value-type="string">
            <text:p>Oral communication</text:p>
          </table:table-cell>
          <table:table-cell table:style-name="ce411" table:number-columns-repeated="1015"/>
        </table:table-row>
        <table:table-row table:style-name="ro18">
          <table:table-cell table:style-name="ce262" office:value-type="string" calcext:value-type="string">
            <text:p>presented</text:p>
          </table:table-cell>
          <table:table-cell table:style-name="ce262" office:value-type="string" calcext:value-type="string">
            <text:p>Submitted 13/04/2022 ; accepted 10/05/2022 ; presented 22/06/2022</text:p>
          </table:table-cell>
          <table:table-cell table:style-name="ce262"/>
          <table:table-cell table:style-name="ce262" office:value-type="string" calcext:value-type="string">
            <text:p>Multi-modeling urban systems dynamics to explore sustainability trade-offs</text:p>
          </table:table-cell>
          <table:table-cell table:style-name="ce262" office:value-type="string" calcext:value-type="string">
            <text:p>Raimbault J., Pumain D.</text:p>
          </table:table-cell>
          <table:table-cell table:style-name="ce262" office:value-type="string" calcext:value-type="string">
            <text:p>FRCCS2022</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1">
          <table:table-cell table:style-name="ce262" office:value-type="string" calcext:value-type="string">
            <text:p>presented</text:p>
          </table:table-cell>
          <table:table-cell table:style-name="ce262" office:value-type="string" calcext:value-type="string">
            <text:p>Submitted 18/07/2021 ; presented 30/11/2021</text:p>
          </table:table-cell>
          <table:table-cell table:style-name="ce262"/>
          <table:table-cell table:style-name="ce262" office:value-type="string" calcext:value-type="string">
            <text:p>Agent-based models of industrial symbiosis networks</text:p>
          </table:table-cell>
          <table:table-cell table:style-name="ce262" office:value-type="string" calcext:value-type="string">
            <text:p>Raimbault J., Broere J., Somveille M., Serna J.M., Strombom E. Moore C., Sugar L., Zhu B.</text:p>
          </table:table-cell>
          <table:table-cell table:style-name="ce262" office:value-type="string" calcext:value-type="string">
            <text:p>Future Days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2">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Benchmarking road network growth models</text:p>
          </table:table-cell>
          <table:table-cell table:style-name="ce262" office:value-type="string" calcext:value-type="string">
            <text:p>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3">
          <table:table-cell table:style-name="ce262" office:value-type="string" calcext:value-type="string">
            <text:p>presented</text:p>
          </table:table-cell>
          <table:table-cell table:style-name="ce262" office:value-type="string" calcext:value-type="string">
            <text:p>Submitted 15/09/2021 ; accepted 18/10/2021 ; presented 05/11/2021</text:p>
          </table:table-cell>
          <table:table-cell table:style-name="ce262"/>
          <table:table-cell table:style-name="ce262" office:value-type="string" calcext:value-type="string">
            <text:p>High-speed rail development and access equity: the case of Guangdong province, China</text:p>
          </table:table-cell>
          <table:table-cell table:style-name="ce262" office:value-type="string" calcext:value-type="string">
            <text:p>Li Z., 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4">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How validation through model exploration empowers theories of spatial complexity: example of urban systems</text:p>
          </table:table-cell>
          <table:table-cell table:style-name="ce262" office:value-type="string" calcext:value-type="string">
            <text:p>Raimbault J., Pumain D.</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1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Sensitivity analysis of the MATSim transport model</text:p>
          </table:table-cell>
          <table:table-cell table:style-name="ce262" office:value-type="string" calcext:value-type="string">
            <text:p>Raimbault J., Batty M.</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29">
          <table:table-cell table:style-name="ce262" office:value-type="string" calcext:value-type="string">
            <text:p>presented</text:p>
          </table:table-cell>
          <table:table-cell table:style-name="ce262" office:value-type="string" calcext:value-type="string">
            <text:p>Submitted 14/03/2021 ; refused 26/04/2021 ; submitted 01/06/2021 ; accepted as poster 14/07/2021</text:p>
          </table:table-cell>
          <table:table-cell table:style-name="ce262"/>
          <table:table-cell table:style-name="ce262" office:value-type="string" calcext:value-type="string">
            <text:p>Morphogenesis, evolution and co-evolution of cities</text:p>
          </table:table-cell>
          <table:table-cell table:style-name="ce262" office:value-type="string" calcext:value-type="string">
            <text:p>Raimbault J.</text:p>
          </table:table-cell>
          <table:table-cell table:style-name="ce262" office:value-type="string" calcext:value-type="string">
            <text:p><text:span text:style-name="T4">ALife2021</text:span> ; CCS2021</text:p>
          </table:table-cell>
          <table:table-cell table:style-name="ce262" table:number-columns-repeated="2"/>
          <table:table-cell table:style-name="ce262" office:value-type="string" calcext:value-type="string">
            <text:p><text:span text:style-name="T4">Extended abstract</text:span> ; <text:span text:style-name="T4">Oral communication</text:span> ; Poster</text:p>
          </table:table-cell>
          <table:table-cell table:style-name="ce262" table:number-columns-repeated="1015"/>
        </table:table-row>
        <table:table-row table:style-name="ro55">
          <table:table-cell table:style-name="ce262" office:value-type="string" calcext:value-type="string">
            <text:p>presented</text:p>
          </table:table-cell>
          <table:table-cell table:style-name="ce262" office:value-type="string" calcext:value-type="string">
            <text:p>Submitted 01/2016 ; refused 02-03/2016 ; Submitted 26/02/2021 ; accepted 12/03/2021</text:p>
          </table:table-cell>
          <table:table-cell table:style-name="ce297"/>
          <table:table-cell table:style-name="ce262" office:value-type="string" calcext:value-type="string">
            <text:p>Building simulation models coupling territorial and network dynamics at the interface of disciplines and scales</text:p>
          </table:table-cell>
          <table:table-cell table:style-name="ce262" office:value-type="string" calcext:value-type="string">
            <text:p>Raimbault J.</text:p>
          </table:table-cell>
          <table:table-cell table:style-name="ce262" office:value-type="string" calcext:value-type="string">
            <text:p><text:span text:style-name="T4">JIG 2016</text:span> ; SDS2021</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cycl JIG2016 refused (Coupled Territorial and Network Dynamics : from Modeling to Theory)</text:p>
          </table:table-cell>
          <table:table-cell table:style-name="ce262" table:number-columns-repeated="3"/>
          <table:table-cell table:style-name="ce407" table:number-columns-repeated="1011"/>
        </table:table-row>
        <table:table-row table:style-name="ro15">
          <table:table-cell table:style-name="ce262" office:value-type="string" calcext:value-type="string">
            <text:p>presented</text:p>
          </table:table-cell>
          <table:table-cell table:style-name="ce262" office:value-type="string" calcext:value-type="string">
            <text:p>Submitted 15/12/2020 ; accepted 15/01/2021 ; presented 28/01/2021</text:p>
          </table:table-cell>
          <table:table-cell table:style-name="ce262"/>
          <table:table-cell table:style-name="ce455" office:value-type="string" calcext:value-type="string">
            <text:p>Building and validating modular urban transportation models using scientific workflow systems</text:p>
          </table:table-cell>
          <table:table-cell table:style-name="ce262" office:value-type="string" calcext:value-type="string">
            <text:p>Raimbault J., Batty M.</text:p>
          </table:table-cell>
          <table:table-cell table:style-name="ce262" office:value-type="string" calcext:value-type="string">
            <text:p>AUM 2021</text:p>
          </table:table-cell>
          <table:table-cell table:style-name="ce262" table:number-columns-repeated="2"/>
          <table:table-cell table:style-name="ce412" office:value-type="string" calcext:value-type="string">
            <text:p>Oral communication</text:p>
          </table:table-cell>
          <table:table-cell table:style-name="ce262" table:number-columns-repeated="4"/>
          <table:table-cell table:style-name="ce407" table:number-columns-repeated="1011"/>
        </table:table-row>
        <table:table-row table:style-name="ro30">
          <table:table-cell table:style-name="ce266" office:value-type="string" calcext:value-type="string">
            <text:p>presented</text:p>
          </table:table-cell>
          <table:table-cell table:style-name="ce266" office:value-type="string" calcext:value-type="string">
            <text:p>Submitted 12/10/2020</text:p>
          </table:table-cell>
          <table:table-cell table:style-name="ce454" office:value-type="date" office:date-value="2020-10-01" calcext:value-type="date">
            <text:p>01/10/20</text:p>
          </table:table-cell>
          <table:table-cell table:style-name="ce456" office:value-type="string" calcext:value-type="string">
            <text:p>A co-evolution agent-based model for systems of cities and transportation networks integrating top-down governance through game theory</text:p>
          </table:table-cell>
          <table:table-cell table:style-name="ce266" office:value-type="string" calcext:value-type="string">
            <text:p>Raimbault J.</text:p>
          </table:table-cell>
          <table:table-cell table:style-name="ce266" office:value-type="string" calcext:value-type="string">
            <text:p>CCS 2020</text:p>
          </table:table-cell>
          <table:table-cell table:style-name="ce266" office:value-type="string" calcext:value-type="string">
            <text:p>halshs-03820081</text:p>
          </table:table-cell>
          <table:table-cell table:style-name="ce266"/>
          <table:table-cell table:style-name="ce424" office:value-type="string" calcext:value-type="string">
            <text:p>Oral communication</text:p>
          </table:table-cell>
          <table:table-cell table:style-name="ce266" office:value-type="string" calcext:value-type="string">
            <text:p>DOI : 10.5281/zenodo.4419177</text:p>
          </table:table-cell>
          <table:table-cell table:style-name="ce266" table:number-columns-repeated="3"/>
          <table:table-cell table:style-name="ce411" table:number-columns-repeated="1011"/>
        </table:table-row>
        <table:table-row table:style-name="ro20">
          <table:table-cell table:style-name="ce262" office:value-type="string" calcext:value-type="string">
            <text:p>presented</text:p>
          </table:table-cell>
          <table:table-cell table:style-name="ce262" office:value-type="string" calcext:value-type="string">
            <text:p>Submitted 15/11/2019 ; withdrawn → proceeedings NetSci ; Paper submitted 06/03/2020 ; accepted as abstract 20/04/2020</text:p>
          </table:table-cell>
          <table:table-cell table:style-name="ce297" office:value-type="string" calcext:value-type="string">
            <text:p>March 2020</text:p>
          </table:table-cell>
          <table:table-cell table:style-name="ce313" office:value-type="string" calcext:value-type="string">
            <text:p>A generative model for urban firm networks</text:p>
          </table:table-cell>
          <table:table-cell table:style-name="ce262" office:value-type="string" calcext:value-type="string">
            <text:p>Raimbault J., Zdanowska N.</text:p>
          </table:table-cell>
          <table:table-cell table:style-name="ce467" office:value-type="string" calcext:value-type="string">
            <text:p><text:span text:style-name="T4">CompleNet2020</text:span> ; <text:span text:style-name="T4">Spatial Data Science 2020</text:span> ; NetSci 2020 Conference</text:p>
          </table:table-cell>
          <table:table-cell table:style-name="ce262" office:value-type="string" calcext:value-type="string">
            <text:p>halshs-03819317</text:p>
          </table:table-cell>
          <table:table-cell table:style-name="ce262"/>
          <table:table-cell table:style-name="ce412" office:value-type="string" calcext:value-type="string">
            <text:p>Oral communication</text:p>
          </table:table-cell>
          <table:table-cell table:style-name="ce412" office:value-type="string" calcext:value-type="string">
            <text:p>CompleNet participation cancelled 15/01 (no funding, poster) → NetSci Proceedings ; NetSci CS track cancelled</text:p>
          </table:table-cell>
          <table:table-cell table:style-name="ce262"/>
          <table:table-cell table:style-name="ce297"/>
          <table:table-cell table:style-name="ce266"/>
          <table:table-cell table:style-name="ce262" table:number-columns-repeated="3"/>
          <table:table-cell table:style-name="ce407" table:number-columns-repeated="1008"/>
        </table:table-row>
        <table:table-row table:style-name="ro18">
          <table:table-cell table:style-name="ce297" office:value-type="string" calcext:value-type="string">
            <text:p>presented</text:p>
          </table:table-cell>
          <table:table-cell table:style-name="ce297" office:value-type="string" calcext:value-type="string">
            <text:p>Submitted 30/04/2019 ; accepted 03/06/2019</text:p>
          </table:table-cell>
          <table:table-cell table:style-name="ce297" office:value-type="string" calcext:value-type="string">
            <text:p>April 2019</text:p>
          </table:table-cell>
          <table:table-cell table:style-name="ce297" office:value-type="string" calcext:value-type="string">
            <text:p>Worldwide estimation of parameters for a simple reaction-diffusion model of urban growth</text:p>
          </table:table-cell>
          <table:table-cell table:style-name="ce297" office:value-type="string" calcext:value-type="string">
            <text:p>Raimbault J.</text:p>
          </table:table-cell>
          <table:table-cell table:style-name="ce297" office:value-type="string" calcext:value-type="string">
            <text:p>ILUS2019</text:p>
          </table:table-cell>
          <table:table-cell table:style-name="ce297" office:value-type="string" calcext:value-type="string">
            <text:p>halshs-0240653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November 2019</text:p>
          </table:table-cell>
          <table:table-cell table:style-name="ce297" office:value-type="string" calcext:value-type="string">
            <text:p>Models of Urban Morphogenesis To Link Urban Form and Function</text:p>
          </table:table-cell>
          <table:table-cell table:style-name="ce297" office:value-type="string" calcext:value-type="string">
            <text:p>Raimbault J.</text:p>
          </table:table-cell>
          <table:table-cell table:style-name="ce297" office:value-type="string" calcext:value-type="string">
            <text:p>TQG Debates 2019</text:p>
          </table:table-cell>
          <table:table-cell table:style-name="ce297" office:value-type="string" calcext:value-type="string">
            <text:p>halshs-03819322</text:p>
          </table:table-cell>
          <table:table-cell table:style-name="ce297"/>
          <table:table-cell table:style-name="ce297" office:value-type="string" calcext:value-type="string">
            <text:p>Invited</text:p>
          </table:table-cell>
          <table:table-cell table:style-name="ce297" office:value-type="string" calcext:value-type="string">
            <text:p><text:a xlink:href="https://www.youtube.com/watch?v=xrOP8xe_OJw" xlink:type="simple">https://www.youtube.com/watch?v=xrOP8xe_OJw</text:a></text:p>
          </table:table-cell>
          <table:table-cell table:style-name="ce297" table:number-columns-repeated="3"/>
          <table:table-cell table:style-name="ce475" table:number-columns-repeated="1011"/>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HPC et Geographie</text:p>
          </table:table-cell>
          <table:table-cell table:style-name="ce266" office:value-type="string" calcext:value-type="string">
            <text:p>Banos A., Raimbault J., Rey S.</text:p>
          </table:table-cell>
          <table:table-cell table:style-name="ce266" office:value-type="string" calcext:value-type="string">
            <text:p>JCAD2019</text:p>
          </table:table-cell>
          <table:table-cell table:style-name="ce266" office:value-type="string" calcext:value-type="string">
            <text:p>hal-02441879</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Retour d’expérience de l’école OpenMOLE “ExModelo”, organisée en partenariat avec le méso-centre du CRIANN</text:p>
          </table:table-cell>
          <table:table-cell table:style-name="ce266" office:value-type="string" calcext:value-type="string">
            <text:p>Leclaire M., Reuillon R., Raimbault J., Rey S.</text:p>
          </table:table-cell>
          <table:table-cell table:style-name="ce266" office:value-type="string" calcext:value-type="string">
            <text:p>JCAD2019</text:p>
          </table:table-cell>
          <table:table-cell table:style-name="ce266" office:value-type="string" calcext:value-type="string">
            <text:p>halshs-02442620</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380" office:value-type="string" calcext:value-type="string">
            <text:p>Validation levels and standards depending on models types and functions</text:p>
          </table:table-cell>
          <table:table-cell table:style-name="ce266" office:value-type="string" calcext:value-type="string">
            <text:p>Raimbault J.</text:p>
          </table:table-cell>
          <table:table-cell table:style-name="ce266" office:value-type="string" calcext:value-type="string">
            <text:p>CCS 2019 SimExplo Satellite</text:p>
          </table:table-cell>
          <table:table-cell table:style-name="ce266" office:value-type="string" calcext:value-type="string">
            <text:p>halshs-02441891</text:p>
          </table:table-cell>
          <table:table-cell table:style-name="ce266"/>
          <table:table-cell table:style-name="ce266" office:value-type="string" calcext:value-type="string">
            <text:p>Self-invited</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266" office:value-type="string" calcext:value-type="string">
            <text:p>An agent-based models of international company links</text:p>
          </table:table-cell>
          <table:table-cell table:style-name="ce266" office:value-type="string" calcext:value-type="string">
            <text:p>Zdanowska N., Raimbault J.</text:p>
          </table:table-cell>
          <table:table-cell table:style-name="ce266" office:value-type="string" calcext:value-type="string">
            <text:p>CCS 2019 SimExplo Satellite</text:p>
          </table:table-cell>
          <table:table-cell table:style-name="ce266" table:number-columns-repeated="2"/>
          <table:table-cell table:style-name="ce424" office:value-type="string" calcext:value-type="string">
            <text:p>Self-invited</text:p>
          </table:table-cell>
          <table:table-cell table:style-name="ce266" table:number-columns-repeated="1015"/>
        </table:table-row>
        <table:table-row table:style-name="ro18">
          <table:table-cell table:style-name="ce297" office:value-type="string" calcext:value-type="string">
            <text:p>presented</text:p>
          </table:table-cell>
          <table:table-cell table:style-name="ce297" office:value-type="string" calcext:value-type="string">
            <text:p>Submitted 30/04/2019 ; accepted 17/06/2019</text:p>
          </table:table-cell>
          <table:table-cell table:style-name="ce297" office:value-type="string" calcext:value-type="string">
            <text:p>April 2019</text:p>
          </table:table-cell>
          <table:table-cell table:style-name="ce297" office:value-type="string" calcext:value-type="string">
            <text:p>A multi-scalar model for system of cities</text:p>
          </table:table-cell>
          <table:table-cell table:style-name="ce297" office:value-type="string" calcext:value-type="string">
            <text:p>Raimbault J.</text:p>
          </table:table-cell>
          <table:table-cell table:style-name="ce297" office:value-type="string" calcext:value-type="string">
            <text:p><text:span text:style-name="T4">XTerM2019</text:span> ; CCS2019</text:p>
          </table:table-cell>
          <table:table-cell table:style-name="ce297" office:value-type="string" calcext:value-type="string">
            <text:p>halshs-02351722</text:p>
          </table:table-cell>
          <table:table-cell table:style-name="ce297"/>
          <table:table-cell table:style-name="ce465" office:value-type="string" calcext:value-type="string">
            <text:p>Oral communication</text:p>
          </table:table-cell>
          <table:table-cell table:style-name="ce297" table:number-columns-repeated="4"/>
          <table:table-cell table:style-name="ce475" table:number-columns-repeated="1011"/>
        </table:table-row>
        <table:table-row table:style-name="ro56">
          <table:table-cell table:style-name="ce297" office:value-type="string" calcext:value-type="string">
            <text:p>presented</text:p>
          </table:table-cell>
          <table:table-cell table:style-name="ce297" office:value-type="string" calcext:value-type="string">
            <text:p>Submitted 08/04/2019 ; accepted 24/05/2019</text:p>
          </table:table-cell>
          <table:table-cell table:style-name="ce297" office:value-type="string" calcext:value-type="string">
            <text:p>April 2019</text:p>
          </table:table-cell>
          <table:table-cell table:style-name="ce297" office:value-type="string" calcext:value-type="string">
            <text:p>An evolutionary theory for the spatial dynamics of urban systems worldwide</text:p>
          </table:table-cell>
          <table:table-cell table:style-name="ce297" office:value-type="string" calcext:value-type="string">
            <text:p>Raimbault J., Denis E., Pumain D.</text:p>
          </table:table-cell>
          <table:table-cell table:style-name="ce297" office:value-type="string" calcext:value-type="string">
            <text:p>ECTQG 2019</text:p>
          </table:table-cell>
          <table:table-cell table:style-name="ce297" office:value-type="string" calcext:value-type="string">
            <text:p>halshs-02284897</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5/04/2019 ; accepted 24/05/2019</text:p>
          </table:table-cell>
          <table:table-cell table:style-name="ce297" office:value-type="string" calcext:value-type="string">
            <text:p>April 2019</text:p>
          </table:table-cell>
          <table:table-cell table:style-name="ce410" office:value-type="string" calcext:value-type="string">
            <text:p>A meta-analysis of models for interactions between transportation networks and territories</text:p>
          </table:table-cell>
          <table:table-cell table:style-name="ce297" office:value-type="string" calcext:value-type="string">
            <text:p>Raimbault J.</text:p>
          </table:table-cell>
          <table:table-cell table:style-name="ce297" office:value-type="string" calcext:value-type="string">
            <text:p>ECTQG 2019</text:p>
          </table:table-cell>
          <table:table-cell table:style-name="ce297" office:value-type="string" calcext:value-type="string">
            <text:p>halshs-02284848</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4/04/2019 ; accepted 24/05/2019</text:p>
          </table:table-cell>
          <table:table-cell table:style-name="ce297" office:value-type="string" calcext:value-type="string">
            <text:p>April 2019</text:p>
          </table:table-cell>
          <table:table-cell table:style-name="ce297" office:value-type="string" calcext:value-type="string">
            <text:p>Fostering the use of methods for geosimulation models sensitivity analysis and validation</text:p>
          </table:table-cell>
          <table:table-cell table:style-name="ce297" office:value-type="string" calcext:value-type="string">
            <text:p>Reuillon R., Leclaire M., Raimbault J., et al.</text:p>
          </table:table-cell>
          <table:table-cell table:style-name="ce297" office:value-type="string" calcext:value-type="string">
            <text:p>ECTQG 2019</text:p>
          </table:table-cell>
          <table:table-cell table:style-name="ce297" office:value-type="string" calcext:value-type="string">
            <text:p>halshs-0228373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7">
          <table:table-cell table:style-name="ce297" office:value-type="string" calcext:value-type="string">
            <text:p>presented</text:p>
          </table:table-cell>
          <table:table-cell table:style-name="ce297" office:value-type="string" calcext:value-type="string">
            <text:p>Submitted 05/2019 ; accepted 03/06/2019 ; presented 07/2019</text:p>
          </table:table-cell>
          <table:table-cell table:style-name="ce297" office:value-type="string" calcext:value-type="string">
            <text:p>May 2019</text:p>
          </table:table-cell>
          <table:table-cell table:style-name="ce297" office:value-type="string" calcext:value-type="string">
            <text:p>Using Foursquare data to reveal spatial and temporal patterns in London</text:p>
          </table:table-cell>
          <table:table-cell table:style-name="ce297" office:value-type="string" calcext:value-type="string">
            <text:p>Maarten Vanhoof, Antonia Godoy-Lorite, Roberto Murcio, Iacopo Iacopini, Natalia Zdanowska, Juste Raimbault, Richard Milton, Elsa Arcaute and Mike Batty</text:p>
          </table:table-cell>
          <table:table-cell table:style-name="ce297" office:value-type="string" calcext:value-type="string">
            <text:p>NetMob 2019</text:p>
          </table:table-cell>
          <table:table-cell table:style-name="ce297" office:value-type="string" calcext:value-type="string">
            <text:p>halshs-02284843</text:p>
          </table:table-cell>
          <table:table-cell table:style-name="ce297"/>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3/07/2019</text:p>
          </table:table-cell>
          <table:table-cell table:style-name="ce297"/>
          <table:table-cell table:style-name="ce297" office:value-type="string" calcext:value-type="string">
            <text:p>Towards integrated urban models for sustainable policies</text:p>
          </table:table-cell>
          <table:table-cell table:style-name="ce297" office:value-type="string" calcext:value-type="string">
            <text:p>Raimbault, J.</text:p>
          </table:table-cell>
          <table:table-cell table:style-name="ce297" office:value-type="string" calcext:value-type="string">
            <text:p>Urban Analytics Tongji-Turing Workshop</text:p>
          </table:table-cell>
          <table:table-cell table:style-name="ce297" office:value-type="string" calcext:value-type="string">
            <text:p>halshs-02284933</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7">
          <table:table-cell table:style-name="ce297" office:value-type="string" calcext:value-type="string">
            <text:p>presented</text:p>
          </table:table-cell>
          <table:table-cell table:style-name="ce297" office:value-type="string" calcext:value-type="string">
            <text:p>Submitted 21/01/2019 ; accepted 01/03/2019 ; presented 03/04/2019</text:p>
          </table:table-cell>
          <table:table-cell table:style-name="ce297" office:value-type="string" calcext:value-type="string">
            <text:p>January 2019</text:p>
          </table:table-cell>
          <table:table-cell table:style-name="ce457" office:value-type="string" calcext:value-type="string">
            <text:p>De l’endogénéité des hiérarchies dans les systèmes territoriaux complexes</text:p>
          </table:table-cell>
          <table:table-cell table:style-name="ce297" office:value-type="string" calcext:value-type="string">
            <text:p>Raimbault J.</text:p>
          </table:table-cell>
          <table:table-cell table:style-name="ce297" office:value-type="string" calcext:value-type="string">
            <text:p>JIG 2019</text:p>
          </table:table-cell>
          <table:table-cell table:style-name="ce297" office:value-type="string" calcext:value-type="string">
            <text:p>halshs-0208952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Submitted 12/11/2018 ; accepted 23/11/2018 ; presented 06/02/2019</text:p>
          </table:table-cell>
          <table:table-cell table:style-name="ce297" office:value-type="string" calcext:value-type="string">
            <text:p>November 2018</text:p>
          </table:table-cell>
          <table:table-cell table:style-name="ce297" office:value-type="string" calcext:value-type="string">
            <text:p>Towards multi-scalar models for the co-evolution of network and territories</text:p>
          </table:table-cell>
          <table:table-cell table:style-name="ce297" office:value-type="string" calcext:value-type="string">
            <text:p>Raimbault J.</text:p>
          </table:table-cell>
          <table:table-cell table:style-name="ce468" office:value-type="string" calcext:value-type="string">
            <text:p>AAG2019 Cities Network ;<text:span text:style-name="T5"> TheoQuant 2019</text:span></text:p>
          </table:table-cell>
          <table:table-cell table:style-name="ce297" office:value-type="string" calcext:value-type="string">
            <text:p>halshs-02013006</text:p>
          </table:table-cell>
          <table:table-cell table:style-name="ce297"/>
          <table:table-cell table:style-name="ce297" office:value-type="string" calcext:value-type="string">
            <text:p>Oral communication</text:p>
          </table:table-cell>
          <table:table-cell table:style-name="ce297" office:value-type="string" calcext:value-type="string">
            <text:p>reflect on the necessity of hybrid models (rôle of network physical shape)</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Presented 21/01/2019</text:p>
          </table:table-cell>
          <table:table-cell table:style-name="ce297" office:value-type="string" calcext:value-type="string">
            <text:p>January 2019</text:p>
          </table:table-cell>
          <table:table-cell table:style-name="ce262" office:value-type="string" calcext:value-type="string">
            <text:p>Espace et complexités des systèmes territoriaux</text:p>
          </table:table-cell>
          <table:table-cell table:style-name="ce297" office:value-type="string" calcext:value-type="string">
            <text:p>Raimbault J.</text:p>
          </table:table-cell>
          <table:table-cell table:style-name="ce469" office:value-type="string" calcext:value-type="string">
            <text:p>Rochebrune 2019</text:p>
          </table:table-cell>
          <table:table-cell table:style-name="ce297" office:value-type="string" calcext:value-type="string">
            <text:p>halshs-01998440</text:p>
          </table:table-cell>
          <table:table-cell table:style-name="ce297"/>
          <table:table-cell table:style-name="ce297" office:value-type="string" calcext:value-type="string">
            <text:p>Oral communication</text:p>
          </table:table-cell>
          <table:table-cell table:style-name="ce297" office:value-type="string" calcext:value-type="string">
            <text:p>No proceedings : submit translation to journal</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table:table-cell table:style-name="ce297" office:value-type="string" calcext:value-type="string">
            <text:p>November 2018</text:p>
          </table:table-cell>
          <table:table-cell table:style-name="ce262" office:value-type="string" calcext:value-type="string">
            <text:p>Modélisation des interactions entre réseaux de transport et territoires : une approche par la co-évolution.</text:p>
          </table:table-cell>
          <table:table-cell table:style-name="ce297" office:value-type="string" calcext:value-type="string">
            <text:p>Raimbault J.</text:p>
          </table:table-cell>
          <table:table-cell table:style-name="ce469" office:value-type="string" calcext:value-type="string">
            <text:p>JJC Pacte-Citeres</text:p>
          </table:table-cell>
          <table:table-cell table:style-name="ce465" office:value-type="string" calcext:value-type="string">
            <text:p>halshs-01933916</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8</text:p>
          </table:table-cell>
          <table:table-cell table:style-name="ce297" office:value-type="string" calcext:value-type="string">
            <text:p>Des systèmes naturels aux systèmes urbains: génération de réseaux de transport optimaux par modèle slime-mould</text:p>
          </table:table-cell>
          <table:table-cell table:style-name="ce297" office:value-type="string" calcext:value-type="string">
            <text:p>Raimbault J.</text:p>
          </table:table-cell>
          <table:table-cell table:style-name="ce297" office:value-type="string" calcext:value-type="string">
            <text:p>Biomim Expo 2018</text:p>
          </table:table-cell>
          <table:table-cell table:style-name="ce297" office:value-type="string" calcext:value-type="string">
            <text:p>halshs-01904499</text:p>
          </table:table-cell>
          <table:table-cell table:style-name="ce297"/>
          <table:table-cell table:style-name="ce297" office:value-type="string" calcext:value-type="string">
            <text:p>Poster</text:p>
          </table:table-cell>
          <table:table-cell table:style-name="ce297" table:number-columns-repeated="4"/>
          <table:table-cell table:style-name="ce475" table:number-columns-repeated="1011"/>
        </table:table-row>
        <table:table-row table:style-name="ro34">
          <table:table-cell table:style-name="ce297" office:value-type="string" calcext:value-type="string">
            <text:p>presented</text:p>
          </table:table-cell>
          <table:table-cell table:style-name="ce297" office:value-type="string" calcext:value-type="string">
            <text:p>Submitted 17/09/2018 ; accepted 01/10/2018 ; presented 18/10/2018</text:p>
          </table:table-cell>
          <table:table-cell table:style-name="ce297" office:value-type="string" calcext:value-type="string">
            <text:p>September 2018</text:p>
          </table:table-cell>
          <table:table-cell table:style-name="ce410" office:value-type="string" calcext:value-type="string">
            <text:p>A multi-dimensional percolation approach to characterize sustainable mega-city regions</text:p>
          </table:table-cell>
          <table:table-cell table:style-name="ce297" office:value-type="string" calcext:value-type="string">
            <text:p>Raimbault J.</text:p>
          </table:table-cell>
          <table:table-cell table:style-name="ce297" office:value-type="string" calcext:value-type="string">
            <text:p>Marami 2018</text:p>
          </table:table-cell>
          <table:table-cell table:style-name="ce297" office:value-type="string" calcext:value-type="string">
            <text:p>halshs-01898864</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Self-invited ; presented 26/09/2018</text:p>
          </table:table-cell>
          <table:table-cell table:style-name="ce297" office:value-type="string" calcext:value-type="string">
            <text:p>September 2018</text:p>
          </table:table-cell>
          <table:table-cell table:style-name="ce297" office:value-type="string" calcext:value-type="string">
            <text:p>Extracting knowledge from simulation models: trends and perspectives from the viewpoint of quantitative geography</text:p>
          </table:table-cell>
          <table:table-cell table:style-name="ce297" office:value-type="string" calcext:value-type="string">
            <text:p>Raimbault J.</text:p>
          </table:table-cell>
          <table:table-cell table:style-name="ce297" office:value-type="string" calcext:value-type="string">
            <text:p>CCS 2018 – Session simulation</text:p>
          </table:table-cell>
          <table:table-cell table:style-name="ce297" office:value-type="string" calcext:value-type="string">
            <text:p>halshs-0188238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3">
          <table:table-cell table:style-name="ce297" office:value-type="string" calcext:value-type="string">
            <text:p>presented</text:p>
          </table:table-cell>
          <table:table-cell table:style-name="ce297" office:value-type="string" calcext:value-type="string">
            <text:p>Submitted 30/04/2018 ; accepted 06/06/2018 ; presented 24/09/2018</text:p>
          </table:table-cell>
          <table:table-cell table:style-name="ce297" office:value-type="string" calcext:value-type="string">
            <text:p>April 2018</text:p>
          </table:table-cell>
          <table:table-cell table:style-name="ce297" office:value-type="string" calcext:value-type="string">
            <text:p>A systematic comparison of interaction models for systems of cities</text:p>
          </table:table-cell>
          <table:table-cell table:style-name="ce297" office:value-type="string" calcext:value-type="string">
            <text:p>Raimbault J.</text:p>
          </table:table-cell>
          <table:table-cell table:style-name="ce297" office:value-type="string" calcext:value-type="string">
            <text:p>CCS 2018</text:p>
          </table:table-cell>
          <table:table-cell table:style-name="ce297" office:value-type="string" calcext:value-type="string">
            <text:p>halshs-01880492</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Submitted 30/03/2018 ; accepted 07/05/2018 ; presented 26/07/2018</text:p>
          </table:table-cell>
          <table:table-cell table:style-name="ce297" office:value-type="string" calcext:value-type="string">
            <text:p>March 2018</text:p>
          </table:table-cell>
          <table:table-cell table:style-name="ce297" office:value-type="string" calcext:value-type="string">
            <text:p>Multi-modeling the morphogenesis of transportation networks</text:p>
          </table:table-cell>
          <table:table-cell table:style-name="ce297" office:value-type="string" calcext:value-type="string">
            <text:p>Raimbault J.</text:p>
          </table:table-cell>
          <table:table-cell table:style-name="ce297" office:value-type="string" calcext:value-type="string">
            <text:p>ALife2018</text:p>
          </table:table-cell>
          <table:table-cell table:style-name="ce464" office:value-type="string" calcext:value-type="string">
            <text:p>halshs-01850263</text:p>
          </table:table-cell>
          <table:table-cell table:style-name="ce473" office:value-type="string" calcext:value-type="string">
            <text:p>11354189315600403372</text:p>
          </table:table-cell>
          <table:table-cell table:style-name="ce297" office:value-type="string" calcext:value-type="string">
            <text:p>Extended abstract</text:p>
          </table:table-cell>
          <table:table-cell table:style-name="ce297" office:value-type="string" calcext:value-type="string">
            <text:p>DOI :</text:p>
          </table:table-cell>
          <table:table-cell table:style-name="ce297" table:number-columns-repeated="3"/>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December 2017</text:p>
          </table:table-cell>
          <table:table-cell table:style-name="ce458" office:value-type="string" calcext:value-type="string">
            <text:p>Modeling Urban Morphogenesis : towards an integration of territories and networks</text:p>
          </table:table-cell>
          <table:table-cell table:style-name="ce297" office:value-type="string" calcext:value-type="string">
            <text:p>Raimbault J.</text:p>
          </table:table-cell>
          <table:table-cell table:style-name="ce297" office:value-type="string" calcext:value-type="string">
            <text:p>GoPro 2017</text:p>
          </table:table-cell>
          <table:table-cell table:style-name="ce464" office:value-type="string" calcext:value-type="string">
            <text:p>hal-0180848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7</text:p>
          </table:table-cell>
          <table:table-cell table:style-name="ce459" office:value-type="string" calcext:value-type="string">
            <text:p>Complexity, Complexities and Complex Knowledges: Discussion of Pr. Batty: "Complexity in Urban Systems"</text:p>
          </table:table-cell>
          <table:table-cell table:style-name="ce297" office:value-type="string" calcext:value-type="string">
            <text:p>Raimbault J.</text:p>
          </table:table-cell>
          <table:table-cell table:style-name="ce297" office:value-type="string" calcext:value-type="string">
            <text:p>ERC Geodivercity international workshop</text:p>
          </table:table-cell>
          <table:table-cell table:style-name="ce297" office:value-type="string" calcext:value-type="string">
            <text:p>halshs-01632331</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9">
          <table:table-cell table:style-name="ce297" office:value-type="string" calcext:value-type="string">
            <text:p>presented</text:p>
          </table:table-cell>
          <table:table-cell table:style-name="ce297"/>
          <table:table-cell table:style-name="ce297" office:value-type="string" calcext:value-type="string">
            <text:p>March 2017</text:p>
          </table:table-cell>
          <table:table-cell table:style-name="ce460" office:value-type="string" calcext:value-type="string">
            <text:p>Modeling the Co-evolution of Urban Form and Transportation Networks</text:p>
          </table:table-cell>
          <table:table-cell table:style-name="ce297" office:value-type="string" calcext:value-type="string">
            <text:p>Raimbault J.</text:p>
          </table:table-cell>
          <table:table-cell table:style-name="ce297" office:value-type="string" calcext:value-type="string">
            <text:p>CCS 2017</text:p>
          </table:table-cell>
          <table:table-cell table:style-name="ce297" office:value-type="string" calcext:value-type="string">
            <text:p>halshs-01590624</text:p>
          </table:table-cell>
          <table:table-cell table:style-name="ce297" office:value-type="string" calcext:value-type="string">
            <text:p>1737884359363240005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5">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Invisible Bridges ? Scientific landscapes around similar objects studied from Economics and Geography perspectives.</text:p>
          </table:table-cell>
          <table:table-cell table:style-name="ce297" office:value-type="string" calcext:value-type="string">
            <text:p>Raimbault J.</text:p>
          </table:table-cell>
          <table:table-cell table:style-name="ce297" office:value-type="string" calcext:value-type="string">
            <text:p>ECTQG 2017</text:p>
          </table:table-cell>
          <table:table-cell table:style-name="ce464" office:value-type="string" calcext:value-type="string">
            <text:p>halshs-01584894</text:p>
          </table:table-cell>
          <table:table-cell table:style-name="ce473" office:value-type="string" calcext:value-type="string">
            <text:p>167594070954160647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60" office:value-type="string" calcext:value-type="string">
            <text:p>Structural Segregation : Assessing the impact of South African Apartheid on Underlying Dynamics of Interactions between Networks and Territories</text:p>
          </table:table-cell>
          <table:table-cell table:style-name="ce297" office:value-type="string" calcext:value-type="string">
            <text:p>Raimbault J. and Baffi S.</text:p>
          </table:table-cell>
          <table:table-cell table:style-name="ce297" office:value-type="string" calcext:value-type="string">
            <text:p>ECTQG 2017</text:p>
          </table:table-cell>
          <table:table-cell table:style-name="ce297" office:value-type="string" calcext:value-type="string">
            <text:p>halshs-01584914</text:p>
          </table:table-cell>
          <table:table-cell table:style-name="ce297" office:value-type="string" calcext:value-type="string">
            <text:p>1081068674257110818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The Cost of Transportation : Spatial Analysis of US Fuel Prices</text:p>
          </table:table-cell>
          <table:table-cell table:style-name="ce297" office:value-type="string" calcext:value-type="string">
            <text:p>Raimbault J. and Bergeaud A.</text:p>
          </table:table-cell>
          <table:table-cell table:style-name="ce297" office:value-type="string" calcext:value-type="string">
            <text:p>EWGT 2017</text:p>
          </table:table-cell>
          <table:table-cell table:style-name="ce464" office:value-type="string" calcext:value-type="string">
            <text:p>halshs-01582909</text:p>
          </table:table-cell>
          <table:table-cell table:style-name="ce473" office:value-type="string" calcext:value-type="string">
            <text:p>3554908076727784787</text:p>
          </table:table-cell>
          <table:table-cell table:style-name="ce297" office:value-type="string" calcext:value-type="string">
            <text:p>Oral communication</text:p>
          </table:table-cell>
          <table:table-cell table:style-name="ce297" office:value-type="string" calcext:value-type="string">
            <text:p>No proceedings (proposed for special issue canceled)</text:p>
          </table:table-cell>
          <table:table-cell table:style-name="ce297" table:number-columns-repeated="3"/>
          <table:table-cell table:style-name="ce475" table:number-columns-repeated="1011"/>
        </table:table-row>
        <table:table-row table:style-name="ro61">
          <table:table-cell table:style-name="ce297" office:value-type="string" calcext:value-type="string">
            <text:p>presented</text:p>
          </table:table-cell>
          <table:table-cell table:style-name="ce297" table:number-columns-repeated="2"/>
          <table:table-cell table:style-name="ce459" office:value-type="string" calcext:value-type="string">
            <text:p>Initial spatial conditions in simulation models: the missing leg of sensitivity analyses?</text:p>
          </table:table-cell>
          <table:table-cell table:style-name="ce297" office:value-type="string" calcext:value-type="string">
            <text:p>Cottineau C., Raimbault J., Le Texier M., Le Nechet F. and Reuillon R.</text:p>
          </table:table-cell>
          <table:table-cell table:style-name="ce297" office:value-type="string" calcext:value-type="string">
            <text:p>GeoComputation 2017</text:p>
          </table:table-cell>
          <table:table-cell table:style-name="ce464" office:value-type="string" calcext:value-type="string">
            <text:p>halshs-01841272</text:p>
          </table:table-cell>
          <table:table-cell table:style-name="ce473" office:value-type="string" calcext:value-type="string">
            <text:p>18036012265331467607</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2">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461" office:value-type="string" calcext:value-type="string">
            <text:p>A macro-scale model of co-evolution for cities and transportation networks</text:p>
          </table:table-cell>
          <table:table-cell table:style-name="ce297" office:value-type="string" calcext:value-type="string">
            <text:p>Raimbault J.</text:p>
          </table:table-cell>
          <table:table-cell table:style-name="ce297" office:value-type="string" calcext:value-type="string">
            <text:p>Medium International Conference 2017</text:p>
          </table:table-cell>
          <table:table-cell table:style-name="ce472" office:value-type="string" calcext:value-type="string">
            <text:p>halshs-01863229</text:p>
          </table:table-cell>
          <table:table-cell table:style-name="ce473"/>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75" table:number-columns-repeated="1011"/>
        </table:table-row>
        <table:table-row table:style-name="ro60">
          <table:table-cell table:style-name="ce297" office:value-type="string" calcext:value-type="string">
            <text:p>presented</text:p>
          </table:table-cell>
          <table:table-cell table:style-name="ce297" table:number-columns-repeated="2"/>
          <table:table-cell table:style-name="ce459" office:value-type="string" calcext:value-type="string">
            <text:p>Agent-based Modeling of Migrant Workers Residential Dynamics within a Mega-city Region: the Case of the Pearl River Delta, China</text:p>
          </table:table-cell>
          <table:table-cell table:style-name="ce297" office:value-type="string" calcext:value-type="string">
            <text:p>Losavio C. and Raimbault J.</text:p>
          </table:table-cell>
          <table:table-cell table:style-name="ce297" office:value-type="string" calcext:value-type="string">
            <text:p>Urban China 2017</text:p>
          </table:table-cell>
          <table:table-cell table:style-name="ce464" office:value-type="string" calcext:value-type="string">
            <text:p>halshs-01666887</text:p>
          </table:table-cell>
          <table:table-cell table:style-name="ce473" office:value-type="string" calcext:value-type="string">
            <text:p>5601018099200819035</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75" table:number-columns-repeated="1011"/>
        </table:table-row>
        <table:table-row table:style-name="ro18">
          <table:table-cell table:style-name="ce297" office:value-type="string" calcext:value-type="string">
            <text:p>presented</text:p>
          </table:table-cell>
          <table:table-cell table:style-name="ce297" table:number-columns-repeated="2"/>
          <table:table-cell table:style-name="ce387" office:value-type="string" calcext:value-type="string">
            <text:p>Un Cadre de Connaissances pour une Géographie Intégrée</text:p>
          </table:table-cell>
          <table:table-cell table:style-name="ce297" office:value-type="string" calcext:value-type="string">
            <text:p>Raimbault J.</text:p>
          </table:table-cell>
          <table:table-cell table:style-name="ce297" office:value-type="string" calcext:value-type="string">
            <text:p>JIG 2017</text:p>
          </table:table-cell>
          <table:table-cell table:style-name="ce464" office:value-type="string" calcext:value-type="string">
            <text:p>halshs-01505084</text:p>
          </table:table-cell>
          <table:table-cell table:style-name="ce473" office:value-type="string" calcext:value-type="string">
            <text:p>50859973087692004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3">
          <table:table-cell table:style-name="ce297" office:value-type="string" calcext:value-type="string">
            <text:p>presented</text:p>
          </table:table-cell>
          <table:table-cell table:style-name="ce297" office:value-type="string" calcext:value-type="string">
            <text:p>Presented 16/03/2017</text:p>
          </table:table-cell>
          <table:table-cell table:style-name="ce297"/>
          <table:table-cell table:style-name="ce387" office:value-type="string" calcext:value-type="string">
            <text:p>CybergeoNetworks : un outil interactif pour l’analyse de corpus bibliométriques massifs</text:p>
          </table:table-cell>
          <table:table-cell table:style-name="ce465" office:value-type="string" calcext:value-type="string">
            <text:p>Chasset P.O, Cottineau C., Commenges H., Pumain D., Raimbault J.</text:p>
          </table:table-cell>
          <table:table-cell table:style-name="ce297" office:value-type="string" calcext:value-type="string">
            <text:p>Science XXL 2017</text:p>
          </table:table-cell>
          <table:table-cell table:style-name="ce464" office:value-type="string" calcext:value-type="string">
            <text:p>hal-0197604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table:table-cell table:style-name="ce297" office:value-type="string" calcext:value-type="string">
            <text:p>December 2016</text:p>
          </table:table-cell>
          <table:table-cell table:style-name="ce387" office:value-type="string" calcext:value-type="string">
            <text:p>Co-construire Modèles, Etudes Empiriques et Théories en Géographie Théorique et Quantitative : le cas des Interactions entre Réseaux et Territoires</text:p>
          </table:table-cell>
          <table:table-cell table:style-name="ce297" office:value-type="string" calcext:value-type="string">
            <text:p>Raimbault J.</text:p>
          </table:table-cell>
          <table:table-cell table:style-name="ce297" office:value-type="string" calcext:value-type="string">
            <text:p>Theo Quant 2017</text:p>
          </table:table-cell>
          <table:table-cell table:style-name="ce464" office:value-type="string" calcext:value-type="string">
            <text:p>halshs-01525448</text:p>
          </table:table-cell>
          <table:table-cell table:style-name="ce473" office:value-type="string" calcext:value-type="string">
            <text:p>9857159693649795070</text:p>
          </table:table-cell>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Towards a Theory of Co-evolutive Networked Territorial Systems: Insights from Transportation Governance Modeling in Pearl River Delta, China</text:p>
          </table:table-cell>
          <table:table-cell table:style-name="ce297" office:value-type="string" calcext:value-type="string">
            <text:p>Raimbault J.</text:p>
          </table:table-cell>
          <table:table-cell table:style-name="ce297" office:value-type="string" calcext:value-type="string">
            <text:p>Medium Seminar</text:p>
          </table:table-cell>
          <table:table-cell table:style-name="ce464" office:value-type="string" calcext:value-type="string">
            <text:p>halshs-01422484</text:p>
          </table:table-cell>
          <table:table-cell table:style-name="ce473" office:value-type="string" calcext:value-type="string">
            <text:p>16057638674660007541</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75" table:number-columns-repeated="1011"/>
        </table:table-row>
        <table:table-row table:style-name="ro6">
          <table:table-cell table:style-name="ce297" office:value-type="string" calcext:value-type="string">
            <text:p>presented</text:p>
          </table:table-cell>
          <table:table-cell table:style-name="ce297" table:number-columns-repeated="2"/>
          <table:table-cell table:style-name="ce387" office:value-type="string" calcext:value-type="string">
            <text:p>Models of growth for system of cities : Back to the simple</text:p>
          </table:table-cell>
          <table:table-cell table:style-name="ce297" office:value-type="string" calcext:value-type="string">
            <text:p>Raimbault J.</text:p>
          </table:table-cell>
          <table:table-cell table:style-name="ce297" office:value-type="string" calcext:value-type="string">
            <text:p>CCS 2016</text:p>
          </table:table-cell>
          <table:table-cell table:style-name="ce464" office:value-type="string" calcext:value-type="string">
            <text:p>halshs-01370274</text:p>
          </table:table-cell>
          <table:table-cell table:style-name="ce473" office:value-type="string" calcext:value-type="string">
            <text:p>793759714270692952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Investigating Patterns of Technological Innovation</text:p>
          </table:table-cell>
          <table:table-cell table:style-name="ce297" office:value-type="string" calcext:value-type="string">
            <text:p>Raimbault J., Bergeaud A., Potiron Y.</text:p>
          </table:table-cell>
          <table:table-cell table:style-name="ce297" office:value-type="string" calcext:value-type="string">
            <text:p>CCS 2016</text:p>
          </table:table-cell>
          <table:table-cell table:style-name="ce464" office:value-type="string" calcext:value-type="string">
            <text:p>halshs-01370528</text:p>
          </table:table-cell>
          <table:table-cell table:style-name="ce473" office:value-type="string" calcext:value-type="string">
            <text:p>9648396262307903560</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For a Cautious Use of Big Data and Computation</text:p>
          </table:table-cell>
          <table:table-cell table:style-name="ce297" office:value-type="string" calcext:value-type="string">
            <text:p>Raimbault J.</text:p>
          </table:table-cell>
          <table:table-cell table:style-name="ce297" office:value-type="string" calcext:value-type="string">
            <text:p>RGS 2016</text:p>
          </table:table-cell>
          <table:table-cell table:style-name="ce464" office:value-type="string" calcext:value-type="string">
            <text:p>halshs-01358440</text:p>
          </table:table-cell>
          <table:table-cell table:style-name="ce473" office:value-type="string" calcext:value-type="string">
            <text:p>12064335522930516767</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Indirect Bibliometrics by Complex Network Analysis</text:p>
          </table:table-cell>
          <table:table-cell table:style-name="ce297" office:value-type="string" calcext:value-type="string">
            <text:p>Raimbault J.</text:p>
          </table:table-cell>
          <table:table-cell table:style-name="ce297" office:value-type="string" calcext:value-type="string">
            <text:p>20eme anniversaire de Cybergeo</text:p>
          </table:table-cell>
          <table:table-cell table:style-name="ce464" office:value-type="string" calcext:value-type="string">
            <text:p>halshs-01328058</text:p>
          </table:table-cell>
          <table:table-cell table:style-name="ce473" office:value-type="string" calcext:value-type="string">
            <text:p>1568061080700752749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Game-based Tools as Media to Transmit Freshwater Ecology Concepts</text:p>
          </table:table-cell>
          <table:table-cell table:style-name="ce297" office:value-type="string" calcext:value-type="string">
            <text:p>Raimbault J., Serra H.</text:p>
          </table:table-cell>
          <table:table-cell table:style-name="ce297" office:value-type="string" calcext:value-type="string">
            <text:p>SETAC 2016</text:p>
          </table:table-cell>
          <table:table-cell table:style-name="ce464" office:value-type="string" calcext:value-type="string">
            <text:p>halshs-01322860</text:p>
          </table:table-cell>
          <table:table-cell table:style-name="ce473"/>
          <table:table-cell table:style-name="ce297" office:value-type="string" calcext:value-type="string">
            <text:p>Poster corner</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1/2016</text:p>
          </table:table-cell>
          <table:table-cell table:style-name="ce297"/>
          <table:table-cell table:style-name="ce459" office:value-type="string" calcext:value-type="string">
            <text:p>G{\’e}n{\’e}ration de donn{\’e}es synthe{\’e}tiques corr{\’e}l{\’e}es</text:p>
          </table:table-cell>
          <table:table-cell table:style-name="ce297" office:value-type="string" calcext:value-type="string">
            <text:p>Raimbault J.</text:p>
          </table:table-cell>
          <table:table-cell table:style-name="ce297" office:value-type="string" calcext:value-type="string">
            <text:p>Rochebrune 2016</text:p>
          </table:table-cell>
          <table:table-cell table:style-name="ce297" office:value-type="string" calcext:value-type="string">
            <text:p>halshs-01514415</text:p>
          </table:table-cell>
          <table:table-cell table:style-name="ce297" office:value-type="string" calcext:value-type="string">
            <text:p>12922071264479613185</text:p>
          </table:table-cell>
          <table:table-cell table:style-name="ce297" office:value-type="string" calcext:value-type="string">
            <text:p>Oral communication</text:p>
          </table:table-cell>
          <table:table-cell table:style-name="ce297" office:value-type="string" calcext:value-type="string">
            <text:p>No proceedings</text:p>
          </table:table-cell>
          <table:table-cell table:style-name="ce297" table:number-columns-repeated="2"/>
          <table:table-cell table:style-name="ce29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Presented 09/2015</text:p>
          </table:table-cell>
          <table:table-cell table:style-name="ce297"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297" office:value-type="string" calcext:value-type="string">
            <text:p>Le Nechet F., Raimbault J.</text:p>
          </table:table-cell>
          <table:table-cell table:style-name="ce297" office:value-type="string" calcext:value-type="string">
            <text:p>ECTQG 2015</text:p>
          </table:table-cell>
          <table:table-cell table:style-name="ce297" office:value-type="string" calcext:value-type="string">
            <text:p>halshs-01272236</text:p>
          </table:table-cell>
          <table:table-cell table:style-name="ce297" office:value-type="string" calcext:value-type="string">
            <text:p>4357213455583930516</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Presented 06/2015</text:p>
          </table:table-cell>
          <table:table-cell table:style-name="ce297" office:value-type="string" calcext:value-type="string">
            <text:p>December 2014</text:p>
          </table:table-cell>
          <table:table-cell table:style-name="ce463" office:value-type="string" calcext:value-type="string">
            <text:p>Hybrid Modeling of a Bike-Sharing Transportation System</text:p>
          </table:table-cell>
          <table:table-cell table:style-name="ce297" office:value-type="string" calcext:value-type="string">
            <text:p>Raimbault J.</text:p>
          </table:table-cell>
          <table:table-cell table:style-name="ce470" office:value-type="string" calcext:value-type="string">
            <text:p>ICCSS 2015</text:p>
          </table:table-cell>
          <table:table-cell table:style-name="ce297" office:value-type="string" calcext:value-type="string">
            <text:p>halshs-01330627</text:p>
          </table:table-cell>
          <table:table-cell table:style-name="ce297" office:value-type="string" calcext:value-type="string">
            <text:p>270876289564741457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75" table:number-columns-repeated="1011"/>
        </table:table-row>
        <table:table-row table:style-name="ro20">
          <table:table-cell table:style-name="ce297" office:value-type="string" calcext:value-type="string">
            <text:p>presented</text:p>
          </table:table-cell>
          <table:table-cell table:style-name="ce297" table:number-columns-repeated="2"/>
          <table:table-cell table:style-name="ce464" office:value-type="string" calcext:value-type="string">
            <text:p>Application de la Morphog{\'e}n{\`e}se de R{\'e}seaux Biologiques {\`a} la Conception Optimale d'Infrastructures de Transport</text:p>
          </table:table-cell>
          <table:table-cell table:style-name="ce466" office:value-type="string" calcext:value-type="string">
            <text:p><text:span text:style-name="T6">Raimbault J., Gonzales, J.</text:span></text:p>
          </table:table-cell>
          <table:table-cell table:style-name="ce471" office:value-type="string" calcext:value-type="string">
            <text:p>Rencontres du Labex Dynamite</text:p>
          </table:table-cell>
          <table:table-cell table:style-name="ce297" office:value-type="string" calcext:value-type="string">
            <text:p>halshs-01860296</text:p>
          </table:table-cell>
          <table:table-cell table:style-name="ce297" office:value-type="string" calcext:value-type="string">
            <text:p>1638386153229304501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75" table:number-columns-repeated="1011"/>
        </table:table-row>
        <table:table-row table:style-name="ro18" table:number-rows-repeated="1048506">
          <table:table-cell table:number-columns-repeated="1024"/>
        </table:table-row>
        <table:table-row table:style-name="ro18">
          <table:table-cell table:number-columns-repeated="1024"/>
        </table:table-row>
      </table:table>
      <table:table table:name="Seminars" table:style-name="ta1">
        <table:table-column table:style-name="co28" table:default-cell-style-name="ce266"/>
        <table:table-column table:style-name="co29" table:default-cell-style-name="ce454"/>
        <table:table-column table:style-name="co30" table:default-cell-style-name="ce266"/>
        <table:table-column table:style-name="co31" table:default-cell-style-name="ce266"/>
        <table:table-column table:style-name="co32" table:default-cell-style-name="ce266"/>
        <table:table-column table:style-name="co33" table:default-cell-style-name="ce266"/>
        <table:table-column table:style-name="co23" table:number-columns-repeated="1018" table:default-cell-style-name="ce41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74" office:value-type="string" calcext:value-type="string">
            <text:p>Status</text:p>
          </table:table-cell>
          <table:table-cell table:style-name="ce474" office:value-type="string" calcext:value-type="string">
            <text:p>Date</text:p>
          </table:table-cell>
          <table:table-cell table:style-name="ce474" office:value-type="string" calcext:value-type="string">
            <text:p>Title</text:p>
          </table:table-cell>
          <table:table-cell table:style-name="ce474" office:value-type="string" calcext:value-type="string">
            <text:p>Seminar</text:p>
          </table:table-cell>
          <table:table-cell table:style-name="ce474" office:value-type="string" calcext:value-type="string">
            <text:p>Place</text:p>
          </table:table-cell>
          <table:table-cell table:style-name="ce474" office:value-type="string" calcext:value-type="string">
            <text:p>HAL</text:p>
          </table:table-cell>
          <table:table-cell table:style-name="Default" table:number-columns-repeated="1018"/>
        </table:table-row>
        <table:table-row table:style-name="ro2" table:number-rows-repeated="2">
          <table:table-cell table:style-name="ce476" table:number-columns-repeated="6"/>
          <table:table-cell table:style-name="Default" table:number-columns-repeated="1018"/>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66"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266" office:value-type="string" calcext:value-type="string">
            <text:p>Submitted 19/07/2022 ; presented 19/10/2022</text:p>
          </table:table-cell>
          <table:table-cell table:style-name="ce47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table:style-name="ce266"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9">
          <table:table-cell office:value-type="string" calcext:value-type="string">
            <text:p>presented</text:p>
          </table:table-cell>
          <table:table-cell table:style-name="ce266"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62" office:value-type="string" calcext:value-type="string">
            <text:p>presented</text:p>
          </table:table-cell>
          <table:table-cell table:style-name="ce262" office:value-type="string" calcext:value-type="string">
            <text:p>Submitted 01/06/2022</text:p>
          </table:table-cell>
          <table:table-cell table:style-name="ce297" office:value-type="string" calcext:value-type="string">
            <text:p>Quantifying the co-evolution of economic activities locations with geo-historical data: Paris, 19th century</text:p>
          </table:table-cell>
          <table:table-cell table:style-name="ce262" office:value-type="string" calcext:value-type="string">
            <text:p>AUM 2022</text:p>
          </table:table-cell>
          <table:table-cell table:style-name="ce262" office:value-type="string" calcext:value-type="string">
            <text:p>Cambridge</text:p>
          </table:table-cell>
          <table:table-cell office:value-type="string" calcext:value-type="string">
            <text:p>NA</text:p>
          </table:table-cell>
          <table:table-cell table:style-name="ce262" office:value-type="string" calcext:value-type="string">
            <text:p>Same as CCS2022</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6-20" calcext:value-type="date">
            <text:p>20/06/22</text:p>
          </table:table-cell>
          <table:table-cell table:style-name="ce297" office:value-type="string" calcext:value-type="string">
            <text:p>Integrating urban models and theories</text:p>
          </table:table-cell>
          <table:table-cell table:style-name="ce262" office:value-type="string" calcext:value-type="string">
            <text:p>CTCS – CSH</text:p>
          </table:table-cell>
          <table:table-cell table:style-name="ce262" office:value-type="string" calcext:value-type="string">
            <text:p>Wien</text:p>
          </table:table-cell>
          <table:table-cell office:value-type="string" calcext:value-type="string">
            <text:p>NA</text:p>
          </table:table-cell>
          <table:table-cell table:style-name="ce262" office:value-type="string" calcext:value-type="string">
            <text:p><text:a xlink:href="https://www.csh.ac.at/event/csh-workshop-cities-as-complex-systems/" xlink:type="simple">https://www.csh.ac.at/event/csh-workshop-cities-as-complex-systems/</text:a></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5-13" calcext:value-type="date">
            <text:p>13/05/22</text:p>
          </table:table-cell>
          <table:table-cell table:style-name="ce297" office:value-type="string" calcext:value-type="string">
            <text:p>Blockchain, smart cities and territories</text:p>
          </table:table-cell>
          <table:table-cell table:style-name="ce262" office:value-type="string" calcext:value-type="string">
            <text:p>Blockchain pour la valorisation de la recherche, ISCPIF</text:p>
          </table:table-cell>
          <table:table-cell table:style-name="ce262" office:value-type="string" calcext:value-type="string">
            <text:p>Paris</text:p>
          </table:table-cell>
          <table:table-cell office:value-type="string" calcext:value-type="string">
            <text:p>NA</text:p>
          </table:table-cell>
          <table:table-cell table:style-name="ce262" table:number-columns-repeated="8"/>
          <table:table-cell table:style-name="ce407" table:number-columns-repeated="1010"/>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266"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266" office:value-type="string" calcext:value-type="string">
            <text:p>14/12/2016</text:p>
          </table:table-cell>
          <table:table-cell office:value-type="string" calcext:value-type="string">
            <text:p>Classifying patents based on their semantic content</text:p>
          </table:table-cell>
          <table:table-cell table:style-name="ce297"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266"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454"/>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454"/>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454"/>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266"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79"/>
        <table:table-column table:style-name="co34" table:default-cell-style-name="ce479"/>
        <table:table-column table:style-name="co35" table:default-cell-style-name="ce479"/>
        <table:table-column table:style-name="co36" table:default-cell-style-name="ce479"/>
        <table:table-column table:style-name="co37" table:default-cell-style-name="ce479"/>
        <table:table-column table:style-name="co38" table:default-cell-style-name="ce479"/>
        <table:table-column table:style-name="co39" table:default-cell-style-name="ce479"/>
        <table:table-column table:style-name="co23" table:number-columns-repeated="1017" table:default-cell-style-name="ce479"/>
        <table:table-row table:style-name="ro2" table:number-rows-repeated="2">
          <table:table-cell table:number-columns-repeated="1024"/>
        </table:table-row>
        <table:table-row table:style-name="ro2">
          <table:table-cell table:style-name="ce481" office:value-type="string" calcext:value-type="string">
            <text:p>Status</text:p>
          </table:table-cell>
          <table:table-cell table:style-name="ce481" office:value-type="string" calcext:value-type="string">
            <text:p>Horizon</text:p>
          </table:table-cell>
          <table:table-cell table:style-name="ce481" office:value-type="string" calcext:value-type="string">
            <text:p>Type</text:p>
          </table:table-cell>
          <table:table-cell table:style-name="ce481" office:value-type="string" calcext:value-type="string">
            <text:p>Date</text:p>
          </table:table-cell>
          <table:table-cell table:style-name="ce481" office:value-type="string" calcext:value-type="string">
            <text:p>Title</text:p>
          </table:table-cell>
          <table:table-cell table:style-name="ce481" office:value-type="string" calcext:value-type="string">
            <text:p>Place</text:p>
          </table:table-cell>
          <table:table-cell table:style-name="ce481" office:value-type="string" calcext:value-type="string">
            <text:p>Info</text:p>
          </table:table-cell>
          <table:table-cell table:style-name="ce481" table:number-columns-repeated="1017"/>
        </table:table-row>
        <table:table-row table:style-name="ro2">
          <table:table-cell table:number-columns-repeated="1024"/>
        </table:table-row>
        <table:table-row table:style-name="ro2">
          <table:table-cell table:style-name="ce482" table:number-columns-repeated="7"/>
          <table:table-cell table:number-columns-repeated="1017"/>
        </table:table-row>
        <table:table-row table:style-name="ro79">
          <table:table-cell table:style-name="ce482"/>
          <table:table-cell table:style-name="ce482" office:value-type="string" calcext:value-type="string">
            <text:p>?</text:p>
          </table:table-cell>
          <table:table-cell table:style-name="ce482" office:value-type="string" calcext:value-type="string">
            <text:p>Seminar series</text:p>
          </table:table-cell>
          <table:table-cell table:style-name="ce482"/>
          <table:table-cell table:style-name="ce482" office:value-type="string" calcext:value-type="string">
            <text:p>Interdisciplinary seminar urban modeling</text:p>
          </table:table-cell>
          <table:table-cell table:style-name="ce482"/>
          <table:table-cell table:style-name="ce485" office:value-type="string" calcext:value-type="string">
            <text:p>Deadline 01/10/2018</text:p>
          </table:table-cell>
          <table:table-cell table:number-columns-repeated="1017"/>
        </table:table-row>
        <table:table-row table:style-name="ro78">
          <table:table-cell table:style-name="ce483" office:value-type="string" calcext:value-type="string">
            <text:p>forthcoming</text:p>
          </table:table-cell>
          <table:table-cell table:style-name="ce483" office:value-type="string" calcext:value-type="string">
            <text:p>April 2019</text:p>
          </table:table-cell>
          <table:table-cell table:style-name="ce483" office:value-type="string" calcext:value-type="string">
            <text:p>Session</text:p>
          </table:table-cell>
          <table:table-cell table:style-name="ce483"/>
          <table:table-cell table:style-name="ce483" office:value-type="string" calcext:value-type="string">
            <text:p>Satellite CCS simulation</text:p>
          </table:table-cell>
          <table:table-cell table:style-name="ce483" table:number-columns-repeated="2"/>
          <table:table-cell table:style-name="ce487" table:number-columns-repeated="1017"/>
        </table:table-row>
        <table:table-row table:style-name="ro77">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Networks co-evolution</text:p>
          </table:table-cell>
          <table:table-cell table:style-name="ce483" table:number-columns-repeated="2"/>
          <table:table-cell table:style-name="ce487" table:number-columns-repeated="1017"/>
        </table:table-row>
        <table:table-row table:style-name="ro72">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OpenMOLE</text:p>
          </table:table-cell>
          <table:table-cell table:style-name="ce483" table:number-columns-repeated="2"/>
          <table:table-cell table:style-name="ce487" table:number-columns-repeated="1017"/>
        </table:table-row>
        <table:table-row table:style-name="ro80">
          <table:table-cell table:style-name="ce483" office:value-type="string" calcext:value-type="string">
            <text:p>current</text:p>
          </table:table-cell>
          <table:table-cell table:style-name="ce483" office:value-type="string" calcext:value-type="string">
            <text:p>October 2018</text:p>
          </table:table-cell>
          <table:table-cell table:style-name="ce483" office:value-type="string" calcext:value-type="string">
            <text:p>Mediation</text:p>
          </table:table-cell>
          <table:table-cell table:style-name="ce483" office:value-type="string" calcext:value-type="string">
            <text:p>19/10/2018</text:p>
          </table:table-cell>
          <table:table-cell table:style-name="ce483" office:value-type="string" calcext:value-type="string">
            <text:p>Incubateur mediation CNRS</text:p>
          </table:table-cell>
          <table:table-cell table:style-name="ce483" office:value-type="string" calcext:value-type="string">
            <text:p>ISC</text:p>
          </table:table-cell>
          <table:table-cell table:style-name="ce483"/>
          <table:table-cell table:style-name="ce487" table:number-columns-repeated="1017"/>
        </table:table-row>
        <table:table-row table:style-name="ro79">
          <table:table-cell table:style-name="ce484" office:value-type="string" calcext:value-type="string">
            <text:p>ignored</text:p>
          </table:table-cell>
          <table:table-cell table:style-name="ce484" office:value-type="string" calcext:value-type="string">
            <text:p>April 2019</text:p>
          </table:table-cell>
          <table:table-cell table:style-name="ce484" office:value-type="string" calcext:value-type="string">
            <text:p>Session</text:p>
          </table:table-cell>
          <table:table-cell table:style-name="ce484"/>
          <table:table-cell table:style-name="ce484" office:value-type="string" calcext:value-type="string">
            <text:p>Satellite CCS BioMimetisme</text:p>
          </table:table-cell>
          <table:table-cell table:style-name="ce484"/>
          <table:table-cell table:style-name="ce486"/>
          <table:table-cell table:style-name="ce488" table:number-columns-repeated="1017"/>
        </table:table-row>
        <table:table-row table:style-name="ro81">
          <table:table-cell table:style-name="ce300" office:value-type="string" calcext:value-type="string">
            <text:p>done</text:p>
          </table:table-cell>
          <table:table-cell table:style-name="ce300" office:value-type="string" calcext:value-type="string">
            <text:p>February 2019</text:p>
          </table:table-cell>
          <table:table-cell table:style-name="ce300" table:number-columns-repeated="2"/>
          <table:table-cell table:style-name="ce300" office:value-type="string" calcext:value-type="string">
            <text:p>Atelier OML Theo Quant</text:p>
          </table:table-cell>
          <table:table-cell table:style-name="ce300" table:number-columns-repeated="2"/>
          <table:table-cell table:style-name="ce489" table:number-columns-repeated="1017"/>
        </table:table-row>
        <table:table-row table:style-name="ro72">
          <table:table-cell table:style-name="ce484" office:value-type="string" calcext:value-type="string">
            <text:p>ignored</text:p>
          </table:table-cell>
          <table:table-cell table:style-name="ce484" office:value-type="string" calcext:value-type="string">
            <text:p>December 2018</text:p>
          </table:table-cell>
          <table:table-cell table:style-name="ce484" table:number-columns-repeated="2"/>
          <table:table-cell table:style-name="ce484" office:value-type="string" calcext:value-type="string">
            <text:p>Special session ECTQG EcoGeo</text:p>
          </table:table-cell>
          <table:table-cell table:style-name="ce484" table:number-columns-repeated="2"/>
          <table:table-cell table:style-name="ce488"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8</text:p>
          </table:table-cell>
          <table:table-cell table:style-name="ce300" office:value-type="string" calcext:value-type="string">
            <text:p>CCS 2018 : New methods and epistemologies to explore simulation models</text:p>
          </table:table-cell>
          <table:table-cell table:style-name="ce300" office:value-type="string" calcext:value-type="string">
            <text:p>Thessalonique</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8</text:p>
          </table:table-cell>
          <table:table-cell table:style-name="ce300" office:value-type="string" calcext:value-type="string">
            <text:p>Seminar Thesis</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7</text:p>
          </table:table-cell>
          <table:table-cell table:style-name="ce300" office:value-type="string" calcext:value-type="string">
            <text:p>ECTQG 2017 : Bridges between economics and geography</text:p>
          </table:table-cell>
          <table:table-cell table:style-name="ce300" office:value-type="string" calcext:value-type="string">
            <text:p>York</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June 2017</text:p>
          </table:table-cell>
          <table:table-cell table:style-name="ce300" office:value-type="string" calcext:value-type="string">
            <text:p>Medium conference : Spatio-temporal behavior in complex urban systems</text:p>
          </table:table-cell>
          <table:table-cell table:style-name="ce300" office:value-type="string" calcext:value-type="string">
            <text:p>Guangzhou</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4</text:p>
          </table:table-cell>
          <table:table-cell table:style-name="ce300" office:value-type="string" calcext:value-type="string">
            <text:p>Top-down and bottom approaches in urban modeling</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490" office:value-type="string" calcext:value-type="string">
            <text:p>Number of reviews</text:p>
          </table:table-cell>
          <table:table-cell table:style-name="ce490" office:value-type="string" calcext:value-type="string">
            <text:p>Since</text:p>
          </table:table-cell>
          <table:table-cell table:style-name="ce490" office:value-type="string" calcext:value-type="string">
            <text:p>Journal</text:p>
          </table:table-cell>
          <table:table-cell table:style-name="ce490"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91"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91"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91"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266"/>
        <table:table-column table:style-name="co44" table:default-cell-style-name="ce266"/>
        <table:table-column table:style-name="co45" table:default-cell-style-name="ce266"/>
        <table:table-column table:style-name="co46" table:default-cell-style-name="ce266"/>
        <table:table-column table:style-name="co23" table:default-cell-style-name="ce266"/>
        <table:table-column table:style-name="co23" table:number-columns-repeated="1019" table:default-cell-style-name="ce411"/>
        <table:table-row table:style-name="ro2" table:number-rows-repeated="2">
          <table:table-cell table:style-name="Default" table:number-columns-repeated="1024"/>
        </table:table-row>
        <table:table-row table:style-name="ro2">
          <table:table-cell table:style-name="ce474" office:value-type="string" calcext:value-type="string">
            <text:p>Status</text:p>
          </table:table-cell>
          <table:table-cell table:style-name="ce474" office:value-type="string" calcext:value-type="string">
            <text:p>Period</text:p>
          </table:table-cell>
          <table:table-cell table:style-name="ce474" office:value-type="string" calcext:value-type="string">
            <text:p>Title</text:p>
          </table:table-cell>
          <table:table-cell table:style-name="ce474" office:value-type="string" calcext:value-type="string">
            <text:p>Institution</text:p>
          </table:table-cell>
          <table:table-cell table:style-name="ce474" office:value-type="string" calcext:value-type="string">
            <text:p>Code</text:p>
          </table:table-cell>
          <table:table-cell table:style-name="Default" table:number-columns-repeated="1019"/>
        </table:table-row>
        <table:table-row table:style-name="ro2">
          <table:table-cell table:style-name="ce476" table:number-columns-repeated="5"/>
          <table:table-cell table:style-name="Default" table:number-columns-repeated="1019"/>
        </table:table-row>
        <table:table-row table:style-name="ro2">
          <table:table-cell table:style-name="ce476" office:value-type="string" calcext:value-type="string">
            <text:p>taught</text:p>
          </table:table-cell>
          <table:table-cell table:style-name="ce492" office:value-type="date" office:date-value="2022-09-21" calcext:value-type="date">
            <text:p>21/09/22</text:p>
          </table:table-cell>
          <table:table-cell table:style-name="ce476" office:value-type="string" calcext:value-type="string">
            <text:p>TP Latex</text:p>
          </table:table-cell>
          <table:table-cell table:style-name="ce476" office:value-type="string" calcext:value-type="string">
            <text:p>ENSG</text:p>
          </table:table-cell>
          <table:table-cell table:style-name="ce476"/>
          <table:table-cell table:style-name="Default" table:number-columns-repeated="1019"/>
        </table:table-row>
        <table:table-row table:style-name="ro2">
          <table:table-cell table:number-columns-repeated="4" table:style-name="ce476" office:value-type="string" calcext:value-type="string">
            <text:p>TODO</text:p>
          </table:table-cell>
          <table:table-cell table:style-name="ce476"/>
          <table:table-cell table:style-name="Default" table:number-columns-repeated="1019"/>
        </table:table-row>
        <table:table-row table:style-name="ro2">
          <table:table-cell table:style-name="ce476" office:value-type="string" calcext:value-type="string">
            <text:p>in progress</text:p>
          </table:table-cell>
          <table:table-cell table:style-name="ce476" office:value-type="float" office:value="2020" calcext:value-type="float">
            <text:p>2020</text:p>
          </table:table-cell>
          <table:table-cell table:style-name="ce476" office:value-type="string" calcext:value-type="string">
            <text:p>Master thesis</text:p>
          </table:table-cell>
          <table:table-cell table:style-name="ce476" office:value-type="string" calcext:value-type="string">
            <text:p>UCL</text:p>
          </table:table-cell>
          <table:table-cell table:style-name="ce476"/>
          <table:table-cell table:style-name="Default" table:number-columns-repeated="1019"/>
        </table:table-row>
        <table:table-row table:style-name="ro2">
          <table:table-cell office:value-type="string" calcext:value-type="string">
            <text:p>taught</text:p>
          </table:table-cell>
          <table:table-cell table:style-name="ce454" office:value-type="string" calcext:value-type="string">
            <text:p>01/12/2020 ; 08/12/2020</text:p>
          </table:table-cell>
          <table:table-cell table:style-name="ce42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Spring 2020</text:p>
          </table:table-cell>
          <table:table-cell table:style-name="ce42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90" office:value-type="string" calcext:value-type="string">
            <text:p>Status</text:p>
          </table:table-cell>
          <table:table-cell table:style-name="ce490" office:value-type="string" calcext:value-type="string">
            <text:p>Title</text:p>
          </table:table-cell>
          <table:table-cell table:style-name="ce490"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93"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93"/>
          <table:table-cell office:value-type="string" calcext:value-type="string">
            <text:p>Master 2 memoire</text:p>
          </table:table-cell>
          <table:table-cell/>
        </table:table-row>
        <table:table-row table:style-name="ro44">
          <table:table-cell/>
          <table:table-cell table:style-name="ce493"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45"/>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85">
          <table:table-cell table:style-name="ce494" office:value-type="string" calcext:value-type="string">
            <text:p>Status</text:p>
          </table:table-cell>
          <table:table-cell table:style-name="ce494" office:value-type="string" calcext:value-type="string">
            <text:p>Priority</text:p>
          </table:table-cell>
          <table:table-cell table:style-name="ce494" office:value-type="string" calcext:value-type="string">
            <text:p>Accepted</text:p>
          </table:table-cell>
          <table:table-cell table:style-name="ce561" office:value-type="string" calcext:value-type="string">
            <text:p>Deadline Call For Papers</text:p>
          </table:table-cell>
          <table:table-cell table:style-name="ce494" office:value-type="string" calcext:value-type="string">
            <text:p>Name</text:p>
          </table:table-cell>
          <table:table-cell table:style-name="ce494" office:value-type="string" calcext:value-type="string">
            <text:p>Domain</text:p>
          </table:table-cell>
          <table:table-cell table:style-name="ce494" office:value-type="string" calcext:value-type="string">
            <text:p>Date</text:p>
          </table:table-cell>
          <table:table-cell table:style-name="ce494" office:value-type="string" calcext:value-type="string">
            <text:p>Place</text:p>
          </table:table-cell>
          <table:table-cell table:style-name="ce494" office:value-type="string" calcext:value-type="string">
            <text:p>Website</text:p>
          </table:table-cell>
          <table:table-cell table:style-name="ce603" table:number-columns-repeated="1015"/>
        </table:table-row>
        <table:table-row table:style-name="ro85">
          <table:table-cell table:style-name="ce496" table:number-columns-repeated="3"/>
          <table:table-cell table:style-name="ce569"/>
          <table:table-cell table:style-name="ce496" table:number-columns-repeated="5"/>
          <table:table-cell table:style-name="ce604" table:number-columns-repeated="1015"/>
        </table:table-row>
        <table:table-row table:style-name="ro85">
          <table:table-cell table:style-name="ce496" table:number-columns-repeated="3"/>
          <table:table-cell table:style-name="ce569"/>
          <table:table-cell table:style-name="ce496" office:value-type="string" calcext:value-type="string">
            <text:p>ALIFE 2024</text:p>
          </table:table-cell>
          <table:table-cell table:style-name="ce496" table:number-columns-repeated="4"/>
          <table:table-cell table:style-name="ce604" table:number-columns-repeated="1015"/>
        </table:table-row>
        <table:table-row table:style-name="ro85">
          <table:table-cell table:style-name="ce496" table:number-columns-repeated="3"/>
          <table:table-cell table:style-name="ce576" office:value-type="date" office:date-value="2024-02-21" calcext:value-type="date">
            <text:p>21/02/24</text:p>
          </table:table-cell>
          <table:table-cell table:style-name="ce496" office:value-type="string" calcext:value-type="string">
            <text:p>FRCCS 2024</text:p>
          </table:table-cell>
          <table:table-cell table:style-name="ce496"/>
          <table:table-cell table:style-name="ce496" office:value-type="string" calcext:value-type="string">
            <text:p>29-31/05/2024</text:p>
          </table:table-cell>
          <table:table-cell table:style-name="ce496" office:value-type="string" calcext:value-type="string">
            <text:p>Montpellier</text:p>
          </table:table-cell>
          <table:table-cell table:style-name="ce496"/>
          <table:table-cell table:style-name="ce604" table:number-columns-repeated="1015"/>
        </table:table-row>
        <table:table-row table:style-name="ro85">
          <table:table-cell table:style-name="ce134" table:number-columns-repeated="3"/>
          <table:table-cell table:style-name="ce149" office:value-type="string" calcext:value-type="string">
            <text:p>November 2024</text:p>
          </table:table-cell>
          <table:table-cell table:style-name="ce134" office:value-type="string" calcext:value-type="string">
            <text:p>AGILE 2024</text:p>
          </table:table-cell>
          <table:table-cell table:style-name="ce134"/>
          <table:table-cell table:style-name="ce134" office:value-type="string" calcext:value-type="string">
            <text:p>4-7/06/2024</text:p>
          </table:table-cell>
          <table:table-cell table:style-name="ce134" office:value-type="string" calcext:value-type="string">
            <text:p>Glasgow</text:p>
          </table:table-cell>
          <table:table-cell table:style-name="ce134" office:value-type="string" calcext:value-type="string">
            <text:p>https://agile-gi.eu/conference-2024/call-for-papers-2024</text:p>
          </table:table-cell>
          <table:table-cell table:style-name="ce185" table:number-columns-repeated="1015"/>
        </table:table-row>
        <table:table-row table:style-name="ro85">
          <table:table-cell table:style-name="ce498" office:value-type="string" calcext:value-type="string">
            <text:p>no time</text:p>
          </table:table-cell>
          <table:table-cell table:style-name="ce498" table:number-columns-repeated="2"/>
          <table:table-cell table:style-name="ce582" office:value-type="date" office:date-value="2024-01-08" calcext:value-type="date">
            <text:p>08/01/24</text:p>
          </table:table-cell>
          <table:table-cell table:style-name="ce498" office:value-type="string" calcext:value-type="string">
            <text:p>GISRUK 2024</text:p>
          </table:table-cell>
          <table:table-cell table:style-name="ce498"/>
          <table:table-cell table:style-name="ce498" office:value-type="string" calcext:value-type="string">
            <text:p>9-12/04/2024</text:p>
          </table:table-cell>
          <table:table-cell table:style-name="ce498" office:value-type="string" calcext:value-type="string">
            <text:p>Leeds</text:p>
          </table:table-cell>
          <table:table-cell table:style-name="ce498"/>
          <table:table-cell table:style-name="ce606" table:number-columns-repeated="1015"/>
        </table:table-row>
        <table:table-row table:style-name="ro85">
          <table:table-cell table:style-name="ce498" office:value-type="string" calcext:value-type="string">
            <text:p>// CCS – no time</text:p>
          </table:table-cell>
          <table:table-cell table:style-name="ce498" table:number-columns-repeated="2"/>
          <table:table-cell table:style-name="ce582"/>
          <table:table-cell table:style-name="ce498" office:value-type="string" calcext:value-type="string">
            <text:p>EWGT 2024</text:p>
          </table:table-cell>
          <table:table-cell table:style-name="ce498"/>
          <table:table-cell table:style-name="ce498" office:value-type="string" calcext:value-type="string">
            <text:p>4-6/09/2024</text:p>
          </table:table-cell>
          <table:table-cell table:style-name="ce498" office:value-type="string" calcext:value-type="string">
            <text:p>Lund</text:p>
          </table:table-cell>
          <table:table-cell table:style-name="ce498" office:value-type="string" calcext:value-type="string">
            <text:p>https://www.ewgt2024.se/</text:p>
          </table:table-cell>
          <table:table-cell table:style-name="ce606" table:number-columns-repeated="1015"/>
        </table:table-row>
        <table:table-row table:style-name="ro85">
          <table:table-cell table:style-name="ce498" office:value-type="string" calcext:value-type="string">
            <text:p>No budget 15/12 (DDL) → cancelled</text:p>
          </table:table-cell>
          <table:table-cell table:style-name="ce498" table:number-columns-repeated="2"/>
          <table:table-cell table:style-name="ce578" office:value-type="string" calcext:value-type="string">
            <text:p>September 2023</text:p>
          </table:table-cell>
          <table:table-cell table:style-name="ce498" office:value-type="string" calcext:value-type="string">
            <text:p>Theo Quant 2024</text:p>
          </table:table-cell>
          <table:table-cell table:style-name="ce498"/>
          <table:table-cell table:style-name="ce498" office:value-type="string" calcext:value-type="string">
            <text:p>7-9/02/2024</text:p>
          </table:table-cell>
          <table:table-cell table:style-name="ce498" office:value-type="string" calcext:value-type="string">
            <text:p>Besançon</text:p>
          </table:table-cell>
          <table:table-cell table:style-name="ce498" office:value-type="string" calcext:value-type="string">
            <text:p><text:a xlink:href="https://theoquant2024.sciencesconf.org/submission/submit" xlink:type="simple">https://theoquant2024.sciencesconf.org/submission/submit</text:a></text:p>
          </table:table-cell>
          <table:table-cell table:style-name="ce606" table:number-columns-repeated="1015"/>
        </table:table-row>
        <table:table-row table:style-name="ro85">
          <table:table-cell table:style-name="ce498" table:number-columns-repeated="3"/>
          <table:table-cell table:style-name="ce582" office:value-type="date" office:date-value="2023-09-02" calcext:value-type="date">
            <text:p>02/09/23</text:p>
          </table:table-cell>
          <table:table-cell table:style-name="ce498" office:value-type="string" calcext:value-type="string">
            <text:p>Complex Networks 2023</text:p>
          </table:table-cell>
          <table:table-cell table:style-name="ce498"/>
          <table:table-cell table:style-name="ce498" office:value-type="string" calcext:value-type="string">
            <text:p>28-30/11/2023</text:p>
          </table:table-cell>
          <table:table-cell table:style-name="ce498" office:value-type="string" calcext:value-type="string">
            <text:p>Menton</text:p>
          </table:table-cell>
          <table:table-cell table:style-name="ce498"/>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CCS 2023</text:p>
          </table:table-cell>
          <table:table-cell table:style-name="ce499" table:number-columns-repeated="2"/>
          <table:table-cell table:style-name="ce499" office:value-type="string" calcext:value-type="string">
            <text:p>Brasil (online)</text:p>
          </table:table-cell>
          <table:table-cell table:style-name="ce499"/>
          <table:table-cell table:style-name="ce607" table:number-columns-repeated="1015"/>
        </table:table-row>
        <table:table-row table:style-name="ro85">
          <table:table-cell table:style-name="ce499" table:number-columns-repeated="3"/>
          <table:table-cell table:style-name="ce579" office:value-type="string" calcext:value-type="string">
            <text:p>30/03 special sessions ; 01/05 abstracts</text:p>
          </table:table-cell>
          <table:table-cell table:style-name="ce499" office:value-type="string" calcext:value-type="string">
            <text:p>ECTQG 2023</text:p>
          </table:table-cell>
          <table:table-cell table:style-name="ce499"/>
          <table:table-cell table:style-name="ce499" office:value-type="string" calcext:value-type="string">
            <text:p>13-17/09/2023</text:p>
          </table:table-cell>
          <table:table-cell table:style-name="ce499" office:value-type="string" calcext:value-type="string">
            <text:p>Braga</text:p>
          </table:table-cell>
          <table:table-cell table:style-name="ce499"/>
          <table:table-cell table:style-name="ce607" table:number-columns-repeated="1015"/>
        </table:table-row>
        <table:table-row table:style-name="ro85">
          <table:table-cell table:style-name="ce498" table:number-columns-repeated="3"/>
          <table:table-cell table:style-name="ce578" office:value-type="string" calcext:value-type="string">
            <text:p>no time</text:p>
          </table:table-cell>
          <table:table-cell table:style-name="ce498" office:value-type="string" calcext:value-type="string">
            <text:p>CCS Italy 2023</text:p>
          </table:table-cell>
          <table:table-cell table:style-name="ce498" table:number-columns-repeated="3"/>
          <table:table-cell table:style-name="ce498" office:value-type="string" calcext:value-type="string">
            <text:p><text:a xlink:href="https://italy.cssociety.org/index.php/2023/05/23/ccs-italy-conference-2023" xlink:type="simple">https://italy.cssociety.org/index.php/2023/05/23/ccs-italy-conference-2023</text:a></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nothing to submit / no time</text:p>
          </table:table-cell>
          <table:table-cell table:style-name="ce498" office:value-type="string" calcext:value-type="string">
            <text:p>GEOINNO 2024</text:p>
          </table:table-cell>
          <table:table-cell table:style-name="ce498" table:number-columns-repeated="4"/>
          <table:table-cell table:style-name="ce606" table:number-columns-repeated="1015"/>
        </table:table-row>
        <table:table-row table:style-name="ro86">
          <table:table-cell table:style-name="ce498" table:number-columns-repeated="3"/>
          <table:table-cell table:style-name="ce578" office:value-type="string" calcext:value-type="string">
            <text:p>Missed ext ddl 01/08 (30/07) – no online option anyway ?</text:p>
          </table:table-cell>
          <table:table-cell table:style-name="ce498" office:value-type="string" calcext:value-type="string">
            <text:p>ILUS 2023</text:p>
          </table:table-cell>
          <table:table-cell table:style-name="ce498"/>
          <table:table-cell table:style-name="ce498" office:value-type="string" calcext:value-type="string">
            <text:p>4-6/10/2023</text:p>
          </table:table-cell>
          <table:table-cell table:style-name="ce498"/>
          <table:table-cell table:style-name="ce498" office:value-type="string" calcext:value-type="string">
            <text:p><text:a xlink:href="https://ilus2023.ioer.info/call-for-abstracts" xlink:type="simple">https://ilus2023.ioer.info/call-for-abstracts</text:a> ; abstract subdense matching if online ? ~</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Rochebrune 2023</text:p>
          </table:table-cell>
          <table:table-cell table:style-name="ce499" table:number-columns-repeated="2"/>
          <table:table-cell table:style-name="ce499" office:value-type="string" calcext:value-type="string">
            <text:p>online</text:p>
          </table:table-cell>
          <table:table-cell table:style-name="ce499"/>
          <table:table-cell table:style-name="ce607" table:number-columns-repeated="1015"/>
        </table:table-row>
        <table:table-row table:style-name="ro87">
          <table:table-cell table:style-name="ce499" table:number-columns-repeated="2"/>
          <table:table-cell table:style-name="ce499" office:value-type="string" calcext:value-type="string">
            <text:p>participant only</text:p>
          </table:table-cell>
          <table:table-cell table:style-name="ce579" office:value-type="string" calcext:value-type="string">
            <text:p>Missed – mais presentateur sur place obligatoire ; partic online comite prgrm/magis ? DDL inscription : ?</text:p>
          </table:table-cell>
          <table:table-cell table:style-name="ce499" office:value-type="string" calcext:value-type="string">
            <text:p>Sageo 2023</text:p>
          </table:table-cell>
          <table:table-cell table:style-name="ce499" office:value-type="string" calcext:value-type="string">
            <text:p>GIS</text:p>
          </table:table-cell>
          <table:table-cell table:style-name="ce499" office:value-type="string" calcext:value-type="string">
            <text:p>5-9/06/2023</text:p>
          </table:table-cell>
          <table:table-cell table:style-name="ce499" office:value-type="string" calcext:value-type="string">
            <text:p>Quebec (online)</text:p>
          </table:table-cell>
          <table:table-cell table:style-name="ce499"/>
          <table:table-cell table:style-name="ce607" table:number-columns-repeated="1015"/>
        </table:table-row>
        <table:table-row table:style-name="ro85">
          <table:table-cell table:style-name="ce499" table:number-columns-repeated="3"/>
          <table:table-cell table:style-name="ce580" office:value-type="date" office:date-value="2023-03-13" calcext:value-type="date">
            <text:p>13/03/23</text:p>
          </table:table-cell>
          <table:table-cell table:style-name="ce499" office:value-type="string" calcext:value-type="string">
            <text:p>Alife 2023</text:p>
          </table:table-cell>
          <table:table-cell table:style-name="ce499" table:number-columns-repeated="2"/>
          <table:table-cell table:style-name="ce499" office:value-type="string" calcext:value-type="string">
            <text:p>Japan (online)</text:p>
          </table:table-cell>
          <table:table-cell table:style-name="ce499"/>
          <table:table-cell table:style-name="ce607" table:number-columns-repeated="1015"/>
        </table:table-row>
        <table:table-row table:style-name="ro85">
          <table:table-cell table:style-name="ce499" table:number-columns-repeated="3"/>
          <table:table-cell table:style-name="ce580" office:value-type="date" office:date-value="2023-03-06" calcext:value-type="date">
            <text:p>06/03/23</text:p>
          </table:table-cell>
          <table:table-cell table:style-name="ce499" office:value-type="string" calcext:value-type="string">
            <text:p>FRCCS 2023</text:p>
          </table:table-cell>
          <table:table-cell table:style-name="ce499" office:value-type="string" calcext:value-type="string">
            <text:p>Complex Systems</text:p>
          </table:table-cell>
          <table:table-cell table:style-name="ce499" office:value-type="string" calcext:value-type="string">
            <text:p>31/05-02/06/2023</text:p>
          </table:table-cell>
          <table:table-cell table:style-name="ce499" office:value-type="string" calcext:value-type="string">
            <text:p>Le Havre</text:p>
          </table:table-cell>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5">
          <table:table-cell table:style-name="ce498" table:number-columns-repeated="3"/>
          <table:table-cell table:style-name="ce582"/>
          <table:table-cell table:style-name="ce498" office:value-type="string" calcext:value-type="string">
            <text:p>AMSTA 2023</text:p>
          </table:table-cell>
          <table:table-cell table:style-name="ce498"/>
          <table:table-cell table:style-name="ce498" office:value-type="string" calcext:value-type="string">
            <text:p>14-16/06/2023</text:p>
          </table:table-cell>
          <table:table-cell table:style-name="ce498" office:value-type="string" calcext:value-type="string">
            <text:p>Rome</text:p>
          </table:table-cell>
          <table:table-cell table:style-name="ce498" office:value-type="string" calcext:value-type="string">
            <text:p><text:a xlink:href="http://amsta-23.kesinternational.org/" xlink:type="simple">http://amsta-23.kesinternational.org/</text:a></text:p>
          </table:table-cell>
          <table:table-cell table:style-name="ce606" table:number-columns-repeated="1015"/>
        </table:table-row>
        <table:table-row table:style-name="ro85">
          <table:table-cell table:style-name="ce498" table:number-columns-repeated="3"/>
          <table:table-cell table:style-name="ce582" office:value-type="string" calcext:value-type="string">
            <text:p>not budgeted / emission</text:p>
          </table:table-cell>
          <table:table-cell table:style-name="ce498" office:value-type="string" calcext:value-type="string">
            <text:p>IGU</text:p>
          </table:table-cell>
          <table:table-cell table:style-name="ce498"/>
          <table:table-cell table:style-name="ce498" office:value-type="string" calcext:value-type="string">
            <text:p>18-25/08/2023</text:p>
          </table:table-cell>
          <table:table-cell table:style-name="ce498" office:value-type="string" calcext:value-type="string">
            <text:p>Mexico</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budgeted / no time</text:p>
          </table:table-cell>
          <table:table-cell table:style-name="ce498" office:value-type="string" calcext:value-type="string">
            <text:p>Frognet 2023</text:p>
          </table:table-cell>
          <table:table-cell table:style-name="ce498"/>
          <table:table-cell table:style-name="ce498" office:value-type="string" calcext:value-type="string">
            <text:p>6-7/04/2023</text:p>
          </table:table-cell>
          <table:table-cell table:style-name="ce498" office:value-type="string" calcext:value-type="string">
            <text:p>Montpellier</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considered (emissions)</text:p>
          </table:table-cell>
          <table:table-cell table:style-name="ce498" office:value-type="string" calcext:value-type="string">
            <text:p>ASRDLF 2023</text:p>
          </table:table-cell>
          <table:table-cell table:style-name="ce498"/>
          <table:table-cell table:style-name="ce498" office:value-type="string" calcext:value-type="string">
            <text:p>28-30/06/2023</text:p>
          </table:table-cell>
          <table:table-cell table:style-name="ce498" office:value-type="string" calcext:value-type="string">
            <text:p>La Réunion</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budgeted / no time</text:p>
          </table:table-cell>
          <table:table-cell table:style-name="ce498" office:value-type="string" calcext:value-type="string">
            <text:p>EWGT 2023</text:p>
          </table:table-cell>
          <table:table-cell table:style-name="ce498"/>
          <table:table-cell table:style-name="ce498" office:value-type="string" calcext:value-type="string">
            <text:p>6-8/09/2023</text:p>
          </table:table-cell>
          <table:table-cell table:style-name="ce498" office:value-type="string" calcext:value-type="string">
            <text:p>Santander</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overlap ectqg / missed</text:p>
          </table:table-cell>
          <table:table-cell table:style-name="ce498" office:value-type="string" calcext:value-type="string">
            <text:p>GISRUK 2023</text:p>
          </table:table-cell>
          <table:table-cell table:style-name="ce498"/>
          <table:table-cell table:style-name="ce498" office:value-type="string" calcext:value-type="string">
            <text:p>18-21/04/2023</text:p>
          </table:table-cell>
          <table:table-cell table:style-name="ce498" office:value-type="string" calcext:value-type="string">
            <text:p>Glasgow</text:p>
          </table:table-cell>
          <table:table-cell table:style-name="ce498" office:value-type="string" calcext:value-type="string">
            <text:p>https://gisruk.org/gisruk-2023/cfp/</text:p>
          </table:table-cell>
          <table:table-cell table:style-name="ce606" table:number-columns-repeated="1015"/>
        </table:table-row>
        <table:table-row table:style-name="ro85">
          <table:table-cell table:style-name="ce499" table:number-columns-repeated="3"/>
          <table:table-cell table:style-name="ce580" office:value-type="date" office:date-value="2022-05-31" calcext:value-type="date">
            <text:p>31/05/22</text:p>
          </table:table-cell>
          <table:table-cell table:style-name="ce499" office:value-type="string" calcext:value-type="string">
            <text:p>CCS 2022</text:p>
          </table:table-cell>
          <table:table-cell table:style-name="ce499" table:number-columns-repeated="3"/>
          <table:table-cell table:style-name="ce499" office:value-type="string" calcext:value-type="string">
            <text:p>https://www.ccs2022.org/index.php/calls/call-for-abstracts</text:p>
          </table:table-cell>
          <table:table-cell table:style-name="ce607" table:number-columns-repeated="1015"/>
        </table:table-row>
        <table:table-row table:style-name="ro85">
          <table:table-cell table:style-name="ce498" table:number-columns-repeated="3"/>
          <table:table-cell table:style-name="ce582" office:value-type="string" calcext:value-type="string">
            <text:p>missed</text:p>
          </table:table-cell>
          <table:table-cell table:style-name="ce498" office:value-type="string" calcext:value-type="string">
            <text:p>https://uic.org/events/2nd-international-workshop-on-high-speed-rail-socioeconomic-impacts</text:p>
          </table:table-cell>
          <table:table-cell table:style-name="ce498" table:number-columns-repeated="4"/>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ALIFE 2022</text:p>
          </table:table-cell>
          <table:table-cell table:style-name="ce499" table:number-columns-repeated="3"/>
          <table:table-cell table:style-name="ce499" office:value-type="string" calcext:value-type="string">
            <text:p><text:a xlink:href="https://www.2022.alife.org/open-calls" xlink:type="simple">https://www.2022.alife.org/open-calls</text:a></text:p>
          </table:table-cell>
          <table:table-cell table:style-name="ce607" table:number-columns-repeated="1015"/>
        </table:table-row>
        <table:table-row table:style-name="ro85">
          <table:table-cell table:style-name="ce499" table:number-columns-repeated="3"/>
          <table:table-cell table:style-name="ce579"/>
          <table:table-cell table:style-name="ce499" office:value-type="string" calcext:value-type="string">
            <text:p>IGU 2022 – Urban Commission</text:p>
          </table:table-cell>
          <table:table-cell table:style-name="ce499" table:number-columns-repeated="3"/>
          <table:table-cell table:style-name="ce499" office:value-type="string" calcext:value-type="string">
            <text:p><text:a xlink:href="https://www.igu-urban.org/annual-conference-paris-2022/" xlink:type="simple">https://www.igu-urban.org/annual-conference-paris-2022/</text:a></text:p>
          </table:table-cell>
          <table:table-cell table:style-name="ce607" table:number-columns-repeated="1015"/>
        </table:table-row>
        <table:table-row table:style-name="ro85">
          <table:table-cell table:style-name="ce498" table:number-columns-repeated="3"/>
          <table:table-cell table:style-name="ce582" office:value-type="date" office:date-value="2022-05-20" calcext:value-type="date">
            <text:p>20/05/22</text:p>
          </table:table-cell>
          <table:table-cell table:style-name="ce498" office:value-type="string" calcext:value-type="string">
            <text:p>Urban Transitions 2022</text:p>
          </table:table-cell>
          <table:table-cell table:style-name="ce498"/>
          <table:table-cell table:style-name="ce498" office:value-type="string" calcext:value-type="string">
            <text:p>8-10/11/2022</text:p>
          </table:table-cell>
          <table:table-cell table:style-name="ce498" office:value-type="string" calcext:value-type="string">
            <text:p>Barcelona</text:p>
          </table:table-cell>
          <table:table-cell table:style-name="ce498" office:value-type="string" calcext:value-type="string">
            <text:p><text:a xlink:href="https://www.elsevier.com/events/conferences/urban-transitions/submit-abstract" xlink:type="simple">https://www.elsevier.com/events/conferences/urban-transitions/submit-abstract</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ILUS 2021</text:p>
          </table:table-cell>
          <table:table-cell table:style-name="ce498" table:number-columns-repeated="3"/>
          <table:table-cell table:style-name="ce498" office:value-type="string" calcext:value-type="string">
            <text:p><text:a xlink:href="http://ilus2021.ioer.info/" xlink:type="simple">http://ilus2021.ioer.info/</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GeoInno 2022</text:p>
          </table:table-cell>
          <table:table-cell table:style-name="ce498" table:number-columns-repeated="3"/>
          <table:table-cell table:style-name="ce498" office:value-type="string" calcext:value-type="string">
            <text:p>https://geoinno2022.com/call-for-papers/ </text:p>
          </table:table-cell>
          <table:table-cell table:style-name="ce606" table:number-columns-repeated="1015"/>
        </table:table-row>
        <table:table-row table:style-name="ro85">
          <table:table-cell table:style-name="ce499" table:number-columns-repeated="3"/>
          <table:table-cell table:style-name="ce580" office:value-type="string" calcext:value-type="string">
            <text:p><text:span text:style-name="T4">15/07/2021 </text:span>; 10/09/2021</text:p>
          </table:table-cell>
          <table:table-cell table:style-name="ce499" office:value-type="string" calcext:value-type="string">
            <text:p>ECTQG 2021</text:p>
          </table:table-cell>
          <table:table-cell table:style-name="ce499"/>
          <table:table-cell table:style-name="ce499" office:value-type="string" calcext:value-type="string">
            <text:p>3-5/11/2021</text:p>
          </table:table-cell>
          <table:table-cell table:style-name="ce499"/>
          <table:table-cell table:style-name="ce499" office:value-type="string" calcext:value-type="string">
            <text:p><text:a xlink:href="https://ectqg2021.wordpress.com/92-2/" xlink:type="simple">https://ectqg2021.wordpress.com/92-2/</text:a></text:p>
          </table:table-cell>
          <table:table-cell table:style-name="ce607" table:number-columns-repeated="1015"/>
        </table:table-row>
        <table:table-row table:style-name="ro85">
          <table:table-cell table:style-name="ce498" table:number-columns-repeated="3"/>
          <table:table-cell table:style-name="ce582" office:value-type="date" office:date-value="2022-01-11" calcext:value-type="date">
            <text:p>11/01/22</text:p>
          </table:table-cell>
          <table:table-cell table:style-name="ce498" office:value-type="string" calcext:value-type="string">
            <text:p>IGU Paris 2022</text:p>
          </table:table-cell>
          <table:table-cell table:style-name="ce498" table:number-columns-repeated="3"/>
          <table:table-cell table:style-name="ce498"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RRAU (invited on 09/03)</text:p>
          </table:table-cell>
          <table:table-cell table:style-name="ce498" table:number-columns-repeated="3"/>
          <table:table-cell table:style-name="ce498" office:value-type="string" calcext:value-type="string">
            <text:p><text:a xlink:href="https://www.ierek.com/events/RRAU-4th#introduction" xlink:type="simple">https://www.ierek.com/events/RRAU-4th#introduction</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BECB (not relevant – invited 10/02 morphogenesis transport networks)</text:p>
          </table:table-cell>
          <table:table-cell table:style-name="ce498" table:number-columns-repeated="3"/>
          <table:table-cell table:style-name="ce498" office:value-type="string" calcext:value-type="string">
            <text:p><text:a xlink:href="https://www.becbinfo.com/#/" xlink:type="simple">https://www.becbinfo.com/#/</text:a></text:p>
          </table:table-cell>
          <table:table-cell table:style-name="ce606" table:number-columns-repeated="1015"/>
        </table:table-row>
        <table:table-row table:style-name="ro85">
          <table:table-cell table:style-name="ce498" table:number-columns-repeated="3"/>
          <table:table-cell table:style-name="ce582" office:value-type="date" office:date-value="2021-03-02" calcext:value-type="date">
            <text:p>02/03/21</text:p>
          </table:table-cell>
          <table:table-cell table:style-name="ce498" office:value-type="string" calcext:value-type="string">
            <text:p>Ecocity Summit</text:p>
          </table:table-cell>
          <table:table-cell table:style-name="ce498" table:number-columns-repeated="3"/>
          <table:table-cell table:style-name="ce498" office:value-type="string" calcext:value-type="string">
            <text:p><text:a xlink:href="https://ecocity-summit.com/" xlink:type="simple">https://ecocity-summit.co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IEMAICLOUD</text:p>
          </table:table-cell>
          <table:table-cell table:style-name="ce498" table:number-columns-repeated="3"/>
          <table:table-cell table:style-name="ce498" office:value-type="string" calcext:value-type="string">
            <text:p><text:a xlink:href="https://iemaicloud.org/" xlink:type="simple">https://iemaicloud.org/</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SIGSIM PADS 2021</text:p>
          </table:table-cell>
          <table:table-cell table:style-name="ce498" table:number-columns-repeated="3"/>
          <table:table-cell table:style-name="ce498" office:value-type="string" calcext:value-type="string">
            <text:p><text:a xlink:href="https://www.acm-sigsim-pads.org/callForPapers.htm" xlink:type="simple">https://www.acm-sigsim-pads.org/callForPapers.ht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MLIS 2021</text:p>
          </table:table-cell>
          <table:table-cell table:style-name="ce498" table:number-columns-repeated="3"/>
          <table:table-cell table:style-name="ce498" office:value-type="string" calcext:value-type="string">
            <text:p><text:a xlink:href="http://www.machinelearningconf.org/Speaker" xlink:type="simple">http://www.machinelearningconf.org/Speaker</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FSC 4th</text:p>
          </table:table-cell>
          <table:table-cell table:style-name="ce498" table:number-columns-repeated="3"/>
          <table:table-cell table:style-name="ce498" office:value-type="string" calcext:value-type="string">
            <text:p><text:a xlink:href="https://www.ierek.com/events/FSC-4th#introduction" xlink:type="simple">https://www.ierek.com/events/FSC-4th#introduction</text:a> (invit 27/12/2020)</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Missed 12/2021</text:p>
          </table:table-cell>
          <table:table-cell table:style-name="ce498" office:value-type="string" calcext:value-type="string">
            <text:p>WWCS2022</text:p>
          </table:table-cell>
          <table:table-cell table:style-name="ce498" table:number-columns-repeated="3"/>
          <table:table-cell table:style-name="ce498" office:value-type="string" calcext:value-type="string">
            <text:p><text:a xlink:href="https://wwcs2022.github.io/application/" xlink:type="simple">https://wwcs2022.github.io/application/</text:a></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Future days 2021</text:p>
          </table:table-cell>
          <table:table-cell table:style-name="ce499" table:number-columns-repeated="3"/>
          <table:table-cell table:style-name="ce499" office:value-type="string" calcext:value-type="string">
            <text:p><text:a xlink:href="https://www.futuredays.fr/appel-a-communications-2021/" xlink:type="simple">https://www.futuredays.fr/appel-a-communications-2021/</text:a></text:p>
          </table:table-cell>
          <table:table-cell table:style-name="ce607" table:number-columns-repeated="1015"/>
        </table:table-row>
        <table:table-row table:style-name="ro85">
          <table:table-cell table:style-name="ce499" table:number-columns-repeated="3"/>
          <table:table-cell table:style-name="ce579"/>
          <table:table-cell table:style-name="ce499" office:value-type="string" calcext:value-type="string">
            <text:p>CCS 2021</text:p>
          </table:table-cell>
          <table:table-cell table:style-name="ce499" table:number-columns-repeated="3"/>
          <table:table-cell table:style-name="ce499" office:value-type="string" calcext:value-type="string">
            <text:p><text:a xlink:href="https://ccs2021.univ-lyon1.fr/#HOME" xlink:type="simple">https://ccs2021.univ-lyon1.fr/#HOME</text:a></text:p>
          </table:table-cell>
          <table:table-cell table:style-name="ce607" table:number-columns-repeated="1015"/>
        </table:table-row>
        <table:table-row table:style-name="ro85">
          <table:table-cell table:style-name="ce498" table:number-columns-repeated="3"/>
          <table:table-cell table:style-name="ce578"/>
          <table:table-cell table:style-name="ce498" office:value-type="string" calcext:value-type="string">
            <text:p>Gamma days</text:p>
          </table:table-cell>
          <table:table-cell table:style-name="ce498" table:number-columns-repeated="3"/>
          <table:table-cell table:style-name="ce498" office:value-type="string" calcext:value-type="string">
            <text:p><text:a xlink:href="https://www.irit.fr/GamaDays2021/program/" xlink:type="simple">https://www.irit.fr/GamaDays2021/program/</text:a></text:p>
          </table:table-cell>
          <table:table-cell table:style-name="ce606" table:number-columns-repeated="1015"/>
        </table:table-row>
        <table:table-row table:style-name="ro85">
          <table:table-cell table:style-name="ce499" table:number-columns-repeated="3"/>
          <table:table-cell table:style-name="ce580" office:value-type="date" office:date-value="2021-04-06" calcext:value-type="date">
            <text:p>06/04/21</text:p>
          </table:table-cell>
          <table:table-cell table:style-name="ce499" office:value-type="string" calcext:value-type="string">
            <text:p>CCS France</text:p>
          </table:table-cell>
          <table:table-cell table:style-name="ce499" office:value-type="string" calcext:value-type="string">
            <text:p>Complex Systems</text:p>
          </table:table-cell>
          <table:table-cell table:style-name="ce499" table:number-columns-repeated="2"/>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5">
          <table:table-cell table:style-name="ce500" table:number-columns-repeated="2"/>
          <table:table-cell table:style-name="ce500" office:value-type="string" calcext:value-type="string">
            <text:p>rejected</text:p>
          </table:table-cell>
          <table:table-cell table:style-name="ce583" office:value-type="date" office:date-value="2021-03-07" calcext:value-type="date">
            <text:p>07/03/21</text:p>
          </table:table-cell>
          <table:table-cell table:style-name="ce500" office:value-type="string" calcext:value-type="string">
            <text:p>ALIFE 2021</text:p>
          </table:table-cell>
          <table:table-cell table:style-name="ce500" table:number-columns-repeated="3"/>
          <table:table-cell table:style-name="ce500" office:value-type="string" calcext:value-type="string">
            <text:p><text:a xlink:href="https://www.robot100.cz/alife2021" xlink:type="simple">https://www.robot100.cz/alife2021</text:a></text:p>
          </table:table-cell>
          <table:table-cell table:style-name="ce608" table:number-columns-repeated="1015"/>
        </table:table-row>
        <table:table-row table:style-name="ro85">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SDS2021</text:p>
          </table:table-cell>
          <table:table-cell table:style-name="ce499" table:number-columns-repeated="3"/>
          <table:table-cell table:style-name="ce499" office:value-type="string" calcext:value-type="string">
            <text:p><text:a xlink:href="https://wp.unil.ch/sds2020/calls/" xlink:type="simple">https://wp.unil.ch/sds2020/calls/</text:a> (rescheduled)</text:p>
          </table:table-cell>
          <table:table-cell table:style-name="ce607" table:number-columns-repeated="1015"/>
        </table:table-row>
        <table:table-row table:style-name="ro85">
          <table:table-cell table:style-name="ce498" table:number-columns-repeated="3"/>
          <table:table-cell table:style-name="ce582" office:value-type="date" office:date-value="2021-04-09" calcext:value-type="date">
            <text:p>09/04/21</text:p>
          </table:table-cell>
          <table:table-cell table:style-name="ce498" office:value-type="string" calcext:value-type="string">
            <text:p>COMPASS 2021</text:p>
          </table:table-cell>
          <table:table-cell table:style-name="ce498" table:number-columns-repeated="3"/>
          <table:table-cell table:style-name="ce498" office:value-type="string" calcext:value-type="string">
            <text:p><text:a xlink:href="https://compass.acm.org/" xlink:type="simple">https://compass.acm.org/</text:a></text:p>
          </table:table-cell>
          <table:table-cell table:style-name="ce606" table:number-columns-repeated="1015"/>
        </table:table-row>
        <table:table-row table:style-name="ro85">
          <table:table-cell table:style-name="ce498" table:number-columns-repeated="3"/>
          <table:table-cell table:style-name="ce582" office:value-type="date" office:date-value="2021-03-12" calcext:value-type="date">
            <text:p>12/03/21</text:p>
          </table:table-cell>
          <table:table-cell table:style-name="ce498" office:value-type="string" calcext:value-type="string">
            <text:p>IC2S2</text:p>
          </table:table-cell>
          <table:table-cell table:style-name="ce498" table:number-columns-repeated="3"/>
          <table:table-cell table:style-name="ce498" office:value-type="string" calcext:value-type="string">
            <text:p><text:a xlink:href="https://ic2s2-2021.ethz.ch/call-for-papers/" xlink:type="simple">https://ic2s2-2021.ethz.ch/call-for-papers/</text:a></text:p>
          </table:table-cell>
          <table:table-cell table:style-name="ce606" table:number-columns-repeated="1015"/>
        </table:table-row>
        <table:table-row table:style-name="ro85">
          <table:table-cell table:style-name="ce498" table:number-columns-repeated="3"/>
          <table:table-cell table:style-name="ce582" office:value-type="date" office:date-value="2021-03-01" calcext:value-type="date">
            <text:p>01/03/21</text:p>
          </table:table-cell>
          <table:table-cell table:style-name="ce498" office:value-type="string" calcext:value-type="string">
            <text:p>ANNSIM (track social sim Arnaud)</text:p>
          </table:table-cell>
          <table:table-cell table:style-name="ce498" table:number-columns-repeated="3"/>
          <table:table-cell table:style-name="ce498" office:value-type="string" calcext:value-type="string">
            <text:p><text:a xlink:href="https://scs.org/annsim/" xlink:type="simple">https://scs.org/annsim/</text:a></text:p>
          </table:table-cell>
          <table:table-cell table:style-name="ce606" table:number-columns-repeated="1015"/>
        </table:table-row>
        <table:table-row table:style-name="ro85">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GISRUK 2021</text:p>
          </table:table-cell>
          <table:table-cell table:style-name="ce499" table:number-columns-repeated="3"/>
          <table:table-cell table:style-name="ce499" office:value-type="string" calcext:value-type="string">
            <text:p><text:a xlink:href="http://cardiff.gisruk.org/" xlink:type="simple">http://cardiff.gisruk.org/</text:a></text:p>
          </table:table-cell>
          <table:table-cell table:style-name="ce607" table:number-columns-repeated="1015"/>
        </table:table-row>
        <table:table-row table:style-name="ro85">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machinelearningconf.org/Speaker" xlink:type="simple">http://www.machinelearningconf.org/Speaker</text:a></text:p>
          </table:table-cell>
          <table:table-cell table:style-name="ce607" table:number-columns-repeated="1015"/>
        </table:table-row>
        <table:table-row table:style-name="ro85">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confiswee.com/" xlink:type="simple">http://www.confiswee.com/</text:a></text:p>
          </table:table-cell>
          <table:table-cell table:style-name="ce607" table:number-columns-repeated="1015"/>
        </table:table-row>
        <table:table-row table:style-name="ro8">
          <table:table-cell table:style-name="ce498" table:number-columns-repeated="3"/>
          <table:table-cell table:style-name="ce582" office:value-type="date" office:date-value="2020-07-30" calcext:value-type="date">
            <text:p>30/07/20</text:p>
          </table:table-cell>
          <table:table-cell table:style-name="ce498" office:value-type="string" calcext:value-type="string">
            <text:p>The 1st Online Conference on</text:p>
            <text:p>Nonlinear Dynamics and Complexity</text:p>
          </table:table-cell>
          <table:table-cell table:style-name="ce498" table:number-columns-repeated="3"/>
          <table:table-cell table:style-name="ce498" office:value-type="string" calcext:value-type="string">
            <text:p><text:a xlink:href="http://ndc.lhscientificpublishing.com/" xlink:type="simple">http://ndc.lhscientificpublishing.co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QUG2020 (cancelled?)</text:p>
          </table:table-cell>
          <table:table-cell table:style-name="ce498" table:number-columns-repeated="3"/>
          <table:table-cell table:style-name="ce498" office:value-type="string" calcext:value-type="string">
            <text:p><text:a xlink:href="http://www.qug2020.org/index.php?title=Main_Page" xlink:type="simple">http://www.qug2020.org/index.php?title=Main_Page</text:a></text:p>
          </table:table-cell>
          <table:table-cell table:style-name="ce606" table:number-columns-repeated="1015"/>
        </table:table-row>
        <table:table-row table:style-name="ro85">
          <table:table-cell table:style-name="ce498" table:number-columns-repeated="3"/>
          <table:table-cell table:style-name="ce582" office:value-type="date" office:date-value="2021-02-26" calcext:value-type="date">
            <text:p>26/02/21</text:p>
          </table:table-cell>
          <table:table-cell table:style-name="ce498" office:value-type="string" calcext:value-type="string">
            <text:p>UEA European Meeting</text:p>
          </table:table-cell>
          <table:table-cell table:style-name="ce498" table:number-columns-repeated="3"/>
          <table:table-cell table:style-name="ce498" office:value-type="string" calcext:value-type="string">
            <text:p><text:a xlink:href="https://urbaneconomics.org/meetings/emuea2021/" xlink:type="simple">https://urbaneconomics.org/meetings/emuea2021/</text:a></text:p>
          </table:table-cell>
          <table:table-cell table:style-name="ce606" table:number-columns-repeated="1015"/>
        </table:table-row>
        <table:table-row table:style-name="ro85">
          <table:table-cell table:style-name="ce498" table:number-columns-repeated="3"/>
          <table:table-cell table:style-name="ce582" office:value-type="date" office:date-value="2021-02-01" calcext:value-type="date">
            <text:p>01/02/21</text:p>
          </table:table-cell>
          <table:table-cell table:style-name="ce498" office:value-type="string" calcext:value-type="string">
            <text:p>NERCSS 2021</text:p>
          </table:table-cell>
          <table:table-cell table:style-name="ce498" table:number-columns-repeated="3"/>
          <table:table-cell table:style-name="ce498" office:value-type="string" calcext:value-type="string">
            <text:p><text:a xlink:href="https://nerccs2021.github.io/" xlink:type="simple">https://nerccs2021.github.io/</text:a></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CCS 2020</text:p>
          </table:table-cell>
          <table:table-cell table:style-name="ce499" table:number-columns-repeated="3"/>
          <table:table-cell table:style-name="ce499" office:value-type="string" calcext:value-type="string">
            <text:p><text:a xlink:href="https://ccs2020.org/index.php" xlink:type="simple">https://ccs2020.org/index.php</text:a></text:p>
          </table:table-cell>
          <table:table-cell table:style-name="ce607" table:number-columns-repeated="1015"/>
        </table:table-row>
        <table:table-row table:style-name="ro85">
          <table:table-cell table:style-name="ce499" office:value-type="float" office:value="1" calcext:value-type="float">
            <text:p>1</text:p>
          </table:table-cell>
          <table:table-cell table:style-name="ce499" table:number-columns-repeated="2"/>
          <table:table-cell table:style-name="ce580" office:value-type="date" office:date-value="2020-03-01" calcext:value-type="date">
            <text:p>01/03/20</text:p>
          </table:table-cell>
          <table:table-cell table:style-name="ce499" office:value-type="string" calcext:value-type="string">
            <text:p>Alife 2020</text:p>
          </table:table-cell>
          <table:table-cell table:style-name="ce499" office:value-type="string" calcext:value-type="string">
            <text:p>Artificial Life</text:p>
          </table:table-cell>
          <table:table-cell table:style-name="ce499" office:value-type="string" calcext:value-type="string">
            <text:p>13-18 July 2020</text:p>
          </table:table-cell>
          <table:table-cell table:style-name="ce499" office:value-type="string" calcext:value-type="string">
            <text:p>Montreal</text:p>
          </table:table-cell>
          <table:table-cell table:style-name="ce499" office:value-type="string" calcext:value-type="string">
            <text:p><text:a xlink:href="http://vermontcomplexsystems.org/events/ALIFE-2020/Calls/Papers/" xlink:type="simple">http://vermontcomplexsystems.org/events/ALIFE-2020/Calls/Papers/</text:a></text:p>
          </table:table-cell>
          <table:table-cell table:style-name="ce607" table:number-columns-repeated="1015"/>
        </table:table-row>
        <table:table-row table:style-name="ro85">
          <table:table-cell table:style-name="ce499" office:value-type="float" office:value="1" calcext:value-type="float">
            <text:p>1</text:p>
          </table:table-cell>
          <table:table-cell table:style-name="ce499" table:number-columns-repeated="2"/>
          <table:table-cell table:style-name="ce580" office:value-type="date" office:date-value="2020-03-15" calcext:value-type="date">
            <text:p>15/03/20</text:p>
          </table:table-cell>
          <table:table-cell table:style-name="ce499" office:value-type="string" calcext:value-type="string">
            <text:p>NetSci2020</text:p>
          </table:table-cell>
          <table:table-cell table:style-name="ce499" table:number-columns-repeated="4"/>
          <table:table-cell table:style-name="ce607" table:number-columns-repeated="1015"/>
        </table:table-row>
        <table:table-row table:style-name="ro85">
          <table:table-cell table:style-name="ce501" office:value-type="float" office:value="1" calcext:value-type="float">
            <text:p>1</text:p>
          </table:table-cell>
          <table:table-cell table:style-name="ce501" table:number-columns-repeated="2"/>
          <table:table-cell table:style-name="ce584"/>
          <table:table-cell table:style-name="ce501" office:value-type="string" calcext:value-type="string">
            <text:p>GISRUK 2020</text:p>
          </table:table-cell>
          <table:table-cell table:style-name="ce501" table:number-columns-repeated="4"/>
          <table:table-cell table:style-name="ce610" table:number-columns-repeated="1015"/>
        </table:table-row>
        <table:table-row table:style-name="ro85">
          <table:table-cell table:style-name="ce498" table:number-columns-repeated="3"/>
          <table:table-cell table:style-name="ce582" office:value-type="date" office:date-value="2020-01-31" calcext:value-type="date">
            <text:p>31/01/20</text:p>
          </table:table-cell>
          <table:table-cell table:style-name="ce498" office:value-type="string" calcext:value-type="string">
            <text:p>Spatial Data Science</text:p>
          </table:table-cell>
          <table:table-cell table:style-name="ce498" office:value-type="string" calcext:value-type="string">
            <text:p>Data Science</text:p>
          </table:table-cell>
          <table:table-cell table:style-name="ce498" table:number-columns-repeated="2"/>
          <table:table-cell table:style-name="ce498" office:value-type="string" calcext:value-type="string">
            <text:p><text:a xlink:href="https://wp.unil.ch/sds2020/" xlink:type="simple">https://wp.unil.ch/sds2020/</text:a></text:p>
          </table:table-cell>
          <table:table-cell table:style-name="ce606" table:number-columns-repeated="1015"/>
        </table:table-row>
        <table:table-row table:style-name="ro85">
          <table:table-cell table:style-name="ce498" table:number-columns-repeated="3"/>
          <table:table-cell table:style-name="ce582" office:value-type="date" office:date-value="2020-02-14" calcext:value-type="date">
            <text:p>14/02/20</text:p>
          </table:table-cell>
          <table:table-cell table:style-name="ce498" office:value-type="string" calcext:value-type="string">
            <text:p>SIGSIM PADS 2020</text:p>
          </table:table-cell>
          <table:table-cell table:style-name="ce498" table:number-columns-repeated="3"/>
          <table:table-cell table:style-name="ce498" office:value-type="string" calcext:value-type="string">
            <text:p><text:a xlink:href="http://www.acm-sigsim-pads.org/callForPapers.htm" xlink:type="simple">http://www.acm-sigsim-pads.org/callForPapers.htm</text:a></text:p>
          </table:table-cell>
          <table:table-cell table:style-name="ce606" table:number-columns-repeated="1015"/>
        </table:table-row>
        <table:table-row table:style-name="ro85">
          <table:table-cell table:style-name="ce498" table:number-columns-repeated="3"/>
          <table:table-cell table:style-name="ce582" office:value-type="date" office:date-value="2019-11-15" calcext:value-type="date">
            <text:p>15/11/19</text:p>
          </table:table-cell>
          <table:table-cell table:style-name="ce498" office:value-type="string" calcext:value-type="string">
            <text:p>CompleNet 2020</text:p>
          </table:table-cell>
          <table:table-cell table:style-name="ce498" table:number-columns-repeated="3"/>
          <table:table-cell table:style-name="ce498" office:value-type="string" calcext:value-type="string">
            <text:p><text:a xlink:href="https://complenet.weebly.com/" xlink:type="simple">https://complenet.weebly.com/</text:a></text:p>
          </table:table-cell>
          <table:table-cell table:style-name="ce606" table:number-columns-repeated="1015"/>
        </table:table-row>
        <table:table-row table:style-name="ro85">
          <table:table-cell table:style-name="ce498" table:number-columns-repeated="3"/>
          <table:table-cell table:style-name="ce582" office:value-type="date" office:date-value="2019-10-20" calcext:value-type="date">
            <text:p>20/10/19</text:p>
          </table:table-cell>
          <table:table-cell table:style-name="ce498" office:value-type="string" calcext:value-type="string">
            <text:p>Rochebrune 2020</text:p>
          </table:table-cell>
          <table:table-cell table:style-name="ce498" table:number-columns-repeated="3"/>
          <table:table-cell table:style-name="ce498" office:value-type="string" calcext:value-type="string">
            <text:p><text:a xlink:href="https://rochebrune.cirad.fr/appel-a-communications" xlink:type="simple">https://rochebrune.cirad.fr/appel-a-communications</text:a></text:p>
          </table:table-cell>
          <table:table-cell table:style-name="ce606" table:number-columns-repeated="1015"/>
        </table:table-row>
        <table:table-row table:style-name="ro85">
          <table:table-cell table:style-name="ce499" table:number-columns-repeated="3"/>
          <table:table-cell table:style-name="ce579" office:value-type="string" calcext:value-type="string">
            <text:p>25/06/2019</text:p>
          </table:table-cell>
          <table:table-cell table:style-name="ce499" office:value-type="string" calcext:value-type="string">
            <text:p>JCAD 2019</text:p>
          </table:table-cell>
          <table:table-cell table:style-name="ce499" office:value-type="string" calcext:value-type="string">
            <text:p>High Performance Computing</text:p>
          </table:table-cell>
          <table:table-cell table:style-name="ce499" office:value-type="string" calcext:value-type="string">
            <text:p>9-11 October 2019</text:p>
          </table:table-cell>
          <table:table-cell table:style-name="ce499" office:value-type="string" calcext:value-type="string">
            <text:p>Toulouse</text:p>
          </table:table-cell>
          <table:table-cell table:style-name="ce499" office:value-type="string" calcext:value-type="string">
            <text:p><text:a xlink:href="https://jcad2019.sciencesconf.org/resource/page/id/3" xlink:type="simple">https://jcad2019.sciencesconf.org/resource/page/id/3</text:a></text:p>
          </table:table-cell>
          <table:table-cell table:style-name="ce607" table:number-columns-repeated="1015"/>
        </table:table-row>
        <table:table-row table:style-name="ro85">
          <table:table-cell table:style-name="ce498" table:number-columns-repeated="3"/>
          <table:table-cell table:style-name="ce582" office:value-type="date" office:date-value="2019-10-06" calcext:value-type="date">
            <text:p>06/10/19</text:p>
          </table:table-cell>
          <table:table-cell table:style-name="ce498" office:value-type="string" calcext:value-type="string">
            <text:p>SCI 2019</text:p>
          </table:table-cell>
          <table:table-cell table:style-name="ce498" office:value-type="string" calcext:value-type="string">
            <text:p>Artificial Life</text:p>
          </table:table-cell>
          <table:table-cell table:style-name="ce498" office:value-type="string" calcext:value-type="string">
            <text:p>6-9/12/2019</text:p>
          </table:table-cell>
          <table:table-cell table:style-name="ce498" office:value-type="string" calcext:value-type="string">
            <text:p>Xiamen</text:p>
          </table:table-cell>
          <table:table-cell table:style-name="ce602" office:value-type="string" calcext:value-type="string">
            <text:p><text:a xlink:href="http://ssci2019.org/" xlink:type="simple">http://ssci2019.org/</text:a></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30/04/2019</text:p>
          </table:table-cell>
          <table:table-cell table:style-name="ce498" office:value-type="string" calcext:value-type="string">
            <text:p>TRA 2020</text:p>
          </table:table-cell>
          <table:table-cell table:style-name="ce498" office:value-type="string" calcext:value-type="string">
            <text:p>Transportation</text:p>
          </table:table-cell>
          <table:table-cell table:style-name="ce598" office:value-type="date" office:date-value="2020-04-01" calcext:value-type="date">
            <text:p>01/04/20</text:p>
          </table:table-cell>
          <table:table-cell table:style-name="ce498" office:value-type="string" calcext:value-type="string">
            <text:p>Helsinki</text:p>
          </table:table-cell>
          <table:table-cell table:style-name="ce602" office:value-type="string" calcext:value-type="string">
            <text:p><text:a xlink:href="https://traconference.eu/" xlink:type="simple">https://traconference.eu/</text:a></text:p>
          </table:table-cell>
          <table:table-cell table:style-name="ce606" table:number-columns-repeated="1015"/>
        </table:table-row>
        <table:table-row table:style-name="ro85">
          <table:table-cell table:style-name="ce499" table:number-columns-repeated="3"/>
          <table:table-cell table:style-name="ce579" office:value-type="string" calcext:value-type="string">
            <text:p>30/04/2019</text:p>
          </table:table-cell>
          <table:table-cell table:style-name="ce499" office:value-type="string" calcext:value-type="string">
            <text:p>ILUS 2019</text:p>
          </table:table-cell>
          <table:table-cell table:style-name="ce499"/>
          <table:table-cell table:style-name="ce599" office:value-type="date" office:date-value="2019-12-01" calcext:value-type="date">
            <text:p>01/12/19</text:p>
          </table:table-cell>
          <table:table-cell table:style-name="ce499" office:value-type="string" calcext:value-type="string">
            <text:p>Paris</text:p>
          </table:table-cell>
          <table:table-cell table:style-name="ce472" office:value-type="string" calcext:value-type="string">
            <text:p><text:a xlink:href="http://ilus2019.ioer.info/abstract-submission/" xlink:type="simple">http://ilus2019.ioer.info/abstract-submission/</text:a></text:p>
          </table:table-cell>
          <table:table-cell table:style-name="ce607" table:number-columns-repeated="1015"/>
        </table:table-row>
        <table:table-row table:style-name="ro88">
          <table:table-cell table:style-name="ce502" office:value-type="float" office:value="-1" calcext:value-type="float">
            <text:p>-1</text:p>
          </table:table-cell>
          <table:table-cell table:style-name="ce502" table:number-columns-repeated="2"/>
          <table:table-cell table:style-name="ce585" office:value-type="string" calcext:value-type="string">
            <text:p>21/12/2018 (sessions) ; 29/03/2019 (abstracts)</text:p>
          </table:table-cell>
          <table:table-cell table:style-name="ce502" office:value-type="string" calcext:value-type="string">
            <text:p>ECTQG 2019</text:p>
          </table:table-cell>
          <table:table-cell table:style-name="ce502" office:value-type="string" calcext:value-type="string">
            <text:p>Geography</text:p>
          </table:table-cell>
          <table:table-cell table:style-name="ce502" office:value-type="string" calcext:value-type="string">
            <text:p>5-9 September 2019</text:p>
          </table:table-cell>
          <table:table-cell table:style-name="ce502" office:value-type="string" calcext:value-type="string">
            <text:p>Luxembourg</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CCS 2019</text:p>
          </table:table-cell>
          <table:table-cell table:style-name="ce502"/>
          <table:table-cell table:style-name="ce502" office:value-type="string" calcext:value-type="string">
            <text:p>30 September – 4 October 2019</text:p>
          </table:table-cell>
          <table:table-cell table:style-name="ce502" office:value-type="string" calcext:value-type="string">
            <text:p>Singapore</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Alife 2019</text:p>
          </table:table-cell>
          <table:table-cell table:style-name="ce502"/>
          <table:table-cell table:style-name="ce502" office:value-type="string" calcext:value-type="string">
            <text:p>29 July – 2 August 2019</text:p>
          </table:table-cell>
          <table:table-cell table:style-name="ce502" table:number-columns-repeated="2"/>
          <table:table-cell table:style-name="ce607"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7" office:value-type="string" calcext:value-type="string">
            <text:p>15/02/2019</text:p>
          </table:table-cell>
          <table:table-cell table:style-name="ce503" office:value-type="string" calcext:value-type="string">
            <text:p>ITEA 2019</text:p>
          </table:table-cell>
          <table:table-cell table:style-name="ce503" office:value-type="string" calcext:value-type="string">
            <text:p>Transportation Economics</text:p>
          </table:table-cell>
          <table:table-cell table:style-name="ce503" office:value-type="string" calcext:value-type="string">
            <text:p>10-14 June 2019</text:p>
          </table:table-cell>
          <table:table-cell table:style-name="ce503" office:value-type="string" calcext:value-type="string">
            <text:p>Paris</text:p>
          </table:table-cell>
          <table:table-cell table:style-name="ce503" office:value-type="string" calcext:value-type="string">
            <text:p>https://www.parisschoolofeconomics.eu/en/news/save-the-date-january-1-2019-opening-of-the-submissions-for-itea-2019-in-paris/</text:p>
          </table:table-cell>
          <table:table-cell table:style-name="ce606"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8" office:value-type="date" office:date-value="2019-12-02" calcext:value-type="date">
            <text:p>02/12/19</text:p>
          </table:table-cell>
          <table:table-cell table:style-name="ce503" office:value-type="string" calcext:value-type="string">
            <text:p>Xterm 2019</text:p>
          </table:table-cell>
          <table:table-cell table:style-name="ce503" office:value-type="string" calcext:value-type="string">
            <text:p>Territorial Intelligence</text:p>
          </table:table-cell>
          <table:table-cell table:style-name="ce503" office:value-type="string" calcext:value-type="string">
            <text:p>26-28 June 2019</text:p>
          </table:table-cell>
          <table:table-cell table:style-name="ce503" office:value-type="string" calcext:value-type="string">
            <text:p>Le Havre</text:p>
          </table:table-cell>
          <table:table-cell table:style-name="ce503" office:value-type="string" calcext:value-type="string">
            <text:p>https://xterm2019.sciencesconf.org/</text:p>
          </table:table-cell>
          <table:table-cell table:style-name="ce606"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8" office:value-type="date" office:date-value="2019-05-02" calcext:value-type="date">
            <text:p>02/05/19</text:p>
          </table:table-cell>
          <table:table-cell table:style-name="ce503" office:value-type="string" calcext:value-type="string">
            <text:p>IC2S2 2019</text:p>
          </table:table-cell>
          <table:table-cell table:style-name="ce503" office:value-type="string" calcext:value-type="string">
            <text:p>Computational Social Science</text:p>
          </table:table-cell>
          <table:table-cell table:style-name="ce503" office:value-type="string" calcext:value-type="string">
            <text:p>17-20 July 2019</text:p>
          </table:table-cell>
          <table:table-cell table:style-name="ce503" office:value-type="string" calcext:value-type="string">
            <text:p>Amsterdam</text:p>
          </table:table-cell>
          <table:table-cell table:style-name="ce503" office:value-type="string" calcext:value-type="string">
            <text:p>https://2019.ic2s2.org/</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11-12" calcext:value-type="date">
            <text:p>12/11/18</text:p>
          </table:table-cell>
          <table:table-cell table:style-name="ce502" office:value-type="string" calcext:value-type="string">
            <text:p>Theo Quant 2019</text:p>
          </table:table-cell>
          <table:table-cell table:style-name="ce502" office:value-type="string" calcext:value-type="string">
            <text:p>Geography</text:p>
          </table:table-cell>
          <table:table-cell table:style-name="ce502" office:value-type="string" calcext:value-type="string">
            <text:p>6-8 February 2019</text:p>
          </table:table-cell>
          <table:table-cell table:style-name="ce502" office:value-type="string" calcext:value-type="string">
            <text:p>Besancon</text:p>
          </table:table-cell>
          <table:table-cell table:style-name="ce502" office:value-type="string" calcext:value-type="string">
            <text:p><text:a xlink:href="http://thema.univ-fcomte.fr/theoq/fr/index.php" xlink:type="simple">http://thema.univ-fcomte.fr/theoq/fr/index.php</text:a></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number-columns-repeated="2"/>
          <table:table-cell table:style-name="ce587" office:value-type="string" calcext:value-type="string">
            <text:p>30/01/2019</text:p>
          </table:table-cell>
          <table:table-cell table:style-name="ce503" office:value-type="string" calcext:value-type="string">
            <text:p>GECCO 2019</text:p>
          </table:table-cell>
          <table:table-cell table:style-name="ce503"/>
          <table:table-cell table:style-name="ce503" office:value-type="string" calcext:value-type="string">
            <text:p>13-17 July 2019</text:p>
          </table:table-cell>
          <table:table-cell table:style-name="ce503" office:value-type="string" calcext:value-type="string">
            <text:p>Prague</text:p>
          </table:table-cell>
          <table:table-cell table:style-name="ce503" office:value-type="string" calcext:value-type="string">
            <text:p>https://gecco-2019.sigevo.org/index.html/tiki-index.php?page=Call%20for%20Papers</text:p>
          </table:table-cell>
          <table:table-cell table:style-name="ce606"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string" calcext:value-type="string">
            <text:p>15/10/2018</text:p>
          </table:table-cell>
          <table:table-cell table:style-name="ce503" office:value-type="string" calcext:value-type="string">
            <text:p>AAG 2019</text:p>
          </table:table-cell>
          <table:table-cell table:style-name="ce503" office:value-type="string" calcext:value-type="string">
            <text:p>Geography</text:p>
          </table:table-cell>
          <table:table-cell table:style-name="ce503" office:value-type="string" calcext:value-type="string">
            <text:p>3-7th April 2019</text:p>
          </table:table-cell>
          <table:table-cell table:style-name="ce503" office:value-type="string" calcext:value-type="string">
            <text:p>Washington</text:p>
          </table:table-cell>
          <table:table-cell table:style-name="ce503" office:value-type="string" calcext:value-type="string">
            <text:p>Session Urban Networks : https://www.urbannetworks.org/aag2019</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office:value-type="string" calcext:value-type="string">
            <text:p>30/09/2018</text:p>
          </table:table-cell>
          <table:table-cell table:style-name="ce502" office:value-type="string" calcext:value-type="string">
            <text:p>Rochebrune 2019</text:p>
          </table:table-cell>
          <table:table-cell table:style-name="ce502" office:value-type="string" calcext:value-type="string">
            <text:p>Interdisciplinary</text:p>
          </table:table-cell>
          <table:table-cell table:style-name="ce502" office:value-type="string" calcext:value-type="string">
            <text:p>13-20 January 2019</text:p>
          </table:table-cell>
          <table:table-cell table:style-name="ce502" office:value-type="string" calcext:value-type="string">
            <text:p>Megeve</text:p>
          </table:table-cell>
          <table:table-cell table:style-name="ce502" office:value-type="string" calcext:value-type="string">
            <text:p>https://rochebrune.cirad.fr/</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7" office:value-type="string" calcext:value-type="string">
            <text:p>15/09/2018</text:p>
          </table:table-cell>
          <table:table-cell table:style-name="ce503" office:value-type="string" calcext:value-type="string">
            <text:p>GA 2018</text:p>
          </table:table-cell>
          <table:table-cell table:style-name="ce503" office:value-type="string" calcext:value-type="string">
            <text:p>Generative Art</text:p>
          </table:table-cell>
          <table:table-cell table:style-name="ce503" office:value-type="string" calcext:value-type="string">
            <text:p>18-20th December 2018</text:p>
          </table:table-cell>
          <table:table-cell table:style-name="ce503" office:value-type="string" calcext:value-type="string">
            <text:p>Verona</text:p>
          </table:table-cell>
          <table:table-cell table:style-name="ce503" office:value-type="string" calcext:value-type="string">
            <text:p>https://www.generativeart.com/</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16/09/2018</text:p>
          </table:table-cell>
          <table:table-cell table:style-name="ce502" office:value-type="string" calcext:value-type="string">
            <text:p>MARAMI 2018</text:p>
          </table:table-cell>
          <table:table-cell table:style-name="ce502" office:value-type="string" calcext:value-type="string">
            <text:p>Complex Networks</text:p>
          </table:table-cell>
          <table:table-cell table:style-name="ce502" office:value-type="string" calcext:value-type="string">
            <text:p>17-19 October 2018</text:p>
          </table:table-cell>
          <table:table-cell table:style-name="ce502" office:value-type="string" calcext:value-type="string">
            <text:p>Avignon</text:p>
          </table:table-cell>
          <table:table-cell table:style-name="ce502" office:value-type="string" calcext:value-type="string">
            <text:p>https://marami2018.sciencesconf.org/</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text:p>
          </table:table-cell>
          <table:table-cell table:style-name="ce502" office:value-type="string" calcext:value-type="string">
            <text:p>Go Pro 2018</text:p>
          </table:table-cell>
          <table:table-cell table:style-name="ce502" office:value-type="string" calcext:value-type="string">
            <text:p>Interdisciplinary</text:p>
          </table:table-cell>
          <table:table-cell table:style-name="ce502" office:value-type="string" calcext:value-type="string">
            <text:p>23-25 October 2018</text:p>
          </table:table-cell>
          <table:table-cell table:style-name="ce502" office:value-type="string" calcext:value-type="string">
            <text:p>Paris</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266" office:value-type="string" calcext:value-type="string">
            <text:p>15/07/2018 (invited)</text:p>
          </table:table-cell>
          <table:table-cell table:style-name="ce585" office:value-type="string" calcext:value-type="string">
            <text:p>CFE 2018</text:p>
          </table:table-cell>
          <table:table-cell table:style-name="ce502" office:value-type="string" calcext:value-type="string">
            <text:p>Econometrics</text:p>
          </table:table-cell>
          <table:table-cell table:style-name="ce502" office:value-type="string" calcext:value-type="string">
            <text:p>14-16 December 2018</text:p>
          </table:table-cell>
          <table:table-cell table:style-name="ce502" office:value-type="string" calcext:value-type="string">
            <text:p>Pisa</text:p>
          </table:table-cell>
          <table:table-cell table:style-name="ce502" office:value-type="string" calcext:value-type="string">
            <text:p>http://www.cfenetwork.org/CFE2018/</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25/07/2018</text:p>
          </table:table-cell>
          <table:table-cell table:style-name="ce502" office:value-type="string" calcext:value-type="string">
            <text:p>CJC Pacte Citeres</text:p>
          </table:table-cell>
          <table:table-cell table:style-name="ce502" office:value-type="string" calcext:value-type="string">
            <text:p>Geography</text:p>
          </table:table-cell>
          <table:table-cell table:style-name="ce502" office:value-type="string" calcext:value-type="string">
            <text:p>15 novembre</text:p>
          </table:table-cell>
          <table:table-cell table:style-name="ce502" office:value-type="string" calcext:value-type="string">
            <text:p>Grenoble</text:p>
          </table:table-cell>
          <table:table-cell table:style-name="ce502" office:value-type="string" calcext:value-type="string">
            <text:p>https://cjcpacteciteres.sciencesconf.org/</text:p>
          </table:table-cell>
          <table:table-cell table:style-name="ce607" table:number-columns-repeated="1015"/>
        </table:table-row>
        <table:table-row table:style-name="ro85">
          <table:table-cell table:style-name="ce504" office:value-type="float" office:value="1" calcext:value-type="float">
            <text:p>1</text:p>
          </table:table-cell>
          <table:table-cell table:style-name="ce504"/>
          <table:table-cell table:style-name="ce504" office:value-type="float" office:value="-1" calcext:value-type="float">
            <text:p>-1</text:p>
          </table:table-cell>
          <table:table-cell table:style-name="ce591" office:value-type="date" office:date-value="2018-05-18" calcext:value-type="date">
            <text:p>18/05/18</text:p>
          </table:table-cell>
          <table:table-cell table:style-name="ce504" office:value-type="string" calcext:value-type="string">
            <text:p>CSDM 2018</text:p>
          </table:table-cell>
          <table:table-cell table:style-name="ce504" office:value-type="string" calcext:value-type="string">
            <text:p>Industrial CS</text:p>
          </table:table-cell>
          <table:table-cell table:style-name="ce504" office:value-type="string" calcext:value-type="string">
            <text:p>18-19 December 2018</text:p>
          </table:table-cell>
          <table:table-cell table:style-name="ce504" office:value-type="string" calcext:value-type="string">
            <text:p>Paris</text:p>
          </table:table-cell>
          <table:table-cell table:style-name="ce504"/>
          <table:table-cell table:style-name="ce608" table:number-columns-repeated="1015"/>
        </table:table-row>
        <table:table-row table:style-name="ro6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30/03/2018 : satellites ; 30/04/2018 : abstracts</text:p>
          </table:table-cell>
          <table:table-cell table:style-name="ce502" office:value-type="string" calcext:value-type="string">
            <text:p>CCS 2018</text:p>
          </table:table-cell>
          <table:table-cell table:style-name="ce502" office:value-type="string" calcext:value-type="string">
            <text:p>Complex Systems</text:p>
          </table:table-cell>
          <table:table-cell table:style-name="ce502" office:value-type="string" calcext:value-type="string">
            <text:p>23-28 September 2018</text:p>
          </table:table-cell>
          <table:table-cell table:style-name="ce502" office:value-type="string" calcext:value-type="string">
            <text:p>Thessalonique</text:p>
          </table:table-cell>
          <table:table-cell table:style-name="ce502" office:value-type="string" calcext:value-type="string">
            <text:p>http://ccs2018.web.auth.gr/</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03-19" calcext:value-type="date">
            <text:p>19/03/18</text:p>
          </table:table-cell>
          <table:table-cell table:style-name="ce502" office:value-type="string" calcext:value-type="string">
            <text:p>Alife 2018</text:p>
          </table:table-cell>
          <table:table-cell table:style-name="ce502" office:value-type="string" calcext:value-type="string">
            <text:p>Artificial Life</text:p>
          </table:table-cell>
          <table:table-cell table:style-name="ce502" office:value-type="string" calcext:value-type="string">
            <text:p>23-27 July 2018</text:p>
          </table:table-cell>
          <table:table-cell table:style-name="ce502" office:value-type="string" calcext:value-type="string">
            <text:p>Tokyo</text:p>
          </table:table-cell>
          <table:table-cell table:style-name="ce502" office:value-type="string" calcext:value-type="string">
            <text:p>http://alife2018.alife.cs.is.nagoya-u.ac.jp/</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date" office:date-value="2017-08-31" calcext:value-type="date">
            <text:p>31/08/17</text:p>
          </table:table-cell>
          <table:table-cell table:style-name="ce503" office:value-type="string" calcext:value-type="string">
            <text:p>CIST 2018</text:p>
          </table:table-cell>
          <table:table-cell table:style-name="ce503" office:value-type="string" calcext:value-type="string">
            <text:p>Territorial Sciences</text:p>
          </table:table-cell>
          <table:table-cell table:style-name="ce503" office:value-type="string" calcext:value-type="string">
            <text:p>22-23 Mars 2018</text:p>
          </table:table-cell>
          <table:table-cell table:style-name="ce503" office:value-type="string" calcext:value-type="string">
            <text:p>Rouen</text:p>
          </table:table-cell>
          <table:table-cell table:style-name="ce503" office:value-type="string" calcext:value-type="string">
            <text:p>https://cist2018.sciencesconf.org/resource/page/id/22</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9-15" calcext:value-type="date">
            <text:p>15/09/17</text:p>
          </table:table-cell>
          <table:table-cell table:style-name="ce502" office:value-type="string" calcext:value-type="string">
            <text:p>Rochebrune 2018</text:p>
          </table:table-cell>
          <table:table-cell table:style-name="ce502" office:value-type="string" calcext:value-type="string">
            <text:p>Interdisciplinary</text:p>
          </table:table-cell>
          <table:table-cell table:style-name="ce502" office:value-type="string" calcext:value-type="string">
            <text:p>Janvier 2017</text:p>
          </table:table-cell>
          <table:table-cell table:style-name="ce502" office:value-type="string" calcext:value-type="string">
            <text:p>Megeve</text:p>
          </table:table-cell>
          <table:table-cell table:style-name="ce502"/>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05/05/17 : Symposiums ; 31/05/2017 : Abstracts</text:p>
          </table:table-cell>
          <table:table-cell table:style-name="ce502" office:value-type="string" calcext:value-type="string">
            <text:p>ECTQG 2017</text:p>
          </table:table-cell>
          <table:table-cell table:style-name="ce502" office:value-type="string" calcext:value-type="string">
            <text:p>Geography</text:p>
          </table:table-cell>
          <table:table-cell table:style-name="ce502" office:value-type="string" calcext:value-type="string">
            <text:p>7-11 September 2017</text:p>
          </table:table-cell>
          <table:table-cell table:style-name="ce502" office:value-type="string" calcext:value-type="string">
            <text:p>York</text:p>
          </table:table-cell>
          <table:table-cell table:style-name="ce502" office:value-type="string" calcext:value-type="string">
            <text:p>http://www.geog.leeds.ac.uk/ectqg17//home.html</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15" calcext:value-type="date">
            <text:p>15/04/17</text:p>
          </table:table-cell>
          <table:table-cell table:style-name="ce502" office:value-type="string" calcext:value-type="string">
            <text:p>GeoComputation 2017</text:p>
          </table:table-cell>
          <table:table-cell table:style-name="ce502" office:value-type="string" calcext:value-type="string">
            <text:p>Geography</text:p>
          </table:table-cell>
          <table:table-cell table:style-name="ce502" office:value-type="string" calcext:value-type="string">
            <text:p>4-7 September 2017</text:p>
          </table:table-cell>
          <table:table-cell table:style-name="ce502" office:value-type="string" calcext:value-type="string">
            <text:p>Leeds</text:p>
          </table:table-cell>
          <table:table-cell table:style-name="ce502" office:value-type="string" calcext:value-type="string">
            <text:p>http://www.geocomputation.org/2017/conference/</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31/04/2017</text:p>
          </table:table-cell>
          <table:table-cell table:style-name="ce502" office:value-type="string" calcext:value-type="string">
            <text:p>SAGEO2017</text:p>
          </table:table-cell>
          <table:table-cell table:style-name="ce502" office:value-type="string" calcext:value-type="string">
            <text:p>Geography</text:p>
          </table:table-cell>
          <table:table-cell table:style-name="ce502" office:value-type="string" calcext:value-type="string">
            <text:p>6-9 November 2017</text:p>
          </table:table-cell>
          <table:table-cell table:style-name="ce502" office:value-type="string" calcext:value-type="string">
            <text:p>Rouen</text:p>
          </table:table-cell>
          <table:table-cell table:style-name="ce502" office:value-type="string" calcext:value-type="string">
            <text:p>https://sageo2017.sciencesconf.org/</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22" calcext:value-type="date">
            <text:p>22/04/17</text:p>
          </table:table-cell>
          <table:table-cell table:style-name="ce502" office:value-type="string" calcext:value-type="string">
            <text:p>CSDM 2017</text:p>
          </table:table-cell>
          <table:table-cell table:style-name="ce502" office:value-type="string" calcext:value-type="string">
            <text:p>Industrial CS</text:p>
          </table:table-cell>
          <table:table-cell table:style-name="ce502" office:value-type="string" calcext:value-type="string">
            <text:p>12-13 December 2017</text:p>
          </table:table-cell>
          <table:table-cell table:style-name="ce502" office:value-type="string" calcext:value-type="string">
            <text:p>Paris</text:p>
          </table:table-cell>
          <table:table-cell table:style-name="ce502" office:value-type="string" calcext:value-type="string">
            <text:p>http://www.2017.csdm.fr/</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3-10" calcext:value-type="date">
            <text:p>10/03/17</text:p>
          </table:table-cell>
          <table:table-cell table:style-name="ce502" office:value-type="string" calcext:value-type="string">
            <text:p>CCS 2017</text:p>
          </table:table-cell>
          <table:table-cell table:style-name="ce502" office:value-type="string" calcext:value-type="string">
            <text:p>Complex Systems</text:p>
          </table:table-cell>
          <table:table-cell table:style-name="ce502" office:value-type="string" calcext:value-type="string">
            <text:p>17-22 September 2017</text:p>
          </table:table-cell>
          <table:table-cell table:style-name="ce502" office:value-type="string" calcext:value-type="string">
            <text:p>Cancun</text:p>
          </table:table-cell>
          <table:table-cell table:style-name="ce502" office:value-type="string" calcext:value-type="string">
            <text:p>http://ccs17.unam.mx/</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20" calcext:value-type="date">
            <text:p>20/12/16</text:p>
          </table:table-cell>
          <table:table-cell table:style-name="ce502" office:value-type="string" calcext:value-type="string">
            <text:p>TheoQuant 2017</text:p>
          </table:table-cell>
          <table:table-cell table:style-name="ce502"/>
          <table:table-cell table:style-name="ce502" office:value-type="string" calcext:value-type="string">
            <text:p>17-19 May 2017</text:p>
          </table:table-cell>
          <table:table-cell table:style-name="ce502" office:value-type="string" calcext:value-type="string">
            <text:p>Besancon</text:p>
          </table:table-cell>
          <table:table-cell table:style-name="ce502" office:value-type="string" calcext:value-type="string">
            <text:p>http://thema.univ-fcomte.fr/theoq/fr/index.php</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01" calcext:value-type="date">
            <text:p>01/12/16</text:p>
          </table:table-cell>
          <table:table-cell table:style-name="ce502" office:value-type="string" calcext:value-type="string">
            <text:p>UrbanChina 2017</text:p>
          </table:table-cell>
          <table:table-cell table:style-name="ce502" office:value-type="string" calcext:value-type="string">
            <text:p>Geography</text:p>
          </table:table-cell>
          <table:table-cell table:style-name="ce502" office:value-type="string" calcext:value-type="string">
            <text:p>5-6 May 2017</text:p>
          </table:table-cell>
          <table:table-cell table:style-name="ce502" office:value-type="string" calcext:value-type="string">
            <text:p>London</text:p>
          </table:table-cell>
          <table:table-cell table:style-name="ce502" office:value-type="string" calcext:value-type="string">
            <text:p>https://urban-china.org/urbanchina2017/</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1-30" calcext:value-type="date">
            <text:p>30/01/17</text:p>
          </table:table-cell>
          <table:table-cell table:style-name="ce502" office:value-type="string" calcext:value-type="string">
            <text:p>JIG 2017</text:p>
          </table:table-cell>
          <table:table-cell table:style-name="ce502" office:value-type="string" calcext:value-type="string">
            <text:p>Geography</text:p>
          </table:table-cell>
          <table:table-cell table:style-name="ce502" office:value-type="string" calcext:value-type="string">
            <text:p>8 April 2017</text:p>
          </table:table-cell>
          <table:table-cell table:style-name="ce502" office:value-type="string" calcext:value-type="string">
            <text:p>Paris</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1-30" calcext:value-type="date">
            <text:p>30/11/16</text:p>
          </table:table-cell>
          <table:table-cell table:style-name="ce506" office:value-type="string" calcext:value-type="string">
            <text:p>EWGT 2017</text:p>
          </table:table-cell>
          <table:table-cell table:style-name="ce506" office:value-type="string" calcext:value-type="string">
            <text:p>Transportation Science</text:p>
          </table:table-cell>
          <table:table-cell table:style-name="ce502" office:value-type="string" calcext:value-type="string">
            <text:p>4-6 September 2017</text:p>
          </table:table-cell>
          <table:table-cell table:style-name="ce502" office:value-type="string" calcext:value-type="string">
            <text:p>Budapest</text:p>
          </table:table-cell>
          <table:table-cell table:style-name="ce502" office:value-type="string" calcext:value-type="string">
            <text:p>http://ewgt2017.bme.hu/submission/</text:p>
          </table:table-cell>
          <table:table-cell table:style-name="ce611" table:number-columns-repeated="1015"/>
        </table:table-row>
        <table:table-row table:style-name="ro85">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Rochebrune 2017</text:p>
          </table:table-cell>
          <table:table-cell table:style-name="ce503" office:value-type="string" calcext:value-type="string">
            <text:p>Interdisciplinary</text:p>
          </table:table-cell>
          <table:table-cell table:style-name="ce600" table:number-columns-repeated="3"/>
          <table:table-cell table:style-name="ce612" table:number-columns-repeated="1015"/>
        </table:table-row>
        <table:table-row table:style-name="ro85">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Saso2016</text:p>
          </table:table-cell>
          <table:table-cell table:style-name="ce503" office:value-type="string" calcext:value-type="string">
            <text:p>Computer Science</text:p>
          </table:table-cell>
          <table:table-cell table:style-name="ce600" table:number-columns-repeated="2"/>
          <table:table-cell table:style-name="ce503" office:value-type="string" calcext:value-type="string">
            <text:p>https://saso2016.informatik.uni-augsburg.de/</text:p>
          </table:table-cell>
          <table:table-cell table:style-name="ce612" table:number-columns-repeated="1015"/>
        </table:table-row>
        <table:table-row table:style-name="ro90">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4-16" calcext:value-type="date">
            <text:p>16/04/16</text:p>
          </table:table-cell>
          <table:table-cell table:style-name="ce506" office:value-type="string" calcext:value-type="string">
            <text:p>CSDM 2016</text:p>
          </table:table-cell>
          <table:table-cell table:style-name="ce506" office:value-type="string" calcext:value-type="string">
            <text:p>Industrial CS</text:p>
          </table:table-cell>
          <table:table-cell table:style-name="ce506" office:value-type="string" calcext:value-type="string">
            <text:p>4-7 December 2016</text:p>
          </table:table-cell>
          <table:table-cell table:style-name="ce506" office:value-type="string" calcext:value-type="string">
            <text:p>Paris</text:p>
          </table:table-cell>
          <table:table-cell table:style-name="ce506" office:value-type="string" calcext:value-type="string">
            <text:p>http://www.2016.csdm.fr/</text:p>
          </table:table-cell>
          <table:table-cell table:style-name="ce611" table:number-columns-repeated="1015"/>
        </table:table-row>
        <table:table-row table:style-name="ro85">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5-15" calcext:value-type="date">
            <text:p>15/05/16</text:p>
          </table:table-cell>
          <table:table-cell table:style-name="ce506" office:value-type="string" calcext:value-type="string">
            <text:p>CCS 2016</text:p>
          </table:table-cell>
          <table:table-cell table:style-name="ce506" office:value-type="string" calcext:value-type="string">
            <text:p>Complex Systems</text:p>
          </table:table-cell>
          <table:table-cell table:style-name="ce506"/>
          <table:table-cell table:style-name="ce506" office:value-type="string" calcext:value-type="string">
            <text:p>Amsterdam</text:p>
          </table:table-cell>
          <table:table-cell table:style-name="ce506" office:value-type="string" calcext:value-type="string">
            <text:p>http://www.ccs2016.org/</text:p>
          </table:table-cell>
          <table:table-cell table:style-name="ce611" table:number-columns-repeated="1015"/>
        </table:table-row>
        <table:table-row table:style-name="ro2">
          <table:table-cell table:style-name="ce507" office:value-type="float" office:value="0" calcext:value-type="float">
            <text:p>0</text:p>
          </table:table-cell>
          <table:table-cell table:style-name="ce507"/>
          <table:table-cell table:style-name="ce507" office:value-type="float" office:value="0" calcext:value-type="float">
            <text:p>0</text:p>
          </table:table-cell>
          <table:table-cell table:style-name="ce593" office:value-type="date" office:date-value="2016-01-31" calcext:value-type="date">
            <text:p>31/01/16</text:p>
          </table:table-cell>
          <table:table-cell table:style-name="ce507" office:value-type="string" calcext:value-type="string">
            <text:p>IC2S2 2016</text:p>
          </table:table-cell>
          <table:table-cell table:style-name="ce507" office:value-type="string" calcext:value-type="string">
            <text:p>Computational Social Science</text:p>
          </table:table-cell>
          <table:table-cell table:style-name="ce507" table:number-columns-repeated="3"/>
          <table:table-cell table:style-name="ce612" table:number-columns-repeated="1015"/>
        </table:table-row>
        <table:table-row table:style-name="ro2">
          <table:table-cell table:style-name="ce507" office:value-type="float" office:value="0" calcext:value-type="float">
            <text:p>0</text:p>
          </table:table-cell>
          <table:table-cell table:style-name="ce507" office:value-type="string" calcext:value-type="string">
            <text:p>?</text:p>
          </table:table-cell>
          <table:table-cell table:style-name="ce507" office:value-type="float" office:value="0" calcext:value-type="float">
            <text:p>0</text:p>
          </table:table-cell>
          <table:table-cell table:style-name="ce593" office:value-type="date" office:date-value="2016-10-22" calcext:value-type="date">
            <text:p>22/10/16</text:p>
          </table:table-cell>
          <table:table-cell table:style-name="ce507" office:value-type="string" calcext:value-type="string">
            <text:p>AAG 2016</text:p>
          </table:table-cell>
          <table:table-cell table:style-name="ce507" office:value-type="string" calcext:value-type="string">
            <text:p>Geography</text:p>
          </table:table-cell>
          <table:table-cell table:style-name="ce507" office:value-type="string" calcext:value-type="string">
            <text:p>March 2016</text:p>
          </table:table-cell>
          <table:table-cell table:style-name="ce507" office:value-type="string" calcext:value-type="string">
            <text:p>San Francisco</text:p>
          </table:table-cell>
          <table:table-cell table:style-name="ce507"/>
          <table:table-cell table:style-name="ce612" table:number-columns-repeated="1015"/>
        </table:table-row>
        <table:table-row table:style-name="ro2">
          <table:table-cell table:style-name="ce506" office:value-type="float" office:value="1" calcext:value-type="float">
            <text:p>1</text:p>
          </table:table-cell>
          <table:table-cell table:style-name="ce506" office:value-type="string" calcext:value-type="string">
            <text:p>-</text:p>
          </table:table-cell>
          <table:table-cell table:style-name="ce506" office:value-type="float" office:value="1" calcext:value-type="float">
            <text:p>1</text:p>
          </table:table-cell>
          <table:table-cell table:style-name="ce594" office:value-type="string" calcext:value-type="string">
            <text:p><text:span text:style-name="T4">20/01/2016</text:span> 15/02/2016</text:p>
          </table:table-cell>
          <table:table-cell table:style-name="ce506" office:value-type="string" calcext:value-type="string">
            <text:p>EWGT 2016</text:p>
          </table:table-cell>
          <table:table-cell table:style-name="ce506" office:value-type="string" calcext:value-type="string">
            <text:p>Transportation Science</text:p>
          </table:table-cell>
          <table:table-cell table:style-name="ce506" office:value-type="string" calcext:value-type="string">
            <text:p>5-7 September 2016</text:p>
          </table:table-cell>
          <table:table-cell table:style-name="ce506" office:value-type="string" calcext:value-type="string">
            <text:p>Istanbul</text:p>
          </table:table-cell>
          <table:table-cell table:style-name="ce506" office:value-type="string" calcext:value-type="string">
            <text:p>http://ewgt2016.itu.edu.tr/</text:p>
          </table:table-cell>
          <table:table-cell table:style-name="ce611" table:number-columns-repeated="1015"/>
        </table:table-row>
        <table:table-row table:style-name="ro2">
          <table:table-cell table:style-name="ce557" office:value-type="float" office:value="1" calcext:value-type="float">
            <text:p>1</text:p>
          </table:table-cell>
          <table:table-cell table:style-name="ce557"/>
          <table:table-cell table:style-name="ce557" office:value-type="float" office:value="-1" calcext:value-type="float">
            <text:p>-1</text:p>
          </table:table-cell>
          <table:table-cell table:style-name="ce595"/>
          <table:table-cell table:style-name="ce557" office:value-type="string" calcext:value-type="string">
            <text:p>JIG 2016</text:p>
          </table:table-cell>
          <table:table-cell table:style-name="ce557" office:value-type="string" calcext:value-type="string">
            <text:p>Geography</text:p>
          </table:table-cell>
          <table:table-cell table:style-name="ce557" table:number-columns-repeated="3"/>
          <table:table-cell table:style-name="ce613" table:number-columns-repeated="1015"/>
        </table:table-row>
        <table:table-row table:style-name="ro2">
          <table:table-cell table:number-columns-repeated="3" table:style-name="ce506" office:value-type="float" office:value="1" calcext:value-type="float">
            <text:p>1</text:p>
          </table:table-cell>
          <table:table-cell table:style-name="ce592" office:value-type="date" office:date-value="2016-10-15" calcext:value-type="date">
            <text:p>15/10/16</text:p>
          </table:table-cell>
          <table:table-cell table:style-name="ce506" office:value-type="string" calcext:value-type="string">
            <text:p>Rochebrune 2016</text:p>
          </table:table-cell>
          <table:table-cell table:style-name="ce506" office:value-type="string" calcext:value-type="string">
            <text:p>Interdicsiplinary</text:p>
          </table:table-cell>
          <table:table-cell table:style-name="ce506" office:value-type="string" calcext:value-type="string">
            <text:p>17-23 January 2016</text:p>
          </table:table-cell>
          <table:table-cell table:style-name="ce506" office:value-type="string" calcext:value-type="string">
            <text:p>Megeve</text:p>
          </table:table-cell>
          <table:table-cell table:style-name="ce506" office:value-type="string" calcext:value-type="string">
            <text:p>http://rochebrune2016.fr/</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23" calcext:value-type="date">
            <text:p>23/01/16</text:p>
          </table:table-cell>
          <table:table-cell table:style-name="ce506" office:value-type="string" calcext:value-type="string">
            <text:p>Santa Fé SS</text:p>
          </table:table-cell>
          <table:table-cell table:style-name="ce506" office:value-type="string" calcext:value-type="string">
            <text:p>Complex Systems</text:p>
          </table:table-cell>
          <table:table-cell table:style-name="ce506" table:number-columns-repeated="2"/>
          <table:table-cell table:style-name="ce506" office:value-type="string" calcext:value-type="string">
            <text:p>http://santafe.edu/education/schools/complex-systems-summer-schools/2016-program-info/</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31" calcext:value-type="date">
            <text:p>31/01/16</text:p>
          </table:table-cell>
          <table:table-cell table:style-name="ce506" office:value-type="string" calcext:value-type="string">
            <text:p>RGS 2016</text:p>
          </table:table-cell>
          <table:table-cell table:style-name="ce506" office:value-type="string" calcext:value-type="string">
            <text:p>Geography</text:p>
          </table:table-cell>
          <table:table-cell table:style-name="ce506" office:value-type="string" calcext:value-type="string">
            <text:p>31aug-4 sept 2016</text:p>
          </table:table-cell>
          <table:table-cell table:style-name="ce506" office:value-type="string" calcext:value-type="string">
            <text:p>London</text:p>
          </table:table-cell>
          <table:table-cell table:style-name="ce506"/>
          <table:table-cell table:style-name="ce611" table:number-columns-repeated="1015"/>
        </table:table-row>
        <table:table-row table:style-name="ro2">
          <table:table-cell table:number-columns-repeated="1024"/>
        </table:table-row>
        <table:table-row table:style-name="ro2">
          <table:table-cell table:number-columns-repeated="3"/>
          <table:table-cell table:style-name="ce267"/>
          <table:table-cell table:number-columns-repeated="1020"/>
        </table:table-row>
        <table:table-row table:style-name="ro2">
          <table:table-cell table:number-columns-repeated="3"/>
          <table:table-cell table:style-name="ce596"/>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79"/>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14" office:value-type="string" calcext:value-type="string">
            <text:p>Domain</text:p>
          </table:table-cell>
          <table:table-cell table:style-name="ce614" office:value-type="string" calcext:value-type="string">
            <text:p>Name</text:p>
          </table:table-cell>
          <table:table-cell table:style-name="ce614" office:value-type="string" calcext:value-type="string">
            <text:p>IF</text:p>
          </table:table-cell>
          <table:table-cell table:style-name="ce646" office:value-type="string" calcext:value-type="string">
            <text:p>Published in</text:p>
          </table:table-cell>
          <table:table-cell table:style-name="ce646" office:value-type="string" calcext:value-type="string">
            <text:p>Reviewed in</text:p>
          </table:table-cell>
          <table:table-cell table:style-name="ce614" office:value-type="string" calcext:value-type="string">
            <text:p>url</text:p>
          </table:table-cell>
          <table:table-cell table:style-name="ce614" office:value-type="string" calcext:value-type="string">
            <text:p>note</text:p>
          </table:table-cell>
          <table:table-cell table:number-columns-repeated="1017"/>
        </table:table-row>
        <table:table-row table:style-name="ro2" table:number-rows-repeated="2">
          <table:table-cell table:number-columns-repeated="2"/>
          <table:table-cell table:style-name="ce639"/>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9"/>
          <table:table-cell table:number-columns-repeated="1021"/>
        </table:table-row>
        <table:table-row table:style-name="ro2">
          <table:table-cell office:value-type="string" calcext:value-type="string">
            <text:p>(ex : metaanalysis : CEUS)</text:p>
          </table:table-cell>
          <table:table-cell/>
          <table:table-cell table:style-name="ce639"/>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9"/>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9"/>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check journals, feature paper ?</text:p>
          </table:table-cell>
          <table:table-cell table:style-name="ce639"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Book publishing (invit 10/06 : predator?)</text:p>
          </table:table-cell>
          <table:table-cell table:style-name="ce639"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preprints : DOI with crossref – complementary to arxiv ?</text:p>
          </table:table-cell>
          <table:table-cell table:style-name="ce639"/>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15" office:value-type="string" calcext:value-type="string">
            <text:p>TODO</text:p>
          </table:table-cell>
          <table:table-cell office:value-type="string" calcext:value-type="string">
            <text:p>Semi-autp update cit scholar, Scopus impact, scopus cits, wos also ? (cf dossier crdd)</text:p>
          </table:table-cell>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9"/>
          <table:table-cell table:number-columns-repeated="1021"/>
        </table:table-row>
        <table:table-row table:style-name="ro2">
          <table:table-cell table:style-name="ce615"/>
          <table:table-cell office:value-type="string" calcext:value-type="string">
            <text:p>EElgar book ? https://www.e-elgar.com/publish-with-us/submit-a-proposal/ (invit IGU 14/07)</text:p>
          </table:table-cell>
          <table:table-cell table:style-name="ce639"/>
          <table:table-cell table:number-columns-repeated="1021"/>
        </table:table-row>
        <table:table-row table:style-name="ro2">
          <table:table-cell table:style-name="ce615"/>
          <table:table-cell/>
          <table:table-cell table:style-name="ce639"/>
          <table:table-cell table:number-columns-repeated="1021"/>
        </table:table-row>
        <table:table-row table:style-name="ro2">
          <table:table-cell table:style-name="ce615"/>
          <table:table-cell/>
          <table:table-cell table:style-name="ce640" office:value-type="string" calcext:value-type="string">
            <text:p>Total</text:p>
          </table:table-cell>
          <table:table-cell table:style-name="ce647" table:formula="of:=SUM([.D22:.D159])"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3">
            <text:p>Artificial Life</text:p>
          </table:table-cell>
          <table:table-cell office:value-type="string" calcext:value-type="string">
            <text:p>Artificial Life</text:p>
          </table:table-cell>
          <table:table-cell table:style-name="ce639"/>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11" office:value-type="string" calcext:value-type="string">
            <text:p>JASSS</text:p>
          </table:table-cell>
          <table:table-cell table:style-name="ce639"/>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9"/>
          <table:table-cell table:number-columns-repeated="2"/>
          <table:table-cell table:style-name="ce493"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5">
          <table:table-cell table:style-name="ce196"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table:style-name="ce639"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07" office:value-type="string" calcext:value-type="string">
            <text:p>Scientometrics</text:p>
          </table:table-cell>
          <table:table-cell table:style-name="ce639" office:value-type="float" office:value="2.183" calcext:value-type="float">
            <text:p>2,1830</text:p>
          </table:table-cell>
          <table:table-cell table:style-name="ce649"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45" office:value-type="string" calcext:value-type="string">
            <text:p>http://issi-society.org/conferences/</text:p>
          </table:table-cell>
          <table:table-cell table:style-name="ce639"/>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45" office:value-type="string" calcext:value-type="string">
            <text:p>Quantitative Science Studies</text:p>
          </table:table-cell>
          <table:table-cell table:style-name="ce639"/>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45" office:value-type="string" calcext:value-type="string">
            <text:p>Frontiers in Research Metrics and Analytics</text:p>
          </table:table-cell>
          <table:table-cell table:style-name="ce639"/>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6"/>
          <table:table-cell table:style-name="ce632"/>
          <table:table-cell table:style-name="ce641"/>
          <table:table-cell table:style-name="ce488" table:number-columns-repeated="2"/>
          <table:table-cell table:style-name="ce626" table:number-columns-repeated="1019"/>
        </table:table-row>
        <table:table-row table:style-name="ro91">
          <table:table-cell table:style-name="ce196" office:value-type="string" calcext:value-type="string">
            <text:p>Biology</text:p>
          </table:table-cell>
          <table:table-cell table:style-name="ce245" office:value-type="string" calcext:value-type="string">
            <text:p>BioSystems</text:p>
          </table:table-cell>
          <table:table-cell table:style-name="ce639"/>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11">
            <text:p>Complex Systems</text:p>
          </table:table-cell>
          <table:table-cell office:value-type="string" calcext:value-type="string">
            <text:p>Complexity</text:p>
          </table:table-cell>
          <table:table-cell table:style-name="ce639"/>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9"/>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3" office:value-type="string" calcext:value-type="string" table:number-columns-spanned="1" table:number-rows-spanned="2">
            <text:p>Entropy</text:p>
          </table:table-cell>
          <table:table-cell table:style-name="ce213" table:number-columns-spanned="1" table:number-rows-spanned="2"/>
          <table:table-cell table:style-name="ce221"/>
          <table:table-cell table:style-name="ce22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9"/>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9"/>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9"/>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11" office:value-type="string" calcext:value-type="string">
            <text:p>Complex Adaptive Systems Modeling</text:p>
          </table:table-cell>
          <table:table-cell table:style-name="ce639"/>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26" office:value-type="string" calcext:value-type="string">
            <text:p>Journal of Physics : Complexity</text:p>
          </table:table-cell>
          <table:table-cell table:style-name="ce639"/>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26" office:value-type="string" calcext:value-type="string">
            <text:p>Collective Intelligence</text:p>
          </table:table-cell>
          <table:table-cell table:style-name="ce639"/>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26" office:value-type="string" calcext:value-type="string">
            <text:p>PLOS Complex Systems</text:p>
          </table:table-cell>
          <table:table-cell table:style-name="ce639"/>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26" office:value-type="string" calcext:value-type="string">
            <text:p>NPJ Complexity</text:p>
          </table:table-cell>
          <table:table-cell table:style-name="ce639"/>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8" office:value-type="string" calcext:value-type="string">
            <text:p>Computational Science</text:p>
          </table:table-cell>
          <table:table-cell office:value-type="string" calcext:value-type="string">
            <text:p>Journal of Computational science</text:p>
          </table:table-cell>
          <table:table-cell table:style-name="ce639"/>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4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45"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198" office:value-type="string" calcext:value-type="string">
            <text:p>Data Science</text:p>
          </table:table-cell>
          <table:table-cell office:value-type="string" calcext:value-type="string">
            <text:p>EPJ Data Science</text:p>
          </table:table-cell>
          <table:table-cell table:style-name="ce639"/>
          <table:table-cell table:number-columns-repeated="2"/>
          <table:table-cell office:value-type="string" calcext:value-type="string">
            <text:p>http://www.epjdatascience.com/</text:p>
          </table:table-cell>
          <table:table-cell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0">
          <table:table-cell table:style-name="ce629" office:value-type="string" calcext:value-type="string">
            <text:p>Ecology</text:p>
          </table:table-cell>
          <table:table-cell table:style-name="ce426" office:value-type="string" calcext:value-type="string">
            <text:p>Ecological Modelling</text:p>
          </table:table-cell>
          <table:table-cell table:style-name="ce644" office:value-type="string" calcext:value-type="string">
            <text:p>3.5</text:p>
          </table:table-cell>
          <table:table-cell table:style-name="ce651"/>
          <table:table-cell table:style-name="ce651" office:value-type="float" office:value="1" calcext:value-type="float">
            <text:p>1</text:p>
          </table:table-cell>
          <table:table-cell table:style-name="ce426" office:value-type="string" calcext:value-type="string">
            <text:p><text:a xlink:href="https://www.sciencedirect.com/journal/ecological-modelling" xlink:type="simple">https://www.sciencedirect.com/journal/ecological-modelling</text:a></text:p>
          </table:table-cell>
          <table:table-cell table:style-name="ce426"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201" office:value-type="string" calcext:value-type="string" table:number-columns-spanned="1" table:number-rows-spanned="2">
            <text:p>Economics</text:p>
          </table:table-cell>
          <table:table-cell table:style-name="ce198" office:value-type="string" calcext:value-type="string">
            <text:p>Annals of Economics and Statistics</text:p>
          </table:table-cell>
          <table:table-cell table:style-name="ce198"/>
          <table:table-cell table:style-name="ce652" table:number-columns-repeated="2"/>
          <table:table-cell table:style-name="ce198" office:value-type="string" calcext:value-type="string">
            <text:p><text:a xlink:href="https://annals.ensae.fr/" xlink:type="simple">https://annals.ensae.fr</text:a></text:p>
          </table:table-cell>
          <table:table-cell table:style-name="ce198" office:value-type="string" calcext:value-type="string">
            <text:p>SI acad research impact 31/07/2022 (paper scitech) <text:a xlink:href="https://annals.ensae.fr/special-issue/" xlink:type="simple">https://annals.ensae.fr/special-issue/</text:a></text:p>
          </table:table-cell>
          <table:table-cell table:style-name="ce198" table:number-columns-repeated="1017"/>
        </table:table-row>
        <table:table-row table:style-name="ro2">
          <table:covered-table-cell table:style-name="ce198"/>
          <table:table-cell table:style-name="ce634" office:value-type="string" calcext:value-type="string">
            <text:p>Journal of Open Innovation: Technology, Market, and Complexity</text:p>
          </table:table-cell>
          <table:table-cell table:style-name="ce198"/>
          <table:table-cell table:style-name="ce652" table:number-columns-repeated="2"/>
          <table:table-cell table:style-name="ce198"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198"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11">
            <text:p>Environmental Science</text:p>
          </table:table-cell>
          <table:table-cell table:style-name="ce41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2">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5" office:value-type="string" calcext:value-type="string">
            <text:p><text:a xlink:href="https://www.mdpi.com/journal/energies" xlink:type="simple">https://www.mdpi.com/journal/energies</text:a></text:p>
          </table:table-cell>
          <table:table-cell table:number-columns-repeated="1018"/>
        </table:table-row>
        <table:table-row table:style-name="ro92">
          <table:covered-table-cell/>
          <table:table-cell office:value-type="string" calcext:value-type="string">
            <text:p>Sustainable cities and societies</text:p>
          </table:table-cell>
          <table:table-cell table:number-columns-repeated="3"/>
          <table:table-cell table:style-name="ce65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2">
          <table:covered-table-cell/>
          <table:table-cell office:value-type="string" calcext:value-type="string">
            <text:p>Clobal Environmental Change</text:p>
          </table:table-cell>
          <table:table-cell table:number-columns-repeated="3"/>
          <table:table-cell table:style-name="ce65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2">
          <table:covered-table-cell/>
          <table:table-cell office:value-type="string" calcext:value-type="string">
            <text:p>Ecosystem services</text:p>
          </table:table-cell>
          <table:table-cell table:number-columns-repeated="3"/>
          <table:table-cell table:style-name="ce65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2">
          <table:covered-table-cell/>
          <table:table-cell office:value-type="string" calcext:value-type="string">
            <text:p>Stochastic Environmental Research and Risk Assessment</text:p>
          </table:table-cell>
          <table:table-cell table:number-columns-repeated="3"/>
          <table:table-cell table:style-name="ce65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2">
          <table:covered-table-cell/>
          <table:table-cell office:value-type="string" calcext:value-type="string">
            <text:p>Land</text:p>
          </table:table-cell>
          <table:table-cell table:number-columns-repeated="3"/>
          <table:table-cell table:style-name="ce65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2">
          <table:covered-table-cell/>
          <table:table-cell office:value-type="string" calcext:value-type="string">
            <text:p>Science of the Total Environment</text:p>
          </table:table-cell>
          <table:table-cell table:number-columns-repeated="3"/>
          <table:table-cell table:style-name="ce65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2">
          <table:covered-table-cell/>
          <table:table-cell office:value-type="string" calcext:value-type="string">
            <text:p>Environmental Modeling and Software</text:p>
          </table:table-cell>
          <table:table-cell table:number-columns-repeated="3"/>
          <table:table-cell table:style-name="ce65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0">
          <table:table-cell table:style-name="ce198" office:value-type="string" calcext:value-type="string">
            <text:p>Epistemology</text:p>
          </table:table-cell>
          <table:table-cell office:value-type="string" calcext:value-type="string">
            <text:p>Synthese</text:p>
          </table:table-cell>
          <table:table-cell table:style-name="ce639"/>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1" office:value-type="string" calcext:value-type="string" table:number-columns-spanned="1" table:number-rows-spanned="5">
            <text:p>Geography</text:p>
          </table:table-cell>
          <table:table-cell office:value-type="string" calcext:value-type="string">
            <text:p>Progress in Human Geography</text:p>
          </table:table-cell>
          <table:table-cell table:style-name="ce639"/>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198"/>
          <table:table-cell office:value-type="string" calcext:value-type="string">
            <text:p>Environment and Planning F</text:p>
          </table:table-cell>
          <table:table-cell table:style-name="ce639"/>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198"/>
          <table:table-cell office:value-type="string" calcext:value-type="string">
            <text:p>Cybergeo</text:p>
          </table:table-cell>
          <table:table-cell table:style-name="ce639"/>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198"/>
          <table:table-cell office:value-type="string" calcext:value-type="string">
            <text:p>Applied Spatial Analysis and Policy</text:p>
          </table:table-cell>
          <table:table-cell table:style-name="ce639"/>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198"/>
          <table:table-cell office:value-type="string" calcext:value-type="string">
            <text:p>Geojournal</text:p>
          </table:table-cell>
          <table:table-cell table:style-name="ce639"/>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2">
            <text:p>Geoscience</text:p>
          </table:table-cell>
          <table:table-cell office:value-type="string" calcext:value-type="string">
            <text:p>Computers and Geoscience</text:p>
          </table:table-cell>
          <table:table-cell table:style-name="ce639"/>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9"/>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3">
            <text:p>GIS</text:p>
          </table:table-cell>
          <table:table-cell table:style-name="ce635" office:value-type="string" calcext:value-type="string" table:number-columns-spanned="1" table:number-rows-spanned="3">
            <text:p>IJGI</text:p>
          </table:table-cell>
          <table:table-cell table:style-name="ce213" table:number-columns-spanned="1" table:number-rows-spanned="3"/>
          <table:table-cell table:style-name="ce221" table:number-columns-spanned="1" table:number-rows-spanned="3"/>
          <table:table-cell table:style-name="ce22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9">
          <table:table-cell table:style-name="ce201" office:value-type="string" calcext:value-type="string" table:number-columns-spanned="1" table:number-rows-spanned="2">
            <text:p>Interdisciplinary</text:p>
          </table:table-cell>
          <table:table-cell table:style-name="ce198" office:value-type="string" calcext:value-type="string">
            <text:p>Interdisciplinary Science Reviews</text:p>
          </table:table-cell>
          <table:table-cell table:style-name="ce198"/>
          <table:table-cell table:style-name="ce652" table:number-columns-repeated="2"/>
          <table:table-cell table:style-name="ce198" office:value-type="string" calcext:value-type="string">
            <text:p><text:a xlink:href="https://www.tandfonline.com/toc/yisr20/current" xlink:type="simple">https://www.tandfonline.com/toc/yisr20/current</text:a></text:p>
          </table:table-cell>
          <table:table-cell table:style-name="ce198" table:number-columns-repeated="1018"/>
        </table:table-row>
        <table:table-row table:style-name="ro80">
          <table:covered-table-cell table:style-name="ce198"/>
          <table:table-cell table:style-name="ce636" office:value-type="string" calcext:value-type="string">
            <text:p>JIMIS</text:p>
          </table:table-cell>
          <table:table-cell table:style-name="ce198"/>
          <table:table-cell table:style-name="ce652" office:value-type="string" calcext:value-type="string">
            <text:p>1</text:p>
          </table:table-cell>
          <table:table-cell table:style-name="ce652"/>
          <table:table-cell table:style-name="ce198" office:value-type="string" calcext:value-type="string">
            <text:p><text:a xlink:href="https://jimis.episciences.org/" xlink:type="simple">https://jimis.episciences.org/</text:a></text:p>
          </table:table-cell>
          <table:table-cell table:style-name="ce198" table:number-columns-repeated="1018"/>
        </table:table-row>
        <table:table-row table:style-name="ro93">
          <table:table-cell table:style-name="ce628" table:number-columns-repeated="3"/>
          <table:table-cell table:style-name="ce653" table:number-columns-repeated="2"/>
          <table:table-cell table:style-name="ce628" table:number-columns-repeated="1019"/>
        </table:table-row>
        <table:table-row table:style-name="ro2">
          <table:table-cell table:style-name="ce198" office:value-type="string" calcext:value-type="string">
            <text:p>Machine learning</text:p>
          </table:table-cell>
          <table:table-cell table:style-name="ce198" office:value-type="string" calcext:value-type="string">
            <text:p>Distill (interactive)</text:p>
          </table:table-cell>
          <table:table-cell table:style-name="ce198"/>
          <table:table-cell table:style-name="ce652" table:number-columns-repeated="2"/>
          <table:table-cell table:style-name="ce198" office:value-type="string" calcext:value-type="string">
            <text:p><text:a xlink:href="https://distill.pub/about/" xlink:type="simple">https://distill.pub/about/</text:a></text:p>
          </table:table-cell>
          <table:table-cell table:style-name="ce198"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1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26"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9"/>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9"/>
          <table:table-cell table:number-columns-repeated="1021"/>
        </table:table-row>
        <table:table-row table:style-name="ro2">
          <table:covered-table-cell/>
          <table:table-cell office:value-type="string" calcext:value-type="string">
            <text:p>PNAS</text:p>
          </table:table-cell>
          <table:table-cell table:style-name="ce639"/>
          <table:table-cell table:number-columns-repeated="1021"/>
        </table:table-row>
        <table:table-row table:style-name="ro92">
          <table:covered-table-cell/>
          <table:table-cell office:value-type="string" calcext:value-type="string">
            <text:p>f1000 research</text:p>
          </table:table-cell>
          <table:table-cell table:number-columns-repeated="3"/>
          <table:table-cell table:style-name="ce65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2">
          <table:table-cell table:style-name="ce20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631" office:value-type="string" calcext:value-type="string">
            <text:p>Open Science</text:p>
          </table:table-cell>
          <table:table-cell table:style-name="ce637" office:value-type="string" calcext:value-type="string">
            <text:p>Research Ideas and Outcomes</text:p>
          </table:table-cell>
          <table:table-cell table:style-name="ce645"/>
          <table:table-cell table:style-name="ce654" table:number-columns-repeated="2"/>
          <table:table-cell table:style-name="ce637" office:value-type="string" calcext:value-type="string">
            <text:p><text:a xlink:href="https://riojournal.com/about" xlink:type="simple">https://riojournal.com/about</text:a></text:p>
          </table:table-cell>
          <table:table-cell table:style-name="ce637" table:number-columns-repeated="1018"/>
        </table:table-row>
        <table:table-row table:style-name="ro7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2">
            <text:p>Philosophy</text:p>
          </table:table-cell>
          <table:table-cell office:value-type="string" calcext:value-type="string">
            <text:p>Metaphilosophy</text:p>
          </table:table-cell>
          <table:table-cell table:style-name="ce639"/>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9"/>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81">
          <table:table-cell table:style-name="ce631" office:value-type="string" calcext:value-type="string">
            <text:p>Physics</text:p>
          </table:table-cell>
          <table:table-cell table:style-name="ce637" office:value-type="string" calcext:value-type="string">
            <text:p>European Physical Letters</text:p>
          </table:table-cell>
          <table:table-cell table:style-name="ce637"/>
          <table:table-cell table:style-name="ce654"/>
          <table:table-cell table:style-name="ce654" office:value-type="string" calcext:value-type="string">
            <text:p>1</text:p>
          </table:table-cell>
          <table:table-cell table:style-name="ce637" office:value-type="string" calcext:value-type="string">
            <text:p><text:a xlink:href="https://iopscience.iop.org/journal/0295-5075" xlink:type="simple">https://iopscience.iop.org/journal/0295-5075</text:a></text:p>
          </table:table-cell>
          <table:table-cell table:style-name="ce637"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426" office:value-type="string" calcext:value-type="string">
            <text:p>Social Science</text:p>
          </table:table-cell>
          <table:table-cell table:style-name="ce426" office:value-type="string" calcext:value-type="string">
            <text:p>Cogent Social Sciences</text:p>
          </table:table-cell>
          <table:table-cell table:style-name="ce426"/>
          <table:table-cell table:style-name="ce651" table:number-columns-repeated="2"/>
          <table:table-cell table:style-name="ce426" office:value-type="string" calcext:value-type="string">
            <text:p>https://www.tandfonline.com/journals/oass20</text:p>
          </table:table-cell>
          <table:table-cell table:style-name="ce426"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09" office:value-type="string" calcext:value-type="string" table:number-columns-spanned="1" table:number-rows-spanned="4">
            <text:p>Sustainability</text:p>
          </table:table-cell>
          <table:table-cell table:style-name="ce196" table:number-columns-spanned="1" table:number-rows-spanned="4"/>
          <table:table-cell table:style-name="ce221" office:value-type="string" calcext:value-type="string" table:number-columns-spanned="1" table:number-rows-spanned="4">
            <text:p>1</text:p>
          </table:table-cell>
          <table:table-cell table:style-name="ce22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number-columns-repeated="2" table:style-name="ce426" office:value-type="string" calcext:value-type="string">
            <text:p>Systems Engineering</text:p>
          </table:table-cell>
          <table:table-cell table:style-name="ce426"/>
          <table:table-cell table:style-name="ce651" table:number-columns-repeated="2"/>
          <table:table-cell table:style-name="ce426" office:value-type="string" calcext:value-type="string">
            <text:p><text:a xlink:href="https://incose.onlinelibrary.wiley.com/journal/15206858" xlink:type="simple">https://incose.onlinelibrary.wiley.com/journal/15206858</text:a></text:p>
          </table:table-cell>
          <table:table-cell table:style-name="ce426"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26"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39"/>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11" office:value-type="string" calcext:value-type="string">
            <text:p>Journal of Transport Geography</text:p>
          </table:table-cell>
          <table:table-cell table:style-name="ce639"/>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09" office:value-type="string" calcext:value-type="string">
            <text:p>Transportation Research Part A</text:p>
          </table:table-cell>
          <table:table-cell table:style-name="ce639"/>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9"/>
          <table:table-cell table:number-columns-repeated="1021"/>
        </table:table-row>
        <table:table-row table:style-name="ro2">
          <table:covered-table-cell/>
          <table:table-cell office:value-type="string" calcext:value-type="string">
            <text:p>Transportation Research Part C</text:p>
          </table:table-cell>
          <table:table-cell table:style-name="ce639"/>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9"/>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9"/>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9"/>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9"/>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39"/>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39"/>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13">
            <text:p>Urban Science</text:p>
          </table:table-cell>
          <table:table-cell table:style-name="ce209" office:value-type="string" calcext:value-type="string" table:number-columns-spanned="1" table:number-rows-spanned="2">
            <text:p>Environment and Planning B</text:p>
          </table:table-cell>
          <table:table-cell table:style-name="ce213" table:number-columns-spanned="1" table:number-rows-spanned="2"/>
          <table:table-cell table:style-name="ce221" office:value-type="string" calcext:value-type="string" table:number-columns-spanned="1" table:number-rows-spanned="2">
            <text:p>2</text:p>
          </table:table-cell>
          <table:table-cell table:style-name="ce221" office:value-type="string" calcext:value-type="string" table:number-columns-spanned="1" table:number-rows-spanned="2">
            <text:p>4</text:p>
          </table:table-cell>
          <table:table-cell office:value-type="string" calcext:value-type="string">
            <text:p>http://journals.sagepub.com/home/epb</text:p>
          </table:table-cell>
          <table:table-cell table:style-name="ce656"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96"/>
          <table:covered-table-cell table:style-name="ce411"/>
          <table:covered-table-cell table:style-name="ce639"/>
          <table:covered-table-cell table:number-columns-repeated="2"/>
          <table:table-cell/>
          <table:table-cell table:style-name="ce637"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9"/>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9"/>
          <table:table-cell table:number-columns-repeated="1021"/>
        </table:table-row>
        <table:table-row table:style-name="ro2">
          <table:covered-table-cell/>
          <table:table-cell office:value-type="string" calcext:value-type="string">
            <text:p>Cities</text:p>
          </table:table-cell>
          <table:table-cell table:style-name="ce639"/>
          <table:table-cell table:number-columns-repeated="2"/>
          <table:table-cell office:value-type="string" calcext:value-type="string">
            <text:p><text:a xlink:href="https://www.sciencedirect.com/journal/cities" xlink:type="simple">https://www.sciencedirect.com/journal/cities</text:a></text:p>
          </table:table-cell>
          <table:table-cell table:style-name="ce656"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9"/>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9"/>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9"/>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9"/>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4">
          <table:covered-table-cell/>
          <table:table-cell office:value-type="string" calcext:value-type="string">
            <text:p/>
            <text:p>Transactions in Urban Data, Science, and Technology</text:p>
          </table:table-cell>
          <table:table-cell table:style-name="ce639"/>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4">
          <table:covered-table-cell/>
          <table:table-cell office:value-type="string" calcext:value-type="string">
            <text:p>Urban Informatics</text:p>
          </table:table-cell>
          <table:table-cell table:style-name="ce639"/>
          <table:table-cell table:number-columns-repeated="2"/>
          <table:table-cell office:value-type="string" calcext:value-type="string">
            <text:p>https://www.springer.com/journal/44212</text:p>
          </table:table-cell>
          <table:table-cell table:number-columns-repeated="1018"/>
        </table:table-row>
        <table:table-row table:style-name="ro94">
          <table:covered-table-cell/>
          <table:table-cell office:value-type="string" calcext:value-type="string">
            <text:p>Resilient Cities and Structures</text:p>
          </table:table-cell>
          <table:table-cell table:style-name="ce639"/>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4">
          <table:covered-table-cell/>
          <table:table-cell office:value-type="string" calcext:value-type="string">
            <text:p>City and Built Environment</text:p>
          </table:table-cell>
          <table:table-cell table:style-name="ce639"/>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93"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93"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11" office:value-type="string" calcext:value-type="string">
            <text:p>Journal of Urban Management</text:p>
          </table:table-cell>
          <table:table-cell/>
          <table:table-cell office:value-type="string" calcext:value-type="string">
            <text:p>1</text:p>
          </table:table-cell>
          <table:table-cell/>
          <table:table-cell table:style-name="ce493"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26" office:value-type="string" calcext:value-type="string">
            <text:p>Urban Governance</text:p>
          </table:table-cell>
          <table:table-cell table:number-columns-repeated="3"/>
          <table:table-cell table:style-name="ce493"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9"/>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9"/>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9"/>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2">
          <table:table-cell table:number-columns-repeated="2"/>
          <table:table-cell table:style-name="ce639"/>
          <table:table-cell table:number-columns-repeated="2"/>
          <table:table-cell table:style-name="ce65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34"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9">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90" office:value-type="string" calcext:value-type="string">
            <text:p>Status</text:p>
          </table:table-cell>
          <table:table-cell table:style-name="ce490" office:value-type="string" calcext:value-type="string">
            <text:p>Deadline</text:p>
          </table:table-cell>
          <table:table-cell table:style-name="ce490" office:value-type="string" calcext:value-type="string">
            <text:p>Name</text:p>
          </table:table-cell>
          <table:table-cell table:style-name="ce490"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91"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91"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91"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91"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91"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5" table:default-cell-style-name="ce245"/>
        <table:table-column table:style-name="co66" table:default-cell-style-name="ce245"/>
        <table:table-column table:style-name="co67" table:default-cell-style-name="ce245"/>
        <table:table-column table:style-name="co68" table:default-cell-style-name="ce245"/>
        <table:table-column table:style-name="co69" table:default-cell-style-name="ce245"/>
        <table:table-column table:style-name="co70"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Horizon</text:p>
          </table:table-cell>
          <table:table-cell table:style-name="ce252" office:value-type="string" calcext:value-type="string">
            <text:p>Title</text:p>
          </table:table-cell>
          <table:table-cell table:style-name="ce252" office:value-type="string" calcext:value-type="string">
            <text:p>Potential collaborators</text:p>
          </table:table-cell>
          <table:table-cell table:style-name="ce252" office:value-type="string" calcext:value-type="string">
            <text:p>Potential Targets</text:p>
          </table:table-cell>
          <table:table-cell table:style-name="ce252" office:value-type="string" calcext:value-type="string">
            <text:p>Tentative abstract</text:p>
          </table:table-cell>
          <table:table-cell table:style-name="ce252" office:value-type="string" calcext:value-type="string">
            <text:p>Notes/Ideas</text:p>
          </table:table-cell>
          <table:table-cell table:style-name="ce255" office:value-type="string" calcext:value-type="string">
            <text:p>Project</text:p>
          </table:table-cell>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entanglement history/geography in network – percolatio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gaz taxes = f(local tc accessibility)</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Hsr China – GHG emissions gai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3" office:value-type="string" calcext:value-type="string">
            <text:p>Futures</text:p>
          </table:table-cell>
          <table:table-cell table:style-name="ce252"/>
          <table:table-cell table:style-name="ce657" office:value-type="string" calcext:value-type="string">
            <text:p>worldwide train accessibility</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culture of disciplines abstract bas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ocial dynamics : data « grand debat » ?</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Co-evolution of HSR network and cities in China</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patio-temporal transfer entropy in a toy model of urbanizatio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from Bonnafous) : crawl train prices, time geo</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meta model integrating as much transmondyn transituons as possible, whixh level of stationariyy need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8" office:value-type="string" calcext:value-type="string">
            <text:p>is correlated perco model better than reaction-diffusion ? compare systeamtically for different urbabn systems + include procedural models (ex kernel mixture)</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9" office:value-type="string" calcext:value-type="string">
            <text:p>stationarite imbriquee : notions maths ? infinite levels ? test on financial data / wavelets ?</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Linking real estate dynamics with socio-economic profile</text:p>
          </table:table-cell>
          <table:table-cell table:style-name="ce253"/>
          <table:table-cell table:style-name="ce252" table:number-columns-repeated="2"/>
          <table:table-cell table:style-name="ce657"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Beyond Concept Maps : Knowledge Domains as Hypernetworks</text:p>
          </table:table-cell>
          <table:table-cell table:style-name="ce253"/>
          <table:table-cell table:style-name="ce252" table:number-columns-repeated="2"/>
          <table:table-cell table:style-name="ce657" office:value-type="string" calcext:value-type="string">
            <text:p>test du kd-mapping (necessite bonne qualification/quantification des liens) ; construction theorie correspondant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Teaching Integrated Geography : issues and perspectives</text:p>
          </table:table-cell>
          <table:table-cell table:style-name="ce253"/>
          <table:table-cell table:style-name="ce252" table:number-columns-repeated="2"/>
          <table:table-cell table:style-name="ce657"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Networks and the Diffusion of innovation in Systems of Cities</text:p>
          </table:table-cell>
          <table:table-cell table:style-name="ce253" office:value-type="string" calcext:value-type="string">
            <text:p>Denise ; JM Favaro</text:p>
          </table:table-cell>
          <table:table-cell table:style-name="ce252" table:number-columns-repeated="2"/>
          <table:table-cell table:style-name="ce657"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An agent-based model of patents genesis calibrated on semantic data</text:p>
          </table:table-cell>
          <table:table-cell table:style-name="ce253" office:value-type="string" calcext:value-type="string">
            <text:p>Anto</text:p>
          </table:table-cell>
          <table:table-cell table:style-name="ce252" table:number-columns-repeated="2"/>
          <table:table-cell table:style-name="ce660"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Agent-based modeling innovation and income inequalities</text:p>
          </table:table-cell>
          <table:table-cell table:style-name="ce253" office:value-type="string" calcext:value-type="string">
            <text:p>Anto</text:p>
          </table:table-cell>
          <table:table-cell table:style-name="ce252" table:number-columns-repeated="2"/>
          <table:table-cell table:style-name="ce660"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255"/>
          <table:table-cell table:number-columns-repeated="1016"/>
        </table:table-row>
        <table:table-row table:style-name="ro96">
          <table:table-cell table:style-name="ce255" table:number-columns-repeated="2"/>
          <table:table-cell table:style-name="ce255" office:value-type="string" calcext:value-type="string">
            <text:p>Methodological Guidelines to measure Urban Form</text:p>
          </table:table-cell>
          <table:table-cell table:style-name="ce255" office:value-type="string" calcext:value-type="string">
            <text:p>Florent ; Fabien</text:p>
          </table:table-cell>
          <table:table-cell table:style-name="ce255" table:number-columns-repeated="2"/>
          <table:table-cell table:style-name="ce255" office:value-type="string" calcext:value-type="string">
            <text:p>find sets of orthogonal but interpretable indicators, across scales and situations ; can be network / density ? If yes → link with Fabien's proposition</text:p>
          </table:table-cell>
          <table:table-cell table:style-name="ce255"/>
          <table:table-cell table:number-columns-repeated="1016"/>
        </table:table-row>
        <table:table-row table:style-name="ro13">
          <table:table-cell table:style-name="ce255" table:number-columns-repeated="2"/>
          <table:table-cell table:style-name="ce255" office:value-type="string" calcext:value-type="string">
            <text:p>Resilience of Territorial Systems : a systematic review</text:p>
          </table:table-cell>
          <table:table-cell table:style-name="ce255" table:number-columns-repeated="5"/>
          <table:table-cell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Interactions between Networks and Territories and the impact of historical events</text:p>
          </table:table-cell>
          <table:table-cell table:style-name="ce265" office:value-type="string" calcext:value-type="string">
            <text:p>Solène</text:p>
          </table:table-cell>
          <table:table-cell table:style-name="ce429" table:number-columns-repeated="2"/>
          <table:table-cell table:style-name="ce661" office:value-type="string" calcext:value-type="string">
            <text:p>renforcer résultats ectqg pour papier correspondant</text:p>
          </table:table-cell>
          <table:table-cell table:style-name="ce262"/>
          <table:table-cell table:style-name="ce407"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Quantifying the diffusion of innovation in System of Cities</text:p>
          </table:table-cell>
          <table:table-cell table:style-name="ce265" office:value-type="string" calcext:value-type="string">
            <text:p>Anto ; Denise</text:p>
          </table:table-cell>
          <table:table-cell table:style-name="ce429" table:number-columns-repeated="2"/>
          <table:table-cell table:style-name="ce661" office:value-type="string" calcext:value-type="string">
            <text:p>cf discussion papier patents ; sur modeling un lien possible avec l'extension du favaro pumain ?</text:p>
          </table:table-cell>
          <table:table-cell table:style-name="ce262" office:value-type="string" calcext:value-type="string">
            <text:p>InnovationDiffusion</text:p>
          </table:table-cell>
          <table:table-cell table:style-name="ce407"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French Freeway Network and Territorial Equity</text:p>
          </table:table-cell>
          <table:table-cell table:style-name="ce265" office:value-type="string" calcext:value-type="string">
            <text:p>Florent</text:p>
          </table:table-cell>
          <table:table-cell table:style-name="ce429" table:number-columns-repeated="2"/>
          <table:table-cell table:style-name="ce661" office:value-type="string" calcext:value-type="string">
            <text:p>data paper base dynamique autoroutes. Exemples d'application, mesures d'equité territoriale. Effet du viaduc de millau ; de l'ouverture de l'A89.</text:p>
          </table:table-cell>
          <table:table-cell table:style-name="ce262" office:value-type="string" calcext:value-type="string">
            <text:p>Data paper highways</text:p>
          </table:table-cell>
          <table:table-cell table:style-name="ce40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Journal</text:p>
          </table:table-cell>
          <table:table-cell table:style-name="ce490" office:value-type="string" calcext:value-type="string">
            <text:p>Year</text:p>
          </table:table-cell>
          <table:table-cell table:style-name="ce490" office:value-type="string" calcext:value-type="string">
            <text:p>DOI</text:p>
          </table:table-cell>
          <table:table-cell table:style-name="ce490" office:value-type="string" calcext:value-type="string">
            <text:p>hal</text:p>
          </table:table-cell>
          <table:table-cell table:style-name="ce490" office:value-type="string" calcext:value-type="string">
            <text:p>arxiv</text:p>
          </table:table-cell>
        </table:table-row>
        <table:table-row table:style-name="ro2">
          <table:table-cell table:number-columns-repeated="8"/>
        </table:table-row>
        <table:table-row table:style-name="ro42">
          <table:table-cell/>
          <table:table-cell table:style-name="ce662" office:value-type="string" calcext:value-type="string">
            <text:p>A Hybrid Network/Grid Model of Urban Morphogenesis and Optimization</text:p>
          </table:table-cell>
          <table:table-cell table:style-name="ce662" office:value-type="string" calcext:value-type="string">
            <text:p>Raimbault, J. and Banos, A. and Doursat, R.</text:p>
          </table:table-cell>
          <table:table-cell table:style-name="ce66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Conference</text:p>
          </table:table-cell>
          <table:table-cell table:style-name="ce490" office:value-type="string" calcext:value-type="string">
            <text:p>Year</text:p>
          </table:table-cell>
          <table:table-cell table:style-name="ce490"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662" office:value-type="string" calcext:value-type="string">
            <text:p>Application de la Morphogénèse de Réseaux Biologiques à la Conception Optimale d’Infrastructures de Transport</text:p>
          </table:table-cell>
          <table:table-cell table:style-name="ce663" office:value-type="string" calcext:value-type="string">
            <text:p>Raimbault, J. and Gonzalez, J.</text:p>
          </table:table-cell>
          <table:table-cell table:style-name="ce66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45"/>
        <table:table-column table:style-name="co8" table:default-cell-style-name="ce245"/>
        <table:table-column table:style-name="co78" table:default-cell-style-name="ce245"/>
        <table:table-column table:style-name="co79" table:default-cell-style-name="ce245"/>
        <table:table-column table:style-name="co8" table:number-columns-repeated="4" table:default-cell-style-name="ce245"/>
        <table:table-column table:style-name="co80" table:default-cell-style-name="ce245"/>
        <table:table-column table:style-name="co8" table:default-cell-style-name="ce245"/>
        <table:table-column table:style-name="co81" table:default-cell-style-name="ce245"/>
        <table:table-column table:style-name="co82" table:default-cell-style-name="ce245"/>
        <table:table-column table:style-name="co8" table:number-columns-repeated="1012" table:default-cell-style-name="ce245"/>
        <table:table-row table:style-name="ro2">
          <table:table-cell table:number-columns-repeated="1024"/>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9">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662" office:value-type="string" calcext:value-type="string">
            <text:p>Models Coupling Urban Growth and Transportation Network Growth: An Algorithmic Systematic Review Approach</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62" office:value-type="string" calcext:value-type="string">
            <text:p>Springer International Publishing</text:p>
          </table:table-cell>
          <table:table-cell table:style-name="ce663" office:value-type="string" calcext:value-type="string">
            <text:p>-</text:p>
          </table:table-cell>
          <table:table-cell table:style-name="ce662" office:value-type="string" calcext:value-type="string">
            <text:p>31-44</text:p>
          </table:table-cell>
          <table:table-cell table:style-name="ce165" office:value-type="float" office:value="2015" calcext:value-type="float">
            <text:p>2015</text:p>
          </table:table-cell>
          <table:table-cell table:style-name="ce662" office:value-type="string" calcext:value-type="string">
            <text:p>Complex Systems Design &amp; Management</text:p>
          </table:table-cell>
          <table:table-cell table:style-name="ce663" office:value-type="string" calcext:value-type="string">
            <text:p>CSD&amp;M 2014</text:p>
          </table:table-cell>
          <table:table-cell table:style-name="ce663" office:value-type="string" calcext:value-type="string">
            <text:p>Paris, France</text:p>
          </table:table-cell>
          <table:table-cell table:style-name="ce168" office:value-type="string" calcext:value-type="string">
            <text:p>12-14/11/2014</text:p>
          </table:table-cell>
          <table:table-cell table:style-name="ce66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62" office:value-type="string" calcext:value-type="string">
            <text:p>10.1007/978-3-319-11617-4_3</text:p>
          </table:table-cell>
          <table:table-cell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62" office:value-type="string" calcext:value-type="string">
            <text:p>RAIMBAULT J., BANOS A., DOURSAT R.</text:p>
          </table:table-cell>
          <table:table-cell table:style-name="ce662" office:value-type="string" calcext:value-type="string">
            <text:p>A Hybrid Network/Grid Model of Urban Morphogenesis and Optimization</text:p>
          </table:table-cell>
          <table:table-cell table:style-name="ce663" office:value-type="string" calcext:value-type="string">
            <text:p>Université du Havre, M. A. Aziz-Alaoui, C. Bertelle, X. Z. Liu, D. Olivier Eds.</text:p>
          </table:table-cell>
          <table:table-cell table:style-name="ce663" office:value-type="string" calcext:value-type="string">
            <text:p>-</text:p>
          </table:table-cell>
          <table:table-cell table:style-name="ce66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62" office:value-type="string" calcext:value-type="string">
            <text:p>4th International Conference on Complex Systems and Applications (ICCSA 2014)</text:p>
          </table:table-cell>
          <table:table-cell table:style-name="ce663" office:value-type="string" calcext:value-type="string">
            <text:p>Le Havre, France</text:p>
          </table:table-cell>
          <table:table-cell table:style-name="ce168" office:value-type="string" calcext:value-type="string">
            <text:p>21-26/06/2014</text:p>
          </table:table-cell>
          <table:table-cell table:style-name="ce66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1" table:number-rows-repeated="1048569">
          <table:table-cell table:number-columns-repeated="1024"/>
        </table:table-row>
        <table:table-row table:style-name="ro101">
          <table:table-cell table:number-columns-repeated="1024"/>
        </table:table-row>
      </table:table>
      <table:table table:name="CommunicationsLab" table:style-name="ta1" table:print="false">
        <table:table-column table:style-name="co83" table:default-cell-style-name="Default"/>
        <table:table-column table:style-name="co84" table:default-cell-style-name="ce245"/>
        <table:table-column table:style-name="co85" table:default-cell-style-name="ce245"/>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45"/>
        <table:table-column table:style-name="co8" table:number-columns-repeated="2" table:default-cell-style-name="Default"/>
        <table:table-row table:style-name="ro2" table:number-rows-repeated="2">
          <table:table-cell table:number-columns-repeated="16"/>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3" office:value-type="string" calcext:value-type="string">
            <text:p>LE NECHET F., RAIMBAULT J.</text:p>
          </table:table-cell>
          <table:table-cell table:style-name="ce662" office:value-type="string" calcext:value-type="string">
            <text:p>Modeling the emergence of metropolitan transport autorithy in a polycentric urban region</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3" office:value-type="string" calcext:value-type="string">
            <text:p>RAIMBAULT J.</text:p>
          </table:table-cell>
          <table:table-cell table:style-name="ce662" office:value-type="string" calcext:value-type="string">
            <text:p>Hybrid Modeling of a Bike-Sharing Transportation System</text:p>
          </table:table-cell>
          <table:table-cell table:number-columns-repeated="3"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International Conference on Computational Social Science 2015</text:p>
          </table:table-cell>
          <table:table-cell table:style-name="ce663" office:value-type="string" calcext:value-type="string">
            <text:p>Helsinki, Finlande</text:p>
          </table:table-cell>
          <table:table-cell table:style-name="ce168" office:value-type="string" calcext:value-type="string">
            <text:p>07-13/06/2015</text:p>
          </table:table-cell>
          <table:table-cell table:style-name="ce66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3" office:value-type="string" calcext:value-type="string">
            <text:p>RAIMBAULT J., GONZALEZ J.</text:p>
          </table:table-cell>
          <table:table-cell table:style-name="ce66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4" office:value-type="string" calcext:value-type="string">
            <text:p>Rencontres du Labex Dynamite 2015</text:p>
          </table:table-cell>
          <table:table-cell table:style-name="ce663" office:value-type="string" calcext:value-type="string">
            <text:p>Paris, France</text:p>
          </table:table-cell>
          <table:table-cell table:style-name="ce168" office:value-type="date" office:date-value="2015-05-26" calcext:value-type="date">
            <text:p>26/05/2015</text:p>
          </table:table-cell>
          <table:table-cell table:style-name="ce66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3" number:language="fr" number:country="FR">
      <number:day number:style="long"/>
      <number:text>-</number:text>
      <number:month number:textual="true"/>
      <number:text>-</number:text>
      <number:year/>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date-style style:name="N10117" number:language="fr" number:country="FR">
      <number:month number:textual="true"/>
      <number:text>-</number:text>
      <number:year/>
    </number:date-style>
    <number:time-style style:name="N10116" number:language="fr" number:country="FR">
      <number:hours/>
      <number:text>:</number:text>
      <number:minutes number:style="long"/>
      <number:text>:</number:text>
      <number:seconds number:style="long"/>
      <number:text> </number:text>
      <number:am-pm/>
    </number:tim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time-style style:name="N10114" number:language="fr" number:country="FR">
      <number:hours/>
      <number:text>:</number:text>
      <number:minute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1P0" style:volatile="true" number:language="fr" number:country="FR">
      <number:number number:decimal-places="2" number:min-decimal-places="2" number:min-integer-digits="1" number:grouping="true"/>
      <number:text>   </number:text>
    </number:number-style>
    <number:number-style style:name="N10111" number:language="fr" number:country="FR">
      <style:text-properties fo:color="#ff0000"/>
      <number:text>-</number:text>
      <number:number number:decimal-places="2" number:min-decimal-places="2" number:min-integer-digits="1" number:grouping="true"/>
      <number:text>   </number:text>
      <style:map style:condition="value()&gt;=0" style:apply-style-name="N10111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date-style style:name="N10109" number:language="fr" number:country="FR">
      <number:day number:style="long"/>
      <number:text>-</number:text>
      <number:month number:textual="true"/>
    </number:date-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08P0" style:volatile="true" number:language="fr" number:country="FR">
      <number:number number:decimal-places="2" number:min-decimal-places="2" number:min-integer-digits="1" number:grouping="true"/>
      <number:text> €</number:text>
    </number:number-style>
    <number:number-style style:name="N10108" number:language="fr" number:country="FR">
      <number:text>-</number:text>
      <number:number number:decimal-places="2" number:min-decimal-places="2" number:min-integer-digits="1" number:grouping="true"/>
      <number:text> €</number:text>
      <style:map style:condition="value()&gt;=0" style:apply-style-name="N10108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1-23T11:44:20.365868956</dc:date>
    <meta:editing-duration>P233DT14H44M30S</meta:editing-duration>
    <meta:editing-cycles>1707</meta:editing-cycles>
    <meta:generator>LibreOffice/7.3.7.2$Linux_X86_64 LibreOffice_project/30$Build-2</meta:generator>
    <meta:document-statistic meta:table-count="16" meta:cell-count="2781" meta:object-count="0"/>
    <meta:user-defined meta:name=""/>
    <meta:user-defined meta:name="qrichtext">1</meta:user-defined>
  </office:meta>
</office:document-meta>
</file>